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line-height="115%" fo:text-align="start" style:justify-single-word="false" style:page-number="1"/>
    </style:style>
    <style:style style:name="P2" style:family="paragraph" style:parent-style-name="Standard" style:list-style-name="WWNum37">
      <style:paragraph-properties fo:margin-left="1in" fo:margin-right="0in" fo:line-height="115%" fo:text-align="start" style:justify-single-word="false" fo:text-indent="-0.25in" style:auto-text-indent="false"/>
    </style:style>
    <style:style style:name="P3" style:family="paragraph" style:parent-style-name="Standard">
      <style:paragraph-properties fo:line-height="115%" fo:text-align="start" style:justify-single-word="false"/>
    </style:style>
    <style:style style:name="P4" style:family="paragraph" style:parent-style-name="Standard">
      <style:paragraph-properties fo:line-height="115%" fo:text-align="start"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15%"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list-style-name="WWNum23">
      <style:paragraph-properties fo:margin-left="0.5in" fo:margin-right="0in" fo:line-height="115%" fo:text-align="start" style:justify-single-word="false" fo:text-indent="-0.25in" style:auto-text-indent="false"/>
    </style:style>
    <style:style style:name="P7" style:family="paragraph" style:parent-style-name="Standard" style:list-style-name="WWNum60">
      <style:paragraph-properties fo:margin-left="0.5in" fo:margin-right="0in" fo:line-height="115%" fo:text-align="start" style:justify-single-word="false" fo:text-indent="-0.25in" style:auto-text-indent="false"/>
    </style:style>
    <style:style style:name="P8" style:family="paragraph" style:parent-style-name="Standard" style:list-style-name="WWNum24">
      <style:paragraph-properties fo:margin-left="0.5in" fo:margin-right="0in" fo:line-height="115%" fo:text-align="start" style:justify-single-word="false" fo:text-indent="-0.25in" style:auto-text-indent="false"/>
    </style:style>
    <style:style style:name="P9" style:family="paragraph" style:parent-style-name="Standard" style:list-style-name="WWNum63">
      <style:paragraph-properties fo:margin-left="0.5in" fo:margin-right="0in" fo:line-height="115%" fo:text-align="start" style:justify-single-word="false" fo:text-indent="-0.25in" style:auto-text-indent="false"/>
    </style:style>
    <style:style style:name="P10" style:family="paragraph" style:parent-style-name="Standard" style:list-style-name="WWNum4">
      <style:paragraph-properties fo:margin-left="0.5in" fo:margin-right="0in" fo:line-height="115%" fo:text-align="start" style:justify-single-word="false" fo:text-indent="-0.25in" style:auto-text-indent="false"/>
    </style:style>
    <style:style style:name="P11" style:family="paragraph" style:parent-style-name="Standard" style:list-style-name="WWNum25">
      <style:paragraph-properties fo:margin-left="0.5in" fo:margin-right="0in" fo:line-height="115%" fo:text-align="start" style:justify-single-word="false" fo:text-indent="-0.25in" style:auto-text-indent="false"/>
    </style:style>
    <style:style style:name="P12" style:family="paragraph" style:parent-style-name="Standard" style:list-style-name="WWNum43">
      <style:paragraph-properties fo:margin-left="0.5in" fo:margin-right="0in" fo:line-height="115%" fo:text-align="start" style:justify-single-word="false" fo:text-indent="-0.25in" style:auto-text-indent="false"/>
    </style:style>
    <style:style style:name="P13" style:family="paragraph" style:parent-style-name="Standard" style:list-style-name="WWNum15">
      <style:paragraph-properties fo:margin-left="0.5in" fo:margin-right="0in" fo:line-height="115%" fo:text-align="start" style:justify-single-word="false" fo:text-indent="-0.25in" style:auto-text-indent="false"/>
    </style:style>
    <style:style style:name="P14" style:family="paragraph" style:parent-style-name="Standard" style:list-style-name="WWNum8">
      <style:paragraph-properties fo:margin-left="0.5in" fo:margin-right="0in" fo:line-height="115%" fo:text-align="start" style:justify-single-word="false" fo:text-indent="-0.25in" style:auto-text-indent="false"/>
    </style:style>
    <style:style style:name="P15" style:family="paragraph" style:parent-style-name="Standard" style:list-style-name="WWNum28">
      <style:paragraph-properties fo:margin-left="0.5in" fo:margin-right="0in" fo:line-height="115%" fo:text-align="start" style:justify-single-word="false" fo:text-indent="-0.25in" style:auto-text-indent="false"/>
    </style:style>
    <style:style style:name="P16" style:family="paragraph" style:parent-style-name="Standard" style:list-style-name="WWNum17">
      <style:paragraph-properties fo:margin-left="0.5in" fo:margin-right="0in" fo:line-height="115%" fo:text-align="start" style:justify-single-word="false" fo:text-indent="-0.25in" style:auto-text-indent="false"/>
    </style:style>
    <style:style style:name="P17" style:family="paragraph" style:parent-style-name="Standard" style:list-style-name="WWNum39">
      <style:paragraph-properties fo:margin-left="0.5in" fo:margin-right="0in" fo:line-height="115%" fo:text-align="start" style:justify-single-word="false" fo:text-indent="-0.25in" style:auto-text-indent="false"/>
    </style:style>
    <style:style style:name="P18" style:family="paragraph" style:parent-style-name="Standard" style:list-style-name="WWNum55">
      <style:paragraph-properties fo:margin-left="0.5in" fo:margin-right="0in" fo:line-height="115%" fo:text-align="start" style:justify-single-word="false" fo:text-indent="-0.25in" style:auto-text-indent="false"/>
    </style:style>
    <style:style style:name="P19" style:family="paragraph" style:parent-style-name="Standard" style:list-style-name="WWNum26">
      <style:paragraph-properties fo:margin-left="0.5in" fo:margin-right="0in" fo:line-height="115%" fo:text-align="start" style:justify-single-word="false" fo:text-indent="-0.25in" style:auto-text-indent="false"/>
    </style:style>
    <style:style style:name="P20" style:family="paragraph" style:parent-style-name="Standard" style:list-style-name="WWNum21">
      <style:paragraph-properties fo:margin-left="0.5in" fo:margin-right="0in" fo:line-height="115%" fo:text-align="start" style:justify-single-word="false" fo:text-indent="-0.25in" style:auto-text-indent="false"/>
    </style:style>
    <style:style style:name="P21" style:family="paragraph" style:parent-style-name="Standard" style:list-style-name="WWNum9">
      <style:paragraph-properties fo:margin-left="0.5in" fo:margin-right="0in" fo:line-height="115%" fo:text-align="start" style:justify-single-word="false" fo:text-indent="-0.25in" style:auto-text-indent="false"/>
    </style:style>
    <style:style style:name="P22" style:family="paragraph" style:parent-style-name="Standard" style:list-style-name="WWNum58">
      <style:paragraph-properties fo:margin-left="0.5in" fo:margin-right="0in" fo:line-height="115%" fo:text-align="start" style:justify-single-word="false" fo:text-indent="-0.25in" style:auto-text-indent="false"/>
    </style:style>
    <style:style style:name="P23" style:family="paragraph" style:parent-style-name="Standard" style:list-style-name="WWNum61">
      <style:paragraph-properties fo:margin-left="0.5in" fo:margin-right="0in" fo:line-height="115%" fo:text-align="start" style:justify-single-word="false" fo:text-indent="-0.25in" style:auto-text-indent="false"/>
    </style:style>
    <style:style style:name="P24" style:family="paragraph" style:parent-style-name="Standard" style:list-style-name="WWNum10">
      <style:paragraph-properties fo:margin-left="0.5in" fo:margin-right="0in" fo:line-height="115%" fo:text-align="start" style:justify-single-word="false" fo:text-indent="-0.25in" style:auto-text-indent="false"/>
    </style:style>
    <style:style style:name="P25" style:family="paragraph" style:parent-style-name="Standard" style:list-style-name="WWNum6">
      <style:paragraph-properties fo:margin-left="0.5in" fo:margin-right="0in" fo:line-height="115%" fo:text-align="start" style:justify-single-word="false" fo:text-indent="-0.25in" style:auto-text-indent="false"/>
    </style:style>
    <style:style style:name="P26" style:family="paragraph" style:parent-style-name="Standard" style:list-style-name="WWNum7">
      <style:paragraph-properties fo:margin-left="0.5in" fo:margin-right="0in" fo:line-height="115%" fo:text-align="start" style:justify-single-word="false" fo:text-indent="-0.25in" style:auto-text-indent="false"/>
    </style:style>
    <style:style style:name="P27" style:family="paragraph" style:parent-style-name="Standard" style:list-style-name="WWNum37">
      <style:paragraph-properties fo:margin-left="0.5in" fo:margin-right="0in" fo:line-height="115%" fo:text-align="start" style:justify-single-word="false" fo:text-indent="-0.25in" style:auto-text-indent="false"/>
    </style:style>
    <style:style style:name="P28" style:family="paragraph" style:parent-style-name="Standard" style:list-style-name="WWNum54">
      <style:paragraph-properties fo:margin-left="0.5in" fo:margin-right="0in" fo:line-height="115%" fo:text-align="start" style:justify-single-word="false" fo:text-indent="-0.25in" style:auto-text-indent="false"/>
    </style:style>
    <style:style style:name="P29" style:family="paragraph" style:parent-style-name="Standard" style:list-style-name="WWNum38">
      <style:paragraph-properties fo:margin-left="0.5in" fo:margin-right="0in" fo:line-height="115%" fo:text-align="start" style:justify-single-word="false" fo:text-indent="-0.25in" style:auto-text-indent="false"/>
    </style:style>
    <style:style style:name="P30" style:family="paragraph" style:parent-style-name="Standard" style:list-style-name="WWNum5">
      <style:paragraph-properties fo:margin-left="0.5in" fo:margin-right="0in" fo:line-height="115%" fo:text-align="start" style:justify-single-word="false" fo:text-indent="-0.25in" style:auto-text-indent="false"/>
    </style:style>
    <style:style style:name="P31" style:family="paragraph" style:parent-style-name="Standard" style:list-style-name="WWNum27">
      <style:paragraph-properties fo:margin-left="0.5in" fo:margin-right="0in" fo:line-height="115%" fo:text-align="start" style:justify-single-word="false" fo:text-indent="-0.25in" style:auto-text-indent="false"/>
    </style:style>
    <style:style style:name="P32" style:family="paragraph" style:parent-style-name="Standard" style:list-style-name="WWNum45">
      <style:paragraph-properties fo:margin-left="0.5in" fo:margin-right="0in" fo:line-height="115%" fo:text-align="start" style:justify-single-word="false" fo:text-indent="-0.25in" style:auto-text-indent="false"/>
    </style:style>
    <style:style style:name="P33" style:family="paragraph" style:parent-style-name="Standard" style:list-style-name="WWNum65">
      <style:paragraph-properties fo:margin-left="0.5in" fo:margin-right="0in" fo:line-height="115%" fo:text-align="start" style:justify-single-word="false" fo:text-indent="-0.25in" style:auto-text-indent="false"/>
    </style:style>
    <style:style style:name="P34" style:family="paragraph" style:parent-style-name="Standard" style:list-style-name="WWNum18">
      <style:paragraph-properties fo:margin-left="0.5in" fo:margin-right="0in" fo:line-height="115%" fo:text-align="start" style:justify-single-word="false" fo:text-indent="-0.25in" style:auto-text-indent="false"/>
    </style:style>
    <style:style style:name="P35" style:family="paragraph" style:parent-style-name="Standard" style:list-style-name="WWNum56">
      <style:paragraph-properties fo:margin-left="0.5in" fo:margin-right="0in" fo:line-height="115%" fo:text-align="start" style:justify-single-word="false" fo:text-indent="-0.25in" style:auto-text-indent="false"/>
    </style:style>
    <style:style style:name="P36" style:family="paragraph" style:parent-style-name="Standard" style:list-style-name="WWNum40">
      <style:paragraph-properties fo:margin-left="0.5in" fo:margin-right="0in" fo:line-height="115%" fo:text-align="start" style:justify-single-word="false" fo:text-indent="-0.25in" style:auto-text-indent="false"/>
    </style:style>
    <style:style style:name="P37" style:family="paragraph" style:parent-style-name="Standard" style:list-style-name="WWNum31">
      <style:paragraph-properties fo:margin-left="0.5in" fo:margin-right="0in" fo:line-height="115%" fo:text-align="start" style:justify-single-word="false" fo:text-indent="-0.25in" style:auto-text-indent="false"/>
    </style:style>
    <style:style style:name="P38" style:family="paragraph" style:parent-style-name="Standard" style:list-style-name="WWNum44">
      <style:paragraph-properties fo:margin-left="0.5in" fo:margin-right="0in" fo:line-height="115%" fo:text-align="start" style:justify-single-word="false" fo:text-indent="-0.25in" style:auto-text-indent="false"/>
    </style:style>
    <style:style style:name="P39" style:family="paragraph" style:parent-style-name="Standard" style:list-style-name="WWNum51">
      <style:paragraph-properties fo:margin-left="0.5in" fo:margin-right="0in" fo:line-height="115%" fo:text-align="start" style:justify-single-word="false" fo:text-indent="-0.25in" style:auto-text-indent="false"/>
    </style:style>
    <style:style style:name="P40" style:family="paragraph" style:parent-style-name="Standard" style:list-style-name="WWNum11">
      <style:paragraph-properties fo:margin-left="0.5in" fo:margin-right="0in" fo:line-height="115%" fo:text-align="start" style:justify-single-word="false" fo:text-indent="-0.25in" style:auto-text-indent="false"/>
    </style:style>
    <style:style style:name="P41" style:family="paragraph" style:parent-style-name="Standard" style:list-style-name="WWNum53">
      <style:paragraph-properties fo:margin-left="0.5in" fo:margin-right="0in" fo:line-height="115%" fo:text-align="start" style:justify-single-word="false" fo:text-indent="-0.25in" style:auto-text-indent="false"/>
    </style:style>
    <style:style style:name="P42" style:family="paragraph" style:parent-style-name="Standard" style:list-style-name="WWNum35">
      <style:paragraph-properties fo:margin-left="0.5in" fo:margin-right="0in" fo:line-height="115%" fo:text-align="start" style:justify-single-word="false" fo:text-indent="-0.25in" style:auto-text-indent="false"/>
    </style:style>
    <style:style style:name="P43" style:family="paragraph" style:parent-style-name="Standard" style:list-style-name="WWNum19">
      <style:paragraph-properties fo:margin-left="0.5in" fo:margin-right="0in" fo:line-height="115%" fo:text-align="start" style:justify-single-word="false" fo:text-indent="-0.25in" style:auto-text-indent="false"/>
    </style:style>
    <style:style style:name="P44" style:family="paragraph" style:parent-style-name="Standard" style:list-style-name="WWNum20">
      <style:paragraph-properties fo:margin-left="0.5in" fo:margin-right="0in" fo:line-height="115%" fo:text-align="start" style:justify-single-word="false" fo:text-indent="-0.25in" style:auto-text-indent="false"/>
    </style:style>
    <style:style style:name="P45" style:family="paragraph" style:parent-style-name="Standard" style:list-style-name="WWNum13">
      <style:paragraph-properties fo:margin-left="0.5in" fo:margin-right="0in" fo:line-height="115%" fo:text-align="start" style:justify-single-word="false" fo:text-indent="-0.25in" style:auto-text-indent="false"/>
    </style:style>
    <style:style style:name="P46" style:family="paragraph" style:parent-style-name="Standard" style:list-style-name="WWNum33">
      <style:paragraph-properties fo:margin-left="0.5in" fo:margin-right="0in" fo:line-height="115%" fo:text-align="start" style:justify-single-word="false" fo:text-indent="-0.25in" style:auto-text-indent="false"/>
    </style:style>
    <style:style style:name="P47" style:family="paragraph" style:parent-style-name="Standard" style:list-style-name="WWNum3">
      <style:paragraph-properties fo:margin-left="0.5in" fo:margin-right="0in" fo:line-height="115%" fo:text-align="start" style:justify-single-word="false" fo:text-indent="-0.25in" style:auto-text-indent="false"/>
    </style:style>
    <style:style style:name="P48" style:family="paragraph" style:parent-style-name="Standard" style:list-style-name="WWNum2">
      <style:paragraph-properties fo:margin-left="0.5in" fo:margin-right="0in" fo:line-height="115%" fo:text-align="start" style:justify-single-word="false" fo:text-indent="-0.25in" style:auto-text-indent="false"/>
    </style:style>
    <style:style style:name="P49" style:family="paragraph" style:parent-style-name="Standard" style:list-style-name="WWNum41">
      <style:paragraph-properties fo:margin-left="0.5in" fo:margin-right="0in" fo:line-height="115%" fo:text-align="start" style:justify-single-word="false" fo:text-indent="-0.25in" style:auto-text-indent="false"/>
    </style:style>
    <style:style style:name="P50" style:family="paragraph" style:parent-style-name="Standard" style:list-style-name="WWNum32">
      <style:paragraph-properties fo:margin-left="0.5in" fo:margin-right="0in" fo:line-height="115%" fo:text-align="start" style:justify-single-word="false" fo:text-indent="-0.25in" style:auto-text-indent="false"/>
    </style:style>
    <style:style style:name="P51" style:family="paragraph" style:parent-style-name="Standard" style:list-style-name="WWNum62">
      <style:paragraph-properties fo:margin-left="0.5in" fo:margin-right="0in" fo:line-height="115%" fo:text-align="start" style:justify-single-word="false" fo:text-indent="-0.25in" style:auto-text-indent="false"/>
    </style:style>
    <style:style style:name="P52" style:family="paragraph" style:parent-style-name="Standard" style:list-style-name="WWNum36">
      <style:paragraph-properties fo:margin-left="0.5in" fo:margin-right="0in" fo:line-height="115%" fo:text-align="start" style:justify-single-word="false" fo:text-indent="-0.25in" style:auto-text-indent="false"/>
    </style:style>
    <style:style style:name="P53" style:family="paragraph" style:parent-style-name="Standard" style:list-style-name="WWNum30">
      <style:paragraph-properties fo:margin-left="0.5in" fo:margin-right="0in" fo:line-height="115%" fo:text-align="start" style:justify-single-word="false" fo:text-indent="-0.25in" style:auto-text-indent="false"/>
    </style:style>
    <style:style style:name="P54" style:family="paragraph" style:parent-style-name="Standard" style:list-style-name="WWNum47">
      <style:paragraph-properties fo:margin-left="0.5in" fo:margin-right="0in" fo:line-height="115%" fo:text-align="start" style:justify-single-word="false" fo:text-indent="-0.25in" style:auto-text-indent="false"/>
    </style:style>
    <style:style style:name="P55" style:family="paragraph" style:parent-style-name="Standard" style:list-style-name="WWNum48">
      <style:paragraph-properties fo:margin-left="0.5in" fo:margin-right="0in" fo:line-height="115%" fo:text-align="start" style:justify-single-word="false" fo:text-indent="-0.25in" style:auto-text-indent="false"/>
    </style:style>
    <style:style style:name="P56" style:family="paragraph" style:parent-style-name="Standard" style:list-style-name="WWNum22">
      <style:paragraph-properties fo:margin-left="0.5in" fo:margin-right="0in" fo:line-height="115%" fo:text-align="start" style:justify-single-word="false" fo:text-indent="-0.25in" style:auto-text-indent="false"/>
    </style:style>
    <style:style style:name="P57" style:family="paragraph" style:parent-style-name="Standard" style:list-style-name="WWNum64">
      <style:paragraph-properties fo:margin-left="0.5in" fo:margin-right="0in" fo:line-height="115%" fo:text-align="start" style:justify-single-word="false" fo:text-indent="-0.25in" style:auto-text-indent="false"/>
    </style:style>
    <style:style style:name="P58" style:family="paragraph" style:parent-style-name="Standard" style:list-style-name="WWNum1">
      <style:paragraph-properties fo:margin-left="0.5in" fo:margin-right="0in" fo:line-height="115%" fo:text-align="start" style:justify-single-word="false" fo:text-indent="-0.25in" style:auto-text-indent="false"/>
    </style:style>
    <style:style style:name="P59" style:family="paragraph" style:parent-style-name="Standard" style:list-style-name="WWNum34">
      <style:paragraph-properties fo:margin-left="0.5in" fo:margin-right="0in" fo:line-height="115%" fo:text-align="start" style:justify-single-word="false" fo:text-indent="-0.25in" style:auto-text-indent="false"/>
    </style:style>
    <style:style style:name="P60" style:family="paragraph" style:parent-style-name="Standard" style:list-style-name="WWNum42">
      <style:paragraph-properties fo:margin-left="0.5in" fo:margin-right="0in" fo:line-height="115%" fo:text-align="start" style:justify-single-word="false" fo:text-indent="-0.25in" style:auto-text-indent="false"/>
    </style:style>
    <style:style style:name="P61" style:family="paragraph" style:parent-style-name="Standard" style:list-style-name="WWNum12">
      <style:paragraph-properties fo:margin-left="0.5in" fo:margin-right="0in" fo:line-height="115%" fo:text-align="start" style:justify-single-word="false" fo:text-indent="-0.25in" style:auto-text-indent="false"/>
    </style:style>
    <style:style style:name="P62" style:family="paragraph" style:parent-style-name="Standard" style:list-style-name="WWNum14">
      <style:paragraph-properties fo:margin-left="0.5in" fo:margin-right="0in" fo:line-height="115%" fo:text-align="start" style:justify-single-word="false" fo:text-indent="-0.25in" style:auto-text-indent="false"/>
    </style:style>
    <style:style style:name="P63" style:family="paragraph" style:parent-style-name="Standard" style:list-style-name="WWNum57">
      <style:paragraph-properties fo:margin-left="0.5in" fo:margin-right="0in" fo:line-height="115%" fo:text-align="start" style:justify-single-word="false" fo:text-indent="-0.25in" style:auto-text-indent="false"/>
    </style:style>
    <style:style style:name="P64" style:family="paragraph" style:parent-style-name="Standard" style:list-style-name="WWNum59">
      <style:paragraph-properties fo:margin-left="0.5in" fo:margin-right="0in" fo:line-height="115%" fo:text-align="start" style:justify-single-word="false" fo:text-indent="-0.25in" style:auto-text-indent="false"/>
    </style:style>
    <style:style style:name="P65" style:family="paragraph" style:parent-style-name="Standard" style:list-style-name="WWNum16">
      <style:paragraph-properties fo:margin-left="0.5in" fo:margin-right="0in" fo:line-height="115%" fo:text-align="start" style:justify-single-word="false" fo:text-indent="-0.25in" style:auto-text-indent="false"/>
    </style:style>
    <style:style style:name="P66" style:family="paragraph" style:parent-style-name="Standard" style:list-style-name="WWNum49">
      <style:paragraph-properties fo:margin-left="0.5in" fo:margin-right="0in" fo:line-height="115%" fo:text-align="start" style:justify-single-word="false" fo:text-indent="-0.25in" style:auto-text-indent="false"/>
    </style:style>
    <style:style style:name="P67" style:family="paragraph" style:parent-style-name="Standard" style:list-style-name="WWNum50">
      <style:paragraph-properties fo:margin-left="0.5in" fo:margin-right="0in" fo:line-height="115%" fo:text-align="start" style:justify-single-word="false" fo:text-indent="-0.25in" style:auto-text-indent="false"/>
    </style:style>
    <style:style style:name="P68" style:family="paragraph" style:parent-style-name="Standard" style:list-style-name="WWNum29">
      <style:paragraph-properties fo:margin-left="0.5in" fo:margin-right="0in" fo:line-height="115%" fo:text-align="start" style:justify-single-word="false" fo:text-indent="-0.25in" style:auto-text-indent="false"/>
    </style:style>
    <style:style style:name="P69" style:family="paragraph" style:parent-style-name="Standard" style:list-style-name="WWNum52">
      <style:paragraph-properties fo:margin-left="0.5in" fo:margin-right="0in" fo:line-height="115%" fo:text-align="start" style:justify-single-word="false" fo:text-indent="-0.25in" style:auto-text-indent="false"/>
    </style:style>
    <style:style style:name="P70" style:family="paragraph" style:parent-style-name="Standard" style:list-style-name="WWNum46">
      <style:paragraph-properties fo:margin-left="0.5in" fo:margin-right="0in" fo:line-height="115%" fo:text-align="start" style:justify-single-word="false" fo:text-indent="-0.25in" style:auto-text-indent="false"/>
    </style:style>
    <style:style style:name="P71" style:family="paragraph" style:parent-style-name="Standard" style:list-style-name="WWNum63">
      <style:paragraph-properties fo:margin-left="0.5in" fo:margin-right="0in" fo:text-indent="-0.25in" style:auto-text-indent="false"/>
    </style:style>
    <style:style style:name="P72" style:family="paragraph" style:parent-style-name="Standard" style:list-style-name="WWNum23">
      <style:paragraph-properties fo:margin-left="1in" fo:margin-right="0in" fo:line-height="115%" fo:text-align="start" style:justify-single-word="false" fo:text-indent="-0.25in" style:auto-text-indent="false"/>
    </style:style>
    <style:style style:name="P73" style:family="paragraph" style:parent-style-name="Standard" style:list-style-name="WWNum60">
      <style:paragraph-properties fo:margin-left="1in" fo:margin-right="0in" fo:line-height="115%" fo:text-align="start" style:justify-single-word="false" fo:text-indent="-0.25in" style:auto-text-indent="false"/>
    </style:style>
    <style:style style:name="P74" style:family="paragraph" style:parent-style-name="Standard" style:list-style-name="WWNum24">
      <style:paragraph-properties fo:margin-left="1in" fo:margin-right="0in" fo:line-height="115%" fo:text-align="start" style:justify-single-word="false" fo:text-indent="-0.25in" style:auto-text-indent="false"/>
    </style:style>
    <style:style style:name="P75" style:family="paragraph" style:parent-style-name="Standard" style:list-style-name="WWNum63">
      <style:paragraph-properties fo:margin-left="1in" fo:margin-right="0in" fo:line-height="115%" fo:text-align="start" style:justify-single-word="false" fo:text-indent="-0.25in" style:auto-text-indent="false"/>
    </style:style>
    <style:style style:name="P76" style:family="paragraph" style:parent-style-name="Standard" style:list-style-name="WWNum43">
      <style:paragraph-properties fo:margin-left="1in" fo:margin-right="0in" fo:line-height="115%" fo:text-align="start" style:justify-single-word="false" fo:text-indent="-0.25in" style:auto-text-indent="false"/>
    </style:style>
    <style:style style:name="P77" style:family="paragraph" style:parent-style-name="Standard" style:list-style-name="WWNum28">
      <style:paragraph-properties fo:margin-left="1in" fo:margin-right="0in" fo:line-height="115%" fo:text-align="start" style:justify-single-word="false" fo:text-indent="-0.25in" style:auto-text-indent="false"/>
    </style:style>
    <style:style style:name="P78" style:family="paragraph" style:parent-style-name="Standard" style:list-style-name="WWNum17">
      <style:paragraph-properties fo:margin-left="1in" fo:margin-right="0in" fo:line-height="115%" fo:text-align="start" style:justify-single-word="false" fo:text-indent="-0.25in" style:auto-text-indent="false"/>
    </style:style>
    <style:style style:name="P79" style:family="paragraph" style:parent-style-name="Standard" style:list-style-name="WWNum39">
      <style:paragraph-properties fo:margin-left="1in" fo:margin-right="0in" fo:line-height="115%" fo:text-align="start" style:justify-single-word="false" fo:text-indent="-0.25in" style:auto-text-indent="false"/>
    </style:style>
    <style:style style:name="P80" style:family="paragraph" style:parent-style-name="Standard" style:list-style-name="WWNum55">
      <style:paragraph-properties fo:margin-left="1in" fo:margin-right="0in" fo:line-height="115%" fo:text-align="start" style:justify-single-word="false" fo:text-indent="-0.25in" style:auto-text-indent="false"/>
    </style:style>
    <style:style style:name="P81" style:family="paragraph" style:parent-style-name="Standard" style:list-style-name="WWNum26">
      <style:paragraph-properties fo:margin-left="1in" fo:margin-right="0in" fo:line-height="115%" fo:text-align="start" style:justify-single-word="false" fo:text-indent="-0.25in" style:auto-text-indent="false"/>
    </style:style>
    <style:style style:name="P82" style:family="paragraph" style:parent-style-name="Standard" style:list-style-name="WWNum21">
      <style:paragraph-properties fo:margin-left="1in" fo:margin-right="0in" fo:line-height="115%" fo:text-align="start" style:justify-single-word="false" fo:text-indent="-0.25in" style:auto-text-indent="false"/>
    </style:style>
    <style:style style:name="P83" style:family="paragraph" style:parent-style-name="Standard" style:list-style-name="WWNum9">
      <style:paragraph-properties fo:margin-left="1in" fo:margin-right="0in" fo:line-height="115%" fo:text-align="start" style:justify-single-word="false" fo:text-indent="-0.25in" style:auto-text-indent="false"/>
    </style:style>
    <style:style style:name="P84" style:family="paragraph" style:parent-style-name="Standard" style:list-style-name="WWNum58">
      <style:paragraph-properties fo:margin-left="1in" fo:margin-right="0in" fo:line-height="115%" fo:text-align="start" style:justify-single-word="false" fo:text-indent="-0.25in" style:auto-text-indent="false"/>
    </style:style>
    <style:style style:name="P85" style:family="paragraph" style:parent-style-name="Standard" style:list-style-name="WWNum61">
      <style:paragraph-properties fo:margin-left="1in" fo:margin-right="0in" fo:line-height="115%" fo:text-align="start" style:justify-single-word="false" fo:text-indent="-0.25in" style:auto-text-indent="false"/>
    </style:style>
    <style:style style:name="P86" style:family="paragraph" style:parent-style-name="Standard" style:list-style-name="WWNum10">
      <style:paragraph-properties fo:margin-left="1in" fo:margin-right="0in" fo:line-height="115%" fo:text-align="start" style:justify-single-word="false" fo:text-indent="-0.25in" style:auto-text-indent="false"/>
    </style:style>
    <style:style style:name="P87" style:family="paragraph" style:parent-style-name="Standard" style:list-style-name="WWNum6">
      <style:paragraph-properties fo:margin-left="1in" fo:margin-right="0in" fo:line-height="115%" fo:text-align="start" style:justify-single-word="false" fo:text-indent="-0.25in" style:auto-text-indent="false"/>
    </style:style>
    <style:style style:name="P88" style:family="paragraph" style:parent-style-name="Standard" style:list-style-name="WWNum7">
      <style:paragraph-properties fo:margin-left="1in" fo:margin-right="0in" fo:line-height="115%" fo:text-align="start" style:justify-single-word="false" fo:text-indent="-0.25in" style:auto-text-indent="false"/>
    </style:style>
    <style:style style:name="P89" style:family="paragraph" style:parent-style-name="Standard" style:list-style-name="WWNum37">
      <style:paragraph-properties fo:margin-left="1in" fo:margin-right="0in" fo:line-height="115%" fo:text-align="start" style:justify-single-word="false" fo:text-indent="-0.25in" style:auto-text-indent="false"/>
    </style:style>
    <style:style style:name="P90" style:family="paragraph" style:parent-style-name="Standard" style:list-style-name="WWNum54">
      <style:paragraph-properties fo:margin-left="1in" fo:margin-right="0in" fo:line-height="115%" fo:text-align="start" style:justify-single-word="false" fo:text-indent="-0.25in" style:auto-text-indent="false"/>
    </style:style>
    <style:style style:name="P91" style:family="paragraph" style:parent-style-name="Standard" style:list-style-name="WWNum38">
      <style:paragraph-properties fo:margin-left="1in" fo:margin-right="0in" fo:line-height="115%" fo:text-align="start" style:justify-single-word="false" fo:text-indent="-0.25in" style:auto-text-indent="false"/>
    </style:style>
    <style:style style:name="P92" style:family="paragraph" style:parent-style-name="Standard" style:list-style-name="WWNum5">
      <style:paragraph-properties fo:margin-left="1in" fo:margin-right="0in" fo:line-height="115%" fo:text-align="start" style:justify-single-word="false" fo:text-indent="-0.25in" style:auto-text-indent="false"/>
    </style:style>
    <style:style style:name="P93" style:family="paragraph" style:parent-style-name="Standard" style:list-style-name="WWNum27">
      <style:paragraph-properties fo:margin-left="1in" fo:margin-right="0in" fo:line-height="115%" fo:text-align="start" style:justify-single-word="false" fo:text-indent="-0.25in" style:auto-text-indent="false"/>
    </style:style>
    <style:style style:name="P94" style:family="paragraph" style:parent-style-name="Standard" style:list-style-name="WWNum45">
      <style:paragraph-properties fo:margin-left="1in" fo:margin-right="0in" fo:line-height="115%" fo:text-align="start" style:justify-single-word="false" fo:text-indent="-0.25in" style:auto-text-indent="false"/>
    </style:style>
    <style:style style:name="P95" style:family="paragraph" style:parent-style-name="Standard" style:list-style-name="WWNum65">
      <style:paragraph-properties fo:margin-left="1in" fo:margin-right="0in" fo:line-height="115%" fo:text-align="start" style:justify-single-word="false" fo:text-indent="-0.25in" style:auto-text-indent="false"/>
    </style:style>
    <style:style style:name="P96" style:family="paragraph" style:parent-style-name="Standard" style:list-style-name="WWNum18">
      <style:paragraph-properties fo:margin-left="1in" fo:margin-right="0in" fo:line-height="115%" fo:text-align="start" style:justify-single-word="false" fo:text-indent="-0.25in" style:auto-text-indent="false"/>
    </style:style>
    <style:style style:name="P97" style:family="paragraph" style:parent-style-name="Standard" style:list-style-name="WWNum56">
      <style:paragraph-properties fo:margin-left="1in" fo:margin-right="0in" fo:line-height="115%" fo:text-align="start" style:justify-single-word="false" fo:text-indent="-0.25in" style:auto-text-indent="false"/>
    </style:style>
    <style:style style:name="P98" style:family="paragraph" style:parent-style-name="Standard" style:list-style-name="WWNum44">
      <style:paragraph-properties fo:margin-left="1in" fo:margin-right="0in" fo:line-height="115%" fo:text-align="start" style:justify-single-word="false" fo:text-indent="-0.25in" style:auto-text-indent="false"/>
    </style:style>
    <style:style style:name="P99" style:family="paragraph" style:parent-style-name="Standard" style:list-style-name="WWNum51">
      <style:paragraph-properties fo:margin-left="1in" fo:margin-right="0in" fo:line-height="115%" fo:text-align="start" style:justify-single-word="false" fo:text-indent="-0.25in" style:auto-text-indent="false"/>
    </style:style>
    <style:style style:name="P100" style:family="paragraph" style:parent-style-name="Standard" style:list-style-name="WWNum11">
      <style:paragraph-properties fo:margin-left="1in" fo:margin-right="0in" fo:line-height="115%" fo:text-align="start" style:justify-single-word="false" fo:text-indent="-0.25in" style:auto-text-indent="false"/>
    </style:style>
    <style:style style:name="P101" style:family="paragraph" style:parent-style-name="Standard" style:list-style-name="WWNum53">
      <style:paragraph-properties fo:margin-left="1in" fo:margin-right="0in" fo:line-height="115%" fo:text-align="start" style:justify-single-word="false" fo:text-indent="-0.25in" style:auto-text-indent="false"/>
    </style:style>
    <style:style style:name="P102" style:family="paragraph" style:parent-style-name="Standard" style:list-style-name="WWNum35">
      <style:paragraph-properties fo:margin-left="1in" fo:margin-right="0in" fo:line-height="115%" fo:text-align="start" style:justify-single-word="false" fo:text-indent="-0.25in" style:auto-text-indent="false"/>
    </style:style>
    <style:style style:name="P103" style:family="paragraph" style:parent-style-name="Standard" style:list-style-name="WWNum19">
      <style:paragraph-properties fo:margin-left="1in" fo:margin-right="0in" fo:line-height="115%" fo:text-align="start" style:justify-single-word="false" fo:text-indent="-0.25in" style:auto-text-indent="false"/>
    </style:style>
    <style:style style:name="P104" style:family="paragraph" style:parent-style-name="Standard" style:list-style-name="WWNum20">
      <style:paragraph-properties fo:margin-left="1in" fo:margin-right="0in" fo:line-height="115%" fo:text-align="start" style:justify-single-word="false" fo:text-indent="-0.25in" style:auto-text-indent="false"/>
    </style:style>
    <style:style style:name="P105" style:family="paragraph" style:parent-style-name="Standard" style:list-style-name="WWNum13">
      <style:paragraph-properties fo:margin-left="1in" fo:margin-right="0in" fo:line-height="115%" fo:text-align="start" style:justify-single-word="false" fo:text-indent="-0.25in" style:auto-text-indent="false"/>
    </style:style>
    <style:style style:name="P106" style:family="paragraph" style:parent-style-name="Standard" style:list-style-name="WWNum33">
      <style:paragraph-properties fo:margin-left="1in" fo:margin-right="0in" fo:line-height="115%" fo:text-align="start" style:justify-single-word="false" fo:text-indent="-0.25in" style:auto-text-indent="false"/>
    </style:style>
    <style:style style:name="P107" style:family="paragraph" style:parent-style-name="Standard" style:list-style-name="WWNum3">
      <style:paragraph-properties fo:margin-left="1in" fo:margin-right="0in" fo:line-height="115%" fo:text-align="start" style:justify-single-word="false" fo:text-indent="-0.25in" style:auto-text-indent="false"/>
    </style:style>
    <style:style style:name="P108" style:family="paragraph" style:parent-style-name="Standard" style:list-style-name="WWNum41">
      <style:paragraph-properties fo:margin-left="1in" fo:margin-right="0in" fo:line-height="115%" fo:text-align="start" style:justify-single-word="false" fo:text-indent="-0.25in" style:auto-text-indent="false"/>
    </style:style>
    <style:style style:name="P109" style:family="paragraph" style:parent-style-name="Standard" style:list-style-name="WWNum32">
      <style:paragraph-properties fo:margin-left="1in" fo:margin-right="0in" fo:line-height="115%" fo:text-align="start" style:justify-single-word="false" fo:text-indent="-0.25in" style:auto-text-indent="false"/>
    </style:style>
    <style:style style:name="P110" style:family="paragraph" style:parent-style-name="Standard" style:list-style-name="WWNum62">
      <style:paragraph-properties fo:margin-left="1in" fo:margin-right="0in" fo:line-height="115%" fo:text-align="start" style:justify-single-word="false" fo:text-indent="-0.25in" style:auto-text-indent="false"/>
    </style:style>
    <style:style style:name="P111" style:family="paragraph" style:parent-style-name="Standard" style:list-style-name="WWNum36">
      <style:paragraph-properties fo:margin-left="1in" fo:margin-right="0in" fo:line-height="115%" fo:text-align="start" style:justify-single-word="false" fo:text-indent="-0.25in" style:auto-text-indent="false"/>
    </style:style>
    <style:style style:name="P112" style:family="paragraph" style:parent-style-name="Standard" style:list-style-name="WWNum47">
      <style:paragraph-properties fo:margin-left="1in" fo:margin-right="0in" fo:line-height="115%" fo:text-align="start" style:justify-single-word="false" fo:text-indent="-0.25in" style:auto-text-indent="false"/>
    </style:style>
    <style:style style:name="P113" style:family="paragraph" style:parent-style-name="Standard" style:list-style-name="WWNum22">
      <style:paragraph-properties fo:margin-left="1in" fo:margin-right="0in" fo:line-height="115%" fo:text-align="start" style:justify-single-word="false" fo:text-indent="-0.25in" style:auto-text-indent="false"/>
    </style:style>
    <style:style style:name="P114" style:family="paragraph" style:parent-style-name="Standard" style:list-style-name="WWNum64">
      <style:paragraph-properties fo:margin-left="1in" fo:margin-right="0in" fo:line-height="115%" fo:text-align="start" style:justify-single-word="false" fo:text-indent="-0.25in" style:auto-text-indent="false"/>
    </style:style>
    <style:style style:name="P115" style:family="paragraph" style:parent-style-name="Standard" style:list-style-name="WWNum34">
      <style:paragraph-properties fo:margin-left="1in" fo:margin-right="0in" fo:line-height="115%" fo:text-align="start" style:justify-single-word="false" fo:text-indent="-0.25in" style:auto-text-indent="false"/>
    </style:style>
    <style:style style:name="P116" style:family="paragraph" style:parent-style-name="Standard" style:list-style-name="WWNum57">
      <style:paragraph-properties fo:margin-left="1in" fo:margin-right="0in" fo:line-height="115%" fo:text-align="start" style:justify-single-word="false" fo:text-indent="-0.25in" style:auto-text-indent="false"/>
    </style:style>
    <style:style style:name="P117" style:family="paragraph" style:parent-style-name="Standard" style:list-style-name="WWNum59">
      <style:paragraph-properties fo:margin-left="1in" fo:margin-right="0in" fo:line-height="115%" fo:text-align="start" style:justify-single-word="false" fo:text-indent="-0.25in" style:auto-text-indent="false"/>
    </style:style>
    <style:style style:name="P118" style:family="paragraph" style:parent-style-name="Standard" style:list-style-name="WWNum16">
      <style:paragraph-properties fo:margin-left="1in" fo:margin-right="0in" fo:line-height="115%" fo:text-align="start" style:justify-single-word="false" fo:text-indent="-0.25in" style:auto-text-indent="false"/>
    </style:style>
    <style:style style:name="P119" style:family="paragraph" style:parent-style-name="Standard" style:list-style-name="WWNum49">
      <style:paragraph-properties fo:margin-left="1in" fo:margin-right="0in" fo:line-height="115%" fo:text-align="start" style:justify-single-word="false" fo:text-indent="-0.25in" style:auto-text-indent="false"/>
    </style:style>
    <style:style style:name="P120" style:family="paragraph" style:parent-style-name="Standard" style:list-style-name="WWNum50">
      <style:paragraph-properties fo:margin-left="1in" fo:margin-right="0in" fo:line-height="115%" fo:text-align="start" style:justify-single-word="false" fo:text-indent="-0.25in" style:auto-text-indent="false"/>
    </style:style>
    <style:style style:name="P121" style:family="paragraph" style:parent-style-name="Standard" style:list-style-name="WWNum52">
      <style:paragraph-properties fo:margin-left="1in" fo:margin-right="0in" fo:line-height="115%" fo:text-align="start" style:justify-single-word="false" fo:text-indent="-0.25in" style:auto-text-indent="false"/>
    </style:style>
    <style:style style:name="P122" style:family="paragraph" style:parent-style-name="Standard" style:list-style-name="WWNum63">
      <style:paragraph-properties fo:margin-left="1in" fo:margin-right="0in" fo:text-indent="-0.25in" style:auto-text-indent="false"/>
    </style:style>
    <style:style style:name="P123" style:family="paragraph" style:parent-style-name="Standard">
      <style:paragraph-properties fo:margin-left="0in" fo:margin-right="0in" fo:line-height="115%"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24" style:family="paragraph" style:parent-style-name="Standard">
      <style:paragraph-properties fo:margin-left="0in" fo:margin-right="0in" fo:line-height="115%" fo:text-align="start"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25" style:family="paragraph" style:parent-style-name="Standard">
      <style:paragraph-properties fo:margin-left="0in" fo:margin-right="0in" fo:line-height="115%" fo:text-align="start" style:justify-single-word="false" fo:text-indent="0in" style:auto-text-indent="false"/>
    </style:style>
    <style:style style:name="P126" style:family="paragraph" style:parent-style-name="Standard" style:list-style-name="WWNum28">
      <style:paragraph-properties fo:margin-left="1in" fo:margin-right="0in" fo:line-height="115%" fo:text-align="start" style:justify-single-word="false" fo:text-indent="-0.25in" style:auto-text-indent="false"/>
    </style:style>
    <style:style style:name="P127" style:family="paragraph" style:parent-style-name="Standard">
      <style:paragraph-properties fo:margin-left="0.5in" fo:margin-right="0in" fo:line-height="115%"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28" style:family="paragraph" style:parent-style-name="Standard" style:master-page-name="Standard">
      <style:paragraph-properties fo:line-height="115%" fo:text-align="start"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ff"/>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33472320" text:id="ct33472320">
          <text:deletion>
            <office:change-info>
              <dc:creator>Sergey Grichkevitch</dc:creator>
              <dc:date>2023-12-04T19:12:18</dc:date>
            </office:change-info>
            <text:p text:style-name="P1">dd</text:p>
          </text:deletion>
          <text:insertion>
            <office:change-info office:chg-author="vijay kalyan" office:chg-date-time="2023-08-10T03:38:30"/>
          </text:insertion>
        </text:changed-region>
        <text:changed-region xml:id="ct30861024" text:id="ct30861024">
          <text:insertion>
            <office:change-info>
              <dc:creator>Null Hypothesis</dc:creator>
              <dc:date>2023-07-25T21:00:33</dc:date>
            </office:change-info>
          </text:insertion>
        </text:changed-region>
        <text:changed-region xml:id="ct31112496" text:id="ct31112496">
          <text:UnknownChange>
            <office:change-info>
              <dc:creator>Null Hypothesis</dc:creator>
              <dc:date>2023-07-25T21:00:43</dc:date>
            </office:change-info>
          </text:UnknownChange>
        </text:changed-region>
        <text:changed-region xml:id="ct30146720" text:id="ct30146720">
          <text:insertion>
            <office:change-info>
              <dc:creator>Shwetha Umashanker</dc:creator>
              <dc:date>2023-07-27T03:25:34</dc:date>
            </office:change-info>
          </text:insertion>
        </text:changed-region>
        <text:changed-region xml:id="ct31625792" text:id="ct31625792">
          <text:deletion>
            <office:change-info>
              <dc:creator>Shwetha Umashanker</dc:creator>
              <dc:date>2023-07-27T03:24:47</dc:date>
            </office:change-info>
            <text:list xml:id="list3652727469" text:style-name="WWNum37">
              <text:list-item>
                <text:list>
                  <text:list-item>
                    <text:p text:style-name="P2"><text:span text:style-name="T1"><text:s/></text:span></text:p>
                  </text:list-item>
                </text:list>
              </text:list-item>
            </text:list>
          </text:deletion>
        </text:changed-region>
        <text:changed-region xml:id="ct30555200" text:id="ct30555200">
          <text:insertion>
            <office:change-info>
              <dc:creator>Shwetha Umashanker</dc:creator>
              <dc:date>2023-07-27T03:24: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33472320"/><text:span text:style-name="T3">Link: </text:span><text:a xlink:type="simple" xlink:href="https://www.youtube.com/channel/UCbvDQKzAJ5GwCjTrv4FWkxg" text:style-name="ListLabel_20_586" text:visited-style-name="ListLabel_20_586"><text:span text:style-name="T6">Jordan has no life - YouTube</text:span></text:a></text:p>
      <text:p text:style-name="P3"><text:span text:style-name="T1">Link: </text:span><text:a xlink:type="simple" xlink:href="https://drive.google.com/drive/folders/1ChodcbMZ4KqS9WP9gin4sLVdCsgD3uoE" text:style-name="ListLabel_20_587" text:visited-style-name="ListLabel_20_587"><text:span text:style-name="T7">Jordan has no life - Slides</text:span></text:a></text:p>
      <text:p text:style-name="P4"/>
      <text:p text:style-name="P3"><text:span text:style-name="T4">Background</text:span></text:p>
      <text:p text:style-name="P4"/>
      <text:p text:style-name="P3"><text:span text:style-name="T1">Systems are designed with the intent of being:</text:span></text:p>
      <text:list xml:id="list2285969835" text:style-name="WWNum23">
        <text:list-item>
          <text:p text:style-name="P6"><text:span text:style-name="T1">Reliable</text:span></text:p>
          <text:list>
            <text:list-item>
              <text:p text:style-name="P72"><text:span text:style-name="T1">Working in the face of faults, both hardware and software</text:span></text:p>
            </text:list-item>
          </text:list>
        </text:list-item>
        <text:list-item>
          <text:p text:style-name="P6"><text:span text:style-name="T1">Scalable</text:span></text:p>
          <text:list>
            <text:list-item>
              <text:p text:style-name="P72"><text:span text:style-name="T1">Working as the system grows in both users, traffic, and data</text:span></text:p>
            </text:list-item>
            <text:list-item>
              <text:p text:style-name="P72"><text:span text:style-name="T1">Horizontal scaling is adding more of an existing resource</text:span></text:p>
            </text:list-item>
            <text:list-item>
              <text:p text:style-name="P72"><text:span text:style-name="T1">Vertical scaling is adding more power, such as different hardware</text:span></text:p>
            </text:list-item>
          </text:list>
        </text:list-item>
        <text:list-item>
          <text:p text:style-name="P6"><text:span text:style-name="T1">Maintainable</text:span></text:p>
          <text:list>
            <text:list-item>
              <text:p text:style-name="P72"><text:span text:style-name="T1">Easy to add different parts to the system and coordinate with other developers</text:span></text:p>
            </text:list-item>
          </text:list>
        </text:list-item>
      </text:list>
      <text:p text:style-name="P4"/>
      <text:p text:style-name="P3"><text:span text:style-name="T4">Describing Load and Load Estimations</text:span></text:p>
      <text:p text:style-name="P5"/>
      <text:p text:style-name="P3"><text:span text:style-name="T1">Oftentimes in an interview we will need to estimate the performance of a system, however there are many ways to measure this. <text:s/>We can look at average performance, but this does not describe potential variation in calls to our service.</text:span></text:p>
      <text:p text:style-name="P4"/>
      <text:p text:style-name="P3"><text:span text:style-name="T1">Three important metrics:</text:span></text:p>
      <text:list xml:id="list1776619687" text:style-name="WWNum60">
        <text:list-item>
          <text:p text:style-name="P7"><text:soft-page-break/><text:span text:style-name="T1">Throughput</text:span></text:p>
          <text:list>
            <text:list-item>
              <text:p text:style-name="P73"><text:span text:style-name="T1">The number of records processed per second</text:span></text:p>
            </text:list-item>
            <text:list-item>
              <text:p text:style-name="P73"><text:span text:style-name="T1">Good for batch jobs</text:span></text:p>
            </text:list-item>
          </text:list>
        </text:list-item>
        <text:list-item>
          <text:p text:style-name="P7"><text:span text:style-name="T1">Response time</text:span></text:p>
          <text:list>
            <text:list-item>
              <text:p text:style-name="P73"><text:span text:style-name="T1">The time between the client sending a request and receiving a response</text:span></text:p>
            </text:list-item>
            <text:list-item>
              <text:p text:style-name="P73"><text:span text:style-name="T1">More important when talking about online systems</text:span></text:p>
            </text:list-item>
          </text:list>
        </text:list-item>
        <text:list-item>
          <text:p text:style-name="P7"><text:span text:style-name="T1">Latency</text:span></text:p>
          <text:list>
            <text:list-item>
              <text:p text:style-name="P73"><text:span text:style-name="T1">The duration that a request is waiting to be handled</text:span></text:p>
            </text:list-item>
          </text:list>
        </text:list-item>
      </text:list>
      <text:p text:style-name="P4"/>
      <text:p text:style-name="P3"><text:span text:style-name="T1">Another important concept is tail latency, which describes the latency at a certain percentile of requests. <text:s/>For example, the latency metric of 1 second for p95 says that 95% of requests have a lower time than 1 second, the other 5% do not.</text:span></text:p>
      <text:p text:style-name="P4"/>
      <text:p text:style-name="P3"><text:span text:style-name="T4">Types of Databases</text:span></text:p>
      <text:p text:style-name="P5"/>
      <text:p text:style-name="P3"><text:span text:style-name="T1">In the majority of the systems we will be designing, there is a need to hold some sort of persistent data. <text:s/>It would make no sense to hold application data in server memory, as not only would it be lost if the server crashed, but having many servers means that they would be out of sync if only one server stored certain information. <text:s/>The solution to this is to store any persistent data in one or more databases. <text:s/>I will now go into the types of databases, and the pros and cons of using each type.</text:span></text:p>
      <text:p text:style-name="P4"/>
      <text:p text:style-name="P3"><text:span text:style-name="T1">Types of databases:</text:span></text:p>
      <text:list xml:id="list2860236448" text:style-name="WWNum24">
        <text:list-item>
          <text:p text:style-name="P8"><text:span text:style-name="T1">Relational databases (also known as SQL databases)</text:span></text:p>
          <text:list>
            <text:list-item>
              <text:p text:style-name="P74"><text:span text:style-name="T1">Consists of tables holding many rows of structured data</text:span></text:p>
            </text:list-item>
            <text:list-item>
              <text:p text:style-name="P74"><text:span text:style-name="T1">Rows of one table can have relation to rows of another table if both rows share a common key</text:span></text:p>
            </text:list-item>
            <text:list-item>
              <text:p text:style-name="P74"><text:span text:style-name="T1">Has a built in query optimizer that uses the</text:span><text:span text:style-name="T1"><office:annotation office:name="__Annotation__57_1819297290"><dc:creator>Jordan Epstein</dc:creator><dc:date>2022-04-28T18:30:26</dc:date><text:p><text:span text:style-name="T8">Great!</text:span></text:p></office:annotation></text:span><text:span text:style-name="T1"><office:annotation office:name="__Annotation__55_1819297290"><dc:creator>Anonymous</dc:creator><dc:date>2022-04-28T18:24:49</dc:date><text:p><text:span text:style-name="T8">Sent you an invitation on LI :-)</text:span></text:p></office:annotation></text:span><text:span text:style-name="T1"><office:annotation office:name="__Annotation__53_1819297290"><dc:creator>Jordan Epstein</dc:creator><dc:date>2022-04-28T18:05:57</dc:date><text:p><text:span text:style-name="T8">Also, I know you want to remain anonymous but if there's any way you want to reach out to me I'd love to connect, it seems like you definitely know what you're talking about!</text:span></text:p></office:annotation></text:span><text:span text:style-name="T1"><office:annotation office:name="__Annotation__51_1819297290"><dc:creator>Jordan Epstein</dc:creator><dc:date>2022-04-28T18:02:36</dc:date><text:p><text:span text:style-name="T8">Interesting and good to know, I'll have to look into this</text:span></text:p></office:annotation></text:span><text:span text:style-name="T1"><office:annotation office:name="__Annotation__49_1819297290"><dc:creator>Anonymous</dc:creator><dc:date>2022-04-28T17:51:38</dc:date><text:p><text:span text:style-name="T8">Nitpick of sorts but "quickest estimated implementation" would be better. Statistics update and plan regression being one of (IMO) the key problems with larger-scale SQL databases.</text:span></text:p></office:annotation></text:span><text:span text:style-name="T1"> quickest estimated implementation</text:span><office:annotation-end office:name="__Annotation__49_1819297290"/><office:annotation-end office:name="__Annotation__51_1819297290"/><office:annotation-end office:name="__Annotation__53_1819297290"/><office:annotation-end office:name="__Annotation__55_1819297290"/><office:annotation-end office:name="__Annotation__57_1819297290"/><text:span text:style-name="T1"> for a SQL statement (declarative language)</text:span></text:p>
            </text:list-item>
          </text:list>
        </text:list-item>
        <text:list-item>
          <text:p text:style-name="P8"><text:span text:style-name="T1">Non Relational databases (also known as </text:span><text:span text:style-name="T1"><office:annotation office:name="__Annotation__69_1819297290"><dc:creator>Jordan Epstein</dc:creator><dc:date>2022-04-19T20:05:29</dc:date><text:p><text:span text:style-name="T8">But yes will have something for wide column, key value, and document</text:span></text:p></office:annotation></text:span><text:span text:style-name="T1"><office:annotation office:name="__Annotation__67_1819297290"><dc:creator>Jordan Epstein</dc:creator><dc:date>2022-04-19T20:05:12</dc:date><text:p><text:span text:style-name="T8">Also agreed, will get to this eventually - wouldn't consider search engines a database as much though, plan on putting them in their own section</text:span></text:p></office:annotation></text:span><text:span text:style-name="T1"><office:annotation office:name="__Annotation__65_1819297290"><dc:creator>Anonymous</dc:creator><dc:date>2022-04-19T19:51:16</dc:date><text:p><text:span text:style-name="T8">I think it would be beneficial to split NoSQL systems by their storage architecture e.g. Key Value stores as Redis or FoundationDB, Document dbs such as MongoDB, or things like wide-column engines, search engines, etc.</text:span></text:p></office:annotation></text:span><text:span text:style-name="T1">NoSQL databases</text:span><office:annotation-end office:name="__Annotation__65_1819297290"/><office:annotation-end office:name="__Annotation__67_1819297290"/><office:annotation-end office:name="__Annotation__69_1819297290"/><text:span text:style-name="T1">)</text:span></text:p>
          <text:list>
            <text:list-item>
              <text:p text:style-name="P74"><text:soft-page-break/><text:span text:style-name="T1">Instead of rows, a table holds a collection of keys mapped to values, which do not need to have any particular structure</text:span></text:p>
            </text:list-item>
          </text:list>
        </text:list-item>
        <text:list-item>
          <text:p text:style-name="P8"><text:span text:style-name="T1">Graph databases (also technically NoSQL)</text:span></text:p>
          <text:list>
            <text:list-item>
              <text:p text:style-name="P74"><text:span text:style-name="T1">Has vertices and edges, queries involve traversing the graph</text:span></text:p>
            </text:list-item>
            <text:list-item>
              <text:p text:style-name="P74"><text:span text:style-name="T1">Good for storing both homogenous and heterogenous data (with multiple types of edges)</text:span></text:p>
            </text:list-item>
          </text:list>
        </text:list-item>
      </text:list>
      <text:p text:style-name="P4"/>
      <text:p text:style-name="P3"><text:span text:style-name="T1">The benefits of NoSQL:</text:span></text:p>
      <text:list xml:id="list1726814919" text:style-name="WWNum63">
        <text:list-item>
          <text:p text:style-name="P9"><text:span text:style-name="T1">NoSQL has better locality than SQL</text:span></text:p>
          <text:list>
            <text:list-item>
              <text:p text:style-name="P75"><text:span text:style-name="T1">What this means is that for a large document, for example some sort of social media profile, it can all be stored in area</text:span></text:p>
            </text:list-item>
            <text:list-item>
              <text:p text:style-name="P75"><text:span text:style-name="T1">Therefore pulling this document is much faster than having to fetch multiple related rows in a SQL table</text:span></text:p>
            </text:list-item>
            <text:list-item>
              <text:p text:style-name="P75"><text:span text:style-name="T1">However, in the event that we only need a certain part of this information, we will be sending more data over the network resulting in a slower call</text:span></text:p>
            </text:list-item>
            <text:list-item>
              <text:p text:style-name="P75"><text:span text:style-name="T1">Since sequential disk reads are faster, because the disk does not have to move around its head, having lots of data stored in the same place results in a faster query</text:span></text:p>
            </text:list-item>
          </text:list>
        </text:list-item>
        <text:list-item>
          <text:p text:style-name="P71"><text:span text:style-name="T1">NoSQL is easier to shard</text:span></text:p>
          <text:list>
            <text:list-item>
              <text:p text:style-name="P122"><text:span text:style-name="T1">To give a quick summary of sharding (will go into more detail later), it is taking a database that is too big and splitting it up over multiple machines</text:span></text:p>
            </text:list-item>
            <text:list-item>
              <text:p text:style-name="P122"><text:span text:style-name="T1">This is complicated with a SQL database, because when using a join call, you may potentially have to access many partitions resulting in lots of network calls</text:span></text:p>
            </text:list-item>
            <text:list-item>
              <text:p text:style-name="P122"><text:span text:style-name="T1">On the other hand, the increased locality of NoSQL means that the entire document will likely be on one machine and can be quickly accessed with a single network call</text:span></text:p>
            </text:list-item>
          </text:list>
        </text:list-item>
        <text:list-item>
          <text:p text:style-name="P71"><text:span text:style-name="T1">NoSQL data is not formatted</text:span></text:p>
          <text:list>
            <text:list-item>
              <text:p text:style-name="P122"><text:span text:style-name="T1">Makes it a bit more maintainable when adding new features to an object, or just having related data with slightly different structures</text:span></text:p>
            </text:list-item>
            <text:list-item>
              <text:p text:style-name="P122"><text:span text:style-name="T1">Not needing to format data in rows allows database formatting to more accurately reflect the data structure in memory that stores the object</text:span></text:p>
            </text:list-item>
          </text:list>
        </text:list-item>
      </text:list>
      <text:p text:style-name="P123"/>
      <text:p text:style-name="P125"><text:span text:style-name="T1">The benefits of SQL:</text:span></text:p>
      <text:list xml:id="list213204232767537" text:continue-numbering="true" text:style-name="WWNum63">
        <text:list-item>
          <text:p text:style-name="P9"><text:span text:style-name="T1">SQL allows joins, whereas NoSQL does not</text:span></text:p>
          <text:list>
            <text:list-item>
              <text:p text:style-name="P75"><text:soft-page-break/><text:span text:style-name="T1">Generally speaking SQL allows easily fetching multiple related rows of various tables using the join command, whereas there is no support for this in NoSQL</text:span></text:p>
            </text:list-item>
            <text:list-item>
              <text:p text:style-name="P75"><text:span text:style-name="T1">You can do it using application code, however it will require many network calls and result in a slow query</text:span></text:p>
            </text:list-item>
            <text:list-item>
              <text:p text:style-name="P75"><text:span text:style-name="T1">As a result, it seems that SQL allows the data to be a bit more modular, where you can only request certain parts of a potentially large document, at the tradeoff that trying to fetch the entire document may take a long time</text:span></text:p>
            </text:list-item>
          </text:list>
        </text:list-item>
        <text:list-item>
          <text:p text:style-name="P9"><text:span text:style-name="T1">SQL has transactions</text:span></text:p>
          <text:list>
            <text:list-item>
              <text:p text:style-name="P75"><text:span text:style-name="T1">Transactions are something that will be covered later, but the gist is that they are an abstraction on top of database writes to provide some guarantees about them and simplify the edge cases a programmer must consider</text:span></text:p>
            </text:list-item>
            <text:list-item>
              <text:p text:style-name="P75"><text:span text:style-name="T1">However, in a distributed setting it rarely makes sense to use transactions and so this benefit is diminished</text:span></text:p>
            </text:list-item>
          </text:list>
        </text:list-item>
      </text:list>
      <text:p text:style-name="P4"/>
      <text:p text:style-name="P3"><text:span text:style-name="T4">Indexes</text:span></text:p>
      <text:p text:style-name="P4"/>
      <text:p text:style-name="P3"><text:span text:style-name="T1">Imagine a basic database where you want to fetch a record when making a read. <text:s/>If all of the rows are just stored on a hard drive, every single time a read call is made, you would need to search for the row on the disk, resulting in a very slow O(n) time complexity. <text:s/>Instead, this process can be sped up by creating an index, which allows a database to quickly search for rows based on certain values of the tuple that defines a record.</text:span></text:p>
      <text:p text:style-name="P4"/>
      <text:p text:style-name="P3"><text:span text:style-name="T1">While indexes sound great, they also have tradeoffs:</text:span></text:p>
      <text:list xml:id="list1751211143" text:style-name="WWNum4">
        <text:list-item>
          <text:p text:style-name="P10"><text:span text:style-name="T1">Having an index speeds up reads, if it is frequently used (the application often queries for values based on the column the index corresponds to)</text:span></text:p>
        </text:list-item>
        <text:list-item>
          <text:p text:style-name="P10"><text:span text:style-name="T1">Having an index slows down writes, because on every write additional work must be done behind the scene to maintain the proper data formatting for the index</text:span></text:p>
        </text:list-item>
      </text:list>
      <text:p text:style-name="P4"/>
      <text:p text:style-name="P3"><text:span text:style-name="T1">Note that all writes to databases (assuming no indexes) are done by just appending to a log, as this is the quickest way to write to disk (sequential writes). <text:s/>It also makes concurrency much easier to deal with as there are no conflicts on crash of one value being partially overwritten.</text:span></text:p>
      <text:p text:style-name="P4"/>
      <text:p text:style-name="P3"><text:span text:style-name="T1">In all of the following examples, the write logs can be compacted:</text:span></text:p>
      <text:list xml:id="list4241648248" text:style-name="WWNum25">
        <text:list-item>
          <text:p text:style-name="P11"><text:span text:style-name="T1">One line of a log has a key and its corresponding value (or a tombstone saying a key has been deleted)</text:span></text:p>
        </text:list-item>
        <text:list-item>
          <text:p text:style-name="P11"><text:span text:style-name="T1">We can find all of the old values of the key, and delete them from the log in order to save space, so that only the newest value of each key is kept</text:span></text:p>
        </text:list-item>
        <text:list-item>
          <text:p text:style-name="P11"><text:span text:style-name="T1">If the log is broken into multiple files, known as segments, just merge them afterwards</text:span></text:p>
        </text:list-item>
        <text:list-item>
          <text:p text:style-name="P11"><text:soft-page-break/><text:span text:style-name="T1">This can be done using a background process, copying the files to a new log and then switching over from the old log to the new one</text:span></text:p>
        </text:list-item>
      </text:list>
      <text:p text:style-name="P4"/>
      <text:p text:style-name="P3"><text:span text:style-name="T1">There are multiple implementations to creating an index under the hood:</text:span></text:p>
      <text:list xml:id="list3180060327" text:style-name="WWNum43">
        <text:list-item>
          <text:p text:style-name="P12"><text:span text:style-name="T1">Hash indexes</text:span></text:p>
          <text:list>
            <text:list-item>
              <text:p text:style-name="P76"><text:span text:style-name="T1">Put the key in an in memory hashmap, where the value is the memory address of the proper row</text:span></text:p>
            </text:list-item>
            <text:list-item>
              <text:p text:style-name="P76"><text:span text:style-name="T1">On writes update the hash map</text:span></text:p>
            </text:list-item>
            <text:list-item>
              <text:p text:style-name="P76"><text:span text:style-name="T1">The downside of this is that all of the keys must fit in memory, since this is where hashmaps are kept, good for when not many distinct keys</text:span></text:p>
            </text:list-item>
            <text:list-item>
              <text:p text:style-name="P76"><text:span text:style-name="T1">Inefficient range queries since not all keys in a range can be scanned at once</text:span></text:p>
            </text:list-item>
            <text:list-item>
              <text:p text:style-name="P76"><text:span text:style-name="T1">Occasionally save the in memory hash table to disk to assist with crash recovery</text:span></text:p>
            </text:list-item>
          </text:list>
        </text:list-item>
        <text:list-item>
          <text:p text:style-name="P12"><text:span text:style-name="T1">SSTables and LSM-Trees</text:span></text:p>
          <text:list>
            <text:list-item>
              <text:p text:style-name="P76"><text:span text:style-name="T1">Keep each log structured storage segment sorted by key, each key only appears once in each merged segment file (ensured by compaction)</text:span></text:p>
            </text:list-item>
            <text:list-item>
              <text:p text:style-name="P76"><text:span text:style-name="T1">Merging segments is done by sequentially going through each and starting with the lowest key (resembles merge sort algorithm), very efficient and done in linear time, keep the most recent value for a given key</text:span></text:p>
            </text:list-item>
            <text:list-item>
              <text:p text:style-name="P76"><text:span text:style-name="T1">No longer need to keep all of the keys in memory, just a few (with their corresponding memory address), and as a result of the sorting, can run a binary search to quickly find the key we want</text:span></text:p>
            </text:list-item>
            <text:list-item>
              <text:p text:style-name="P76"><text:span text:style-name="T1">In order to get the keys sorted originally, writes should first go to an in memory sorted data structure such as a red-black or AVL tree (memtable)</text:span></text:p>
            </text:list-item>
            <text:list-item>
              <text:p text:style-name="P76"><text:span text:style-name="T1">When the memtable gets too big, write it to disk as an SSTable (sorted log) segment, then create a new memtable</text:span></text:p>
            </text:list-item>
            <text:list-item>
              <text:p text:style-name="P76"><text:span text:style-name="T1">For reads, first check the memtable, and then traverse through the disk segments from newest to oldest</text:span></text:p>
            </text:list-item>
            <text:list-item>
              <text:p text:style-name="P76"><text:span text:style-name="T1">From time to time merge and compact disk segments</text:span></text:p>
            </text:list-item>
            <text:list-item>
              <text:p text:style-name="P76"><text:span text:style-name="T1">To increase fault tolerance, keep a separate log on disk which logs memtable writes so that memtable can be restored in the event of a crash</text:span></text:p>
            </text:list-item>
            <text:list-item>
              <text:p text:style-name="P76"><text:span text:style-name="T1">For keys that do not exist, this may take a very long time to check since we need to go through all the segments, so can be optimized with bloom filters</text:span></text:p>
            </text:list-item>
            <text:list-item>
              <text:p text:style-name="P76"><text:span text:style-name="T1">Has very high write throughput since all disk writes are sequential, can perform efficient range queries</text:span></text:p>
            </text:list-item>
          </text:list>
        </text:list-item>
        <text:list-item>
          <text:p text:style-name="P12"><text:span text:style-name="T1">B-Trees</text:span></text:p>
          <text:list>
            <text:list-item>
              <text:p text:style-name="P76"><text:soft-page-break/><text:span text:style-name="T1">Most common implementation of databases indexes, also keeps pairs sorted by key</text:span></text:p>
            </text:list-item>
            <text:list-item>
              <text:p text:style-name="P76"><text:span text:style-name="T1">Break database into fixed size blocks or pages, read or write one page at a time, aligns nicely with disks which are also broken into blocks, each page has an address that is like a pointer</text:span></text:p>
            </text:list-item>
            <text:list-item>
              <text:p text:style-name="P76"><text:span text:style-name="T1">Turn the disk into a tree, where each node of the tree has pointers with sparse key names in between them, so that finding a given key is just traversing the pointers of the tree in a binary search until reaching a leaf page which stores the keys next to their values</text:span></text:p>
            </text:list-item>
            <text:list-item>
              <text:p text:style-name="P76"><text:span text:style-name="T1">To update values just find them in the B-tree and change them</text:span></text:p>
            </text:list-item>
            <text:list-item>
              <text:p text:style-name="P76"><text:span text:style-name="T1">To add values find where the key should be and add it to that page, but if there is no space on the page, split the page in two pieces and update the parent page to reference the two leaf pages properly</text:span></text:p>
            </text:list-item>
            <text:list-item>
              <text:p text:style-name="P76"><text:span text:style-name="T1">Keeps B-tree balanced, with a depth of O(log n) for n keys, most databases can fit into a tree that is only 3 or 4 levels deep</text:span></text:p>
            </text:list-item>
            <text:list-item>
              <text:p text:style-name="P76"><text:span text:style-name="T1">Include a write ahead log of things that the B-tree will do in order to be able to recreate the tree on a crash</text:span></text:p>
            </text:list-item>
          </text:list>
        </text:list-item>
      </text:list>
      <text:p text:style-name="P4"/>
      <text:p text:style-name="P3"><text:span text:style-name="T1">LSM-trees versus B-trees:</text:span></text:p>
      <text:list xml:id="list35893285" text:style-name="WWNum15">
        <text:list-item>
          <text:p text:style-name="P13"><text:span text:style-name="T1">LSM trees thought to be faster for writes (just write to an in memory tree), B-trees thought to be faster for reads (traverse the tree as opposed to checking all segments linearly)</text:span></text:p>
        </text:list-item>
        <text:list-item>
          <text:p text:style-name="P13"><text:span text:style-name="T1">The compaction process in LSM-trees can take up computer resources</text:span></text:p>
        </text:list-item>
      </text:list>
      <text:p text:style-name="P4"/>
      <text:p text:style-name="P3"><text:span text:style-name="T1">You can construct secondary indexes (on non unique fields) from these data structures very easily by just making them point to a list or appending the primary key of the row onto the secondary index key to make them unique. </text:span></text:p>
      <text:p text:style-name="P4"/>
      <text:p text:style-name="P3"><text:span text:style-name="T1">In an index, it is often preferable to store the actual rows in an append-only heap file, with the key value mapping pointing to the offset of said row. <text:s/>However, this incurs a read penalty when trying to get the value from the heap file, and also means that if a value is updated such that it can no longer fit in its old position of the heap file, it must be moved, and all the indexes holding the corresponding key must be updated. <text:s/>In some situations you can store the actual values in the index (clustered index), but on writes every cluster index must now be updated. <text:s/>One middle ground to this is the covering index which stores only a few columns of the row in the index.</text:span></text:p>
      <text:p text:style-name="P4"/>
      <text:p text:style-name="P3"><text:span text:style-name="T1">Multicolumn indexes can also be created by basically just concatenating fields, have to be careful the way this is done because it is done using an outer sort order with an inner one, so not all queries will use the index. <text:s/>Some databases have true multidimensional indexes.</text:span></text:p>
      <text:p text:style-name="P4"/>
      <text:p text:style-name="P3"><text:span text:style-name="T4">Transaction Analytics and Data Warehousing</text:span></text:p>
      <text:p text:style-name="P4"/>
      <text:p text:style-name="P3"><text:span text:style-name="T1">Many companies that want to do retroactive processing on some of their data or calculations will have a second database, known as a data warehouse, that stores all of their data. <text:s/>This will be optimized for reads across the whole dataset, using the values of only a few columns at once. <text:s/>This solution is preferable to querying the main database as that would potentially put too much load on it.</text:span></text:p>
      <text:p text:style-name="P4"><text:soft-page-break/></text:p>
      <text:p text:style-name="P3"><text:span text:style-name="T1">Data is typically extracted from the transaction databases, transformed to the proper format for analytics, and then loaded into the data warehouse. <text:s/>The index patterns discussed above do not work as well for analytics, so there is a need to create new ways of storing the data.</text:span></text:p>
      <text:p text:style-name="P4"/>
      <text:p text:style-name="P3"><text:span text:style-name="T1">The data in an analytics table is typically done via the stars and snowflakes schema:</text:span></text:p>
      <text:list xml:id="list1179574913" text:style-name="WWNum8">
        <text:list-item>
          <text:p text:style-name="P14"><text:span text:style-name="T1">There is a centralized fact table for important events that we may want to analyze (such as each sale in a grocery store)</text:span></text:p>
        </text:list-item>
        <text:list-item>
          <text:p text:style-name="P14"><text:span text:style-name="T1">The fact table has multiple foreign keys to rows of many other tables, known as dimension tables (in the grocery example possibly a product table or a customer table)</text:span></text:p>
        </text:list-item>
        <text:list-item>
          <text:p text:style-name="P14"><text:span text:style-name="T1">The </text:span><text:span text:style-name="T1"><office:annotation office:name="__Annotation__149_1819297290"><dc:creator>Anonymous</dc:creator><dc:date>2022-04-28T19:20:08</dc:date><text:p><text:span text:style-name="T8">Important to note that this is generally considered to be an anti-pattern. In a proper star the dimensions are expected to be denormalized. Warehousing models that do support normalization (e.g. Data Vault) don't tend to use the either the "star" or "snowflake" terminology.</text:span></text:p></office:annotation></text:span><text:span text:style-name="T1">snowflakes schema builds on the aforementioned star schema</text:span><office:annotation-end office:name="__Annotation__149_1819297290"/><text:span text:style-name="T1">, where each dimension table has sub dimension tables</text:span><text:change-start text:change-id="ct30861024"/><text:span text:style-name="T1"> <text:s/></text:span><text:change-end text:change-id="ct30861024"/></text:p>
        </text:list-item>
      </text:list>
      <text:p text:style-name="P4"/>
      <text:p text:style-name="P3"><text:span text:style-name="T1">In order to optimize for analytical speed, data warehouses typically use column oriented storage:</text:span></text:p>
      <text:list xml:id="list229721061" text:style-name="WWNum28">
        <text:list-item>
          <text:p text:style-name="P15"><text:span text:style-name="T1">Traditional approach</text:span></text:p>
          <text:list>
            <text:list-item>
              <text:p text:style-name="P77"><text:span text:style-name="T1">Most non analytical (transactional) databases use row oriented storage, because we typically want to access all of the values in a row</text:span></text:p>
            </text:list-item>
            <text:list-item>
              <text:p text:style-name="P77"><text:span text:style-name="T1">This means that there is locality in the storage of a row</text:span></text:p>
            </text:list-item>
            <text:list-item>
              <text:p text:style-name="P77"><text:span text:style-name="T1">However, for analytics queries most only use a few out of the hundreds of columns in a given row</text:span></text:p>
            </text:list-item>
          </text:list>
        </text:list-item>
        <text:list-item>
          <text:p text:style-name="P15"><text:span text:style-name="T1">Column oriented storage</text:span></text:p>
          <text:list>
            <text:list-item>
              <text:p text:style-name="P77"><text:span text:style-name="T1">Store every value from each column together instead, keep the order of the values in the column the same as what the rows would be in the table</text:span></text:p>
            </text:list-item>
            <text:list-item>
              <text:p text:style-name="P77"><text:span text:style-name="T1">Increased locality of these values allows reading them much faster</text:span></text:p>
            </text:list-item>
          </text:list>
        </text:list-item>
        <text:list-item>
          <text:p text:style-name="P15"><text:span text:style-name="T1">Compression</text:span></text:p>
          <text:list>
            <text:list-item>
              <text:p text:style-name="P77"><text:span text:style-name="T1">Storing all of the column values can be easily compressed in order to reduce the amount of space that the data takes up</text:span></text:p>
            </text:list-item>
            <text:list-item>
              <text:p text:style-name="P77"><text:change-start text:change-id="ct31112496"/><text:span text:style-name="T1">If the number of distinct values in a column is small compared to the number of rows, a bitmap encoding can easily reduce the amount of space needed (turn each possible value into a 0 for the indices of the column where the index is not equal to the value and a 1 if it is equal to the value)</text:span><text:change-end text:change-id="ct31112496"/></text:p>
            </text:list-item>
            <text:list-item>
              <text:p text:style-name="P77"><text:span text:style-name="T1">Can further compress the bitmap encoding to a run length encoding by saying how many 0s and 1s are repeated and combining these numbers</text:span></text:p>
            </text:list-item>
            <text:list-item>
              <text:p text:style-name="P77"><text:span text:style-name="T1">When trying to find rows that have values of either A or B for a specific column, load their bitwise encodings and bitwise OR them to quickly get a result</text:span></text:p>
            </text:list-item>
            <text:list-item>
              <text:p text:style-name="P77"><text:soft-page-break/><text:span text:style-name="T1">Using column oriented storage allows better parallelization, and compressing it allows more of the data to fit in CPU cache</text:span></text:p>
            </text:list-item>
          </text:list>
        </text:list-item>
      </text:list>
      <text:p text:style-name="P123"/>
      <text:p text:style-name="P125"><text:span text:style-name="T1">Sometimes it makes sense to sort all of the columns in the same order to help speed up queries, in addition to help compress columns even further (if all equal values are next to one another this is easiest to compress). <text:s/>Can even have replicas of the data warehouse sorted in multiple different ways to make certain queries faster.</text:span></text:p>
      <text:p text:style-name="P123"/>
      <text:p text:style-name="P125"><text:span text:style-name="T1">Writing to column oriented storage is hard if you want to write in the middle of a sorted list, but LSM-trees allow doing this efficiently and then rewriting the column segments to propagate the changes.</text:span></text:p>
      <text:p text:style-name="P123"/>
      <text:p text:style-name="P125"><text:span text:style-name="T1">A further way that analytics can be sped up is with materialized views:</text:span></text:p>
      <text:list xml:id="list2984342747" text:style-name="WWNum17">
        <text:list-item>
          <text:p text:style-name="P16"><text:span text:style-name="T1">Materialized views</text:span></text:p>
          <text:list>
            <text:list-item>
              <text:p text:style-name="P78"><text:span text:style-name="T1">An optimization by the database to precompute certain common queries in order to cache the result</text:span></text:p>
            </text:list-item>
            <text:list-item>
              <text:p text:style-name="P78"><text:span text:style-name="T1">This way it does not have to be recalculated all the time</text:span></text:p>
            </text:list-item>
          </text:list>
        </text:list-item>
        <text:list-item>
          <text:p text:style-name="P16"><text:span text:style-name="T1">Trade offs</text:span></text:p>
          <text:list>
            <text:list-item>
              <text:p text:style-name="P78"><text:span text:style-name="T1">Caches the result of common computations so that they do not constantly have to be rerun</text:span></text:p>
            </text:list-item>
            <text:list-item>
              <text:p text:style-name="P78"><text:span text:style-name="T1">The downside of this is that on writes materialized views must be updated, so writes take longer</text:span></text:p>
            </text:list-item>
            <text:list-item>
              <text:p text:style-name="P78"><text:span text:style-name="T1">Less flexibility than querying raw data</text:span></text:p>
            </text:list-item>
          </text:list>
        </text:list-item>
        <text:list-item>
          <text:p text:style-name="P16"><text:span text:style-name="T1">Data cube</text:span></text:p>
          <text:list>
            <text:list-item>
              <text:p text:style-name="P78"><text:span text:style-name="T1">Special type of materialized view that groups aggregates by two different dimensions (for example date and product number to find the total sales for each combination)</text:span></text:p>
            </text:list-item>
          </text:list>
        </text:list-item>
      </text:list>
      <text:p text:style-name="P4"/>
      <text:p text:style-name="P3"><text:span text:style-name="T4">Serialization</text:span></text:p>
      <text:p text:style-name="P5"/>
      <text:p text:style-name="P3"><text:span text:style-name="T1">Serialization</text:span><text:span text:style-name="T1"><office:annotation office:name="__Annotation__192_1819297290"><dc:creator>Itachi Uchiha</dc:creator><dc:date>2022-12-06T13:56:39</dc:date><text:p><text:span text:style-name="T8">@Roman Disagree. In the context of system design and DDIA, "encoding" is the better term here because serialization refers to the storage &amp; retrieval section of DDIA.</text:span></text:p></office:annotation></text:span><text:span text:style-name="T1"><office:annotation office:name="__Annotation__190_1819297290"><dc:creator>Jordan Epstein</dc:creator><dc:date>2022-04-30T18:03:31</dc:date><text:p><text:span text:style-name="T8">I had used encoding simply just because that was the term used in DDIA, however I agree that serialization makes more sense here - hopefully people don't mix it up with transaction serializability!</text:span></text:p></office:annotation></text:span><text:span text:style-name="T1"><office:annotation office:name="__Annotation__188_1819297290"><dc:creator>Roman Uporov</dc:creator><dc:date>2022-04-29T12:22:32</dc:date><text:p><text:span text:style-name="T8">+1.</text:span></text:p><text:p><text:span text:style-name="T8">On top of that, serialization topic has a good opportunity to be expanded into data schemas and versioning (Avro, json-schema, zoo of XMLs).</text:span></text:p><text:p/><text:p><text:span text:style-name="T8">Encoding for me is more about multibyte vs fixed encodings for Unicode, or things like Base64.</text:span></text:p></office:annotation></text:span><text:span text:style-name="T1"><office:annotation office:name="__Annotation__186_1819297290"><dc:creator>Anonymous</dc:creator><dc:date>2022-04-28T19:24:07</dc:date><text:p><text:span text:style-name="T8">"Serialization" is probably a more generally applicable term for what you're referring to here. "Encoding" sounds a bit lower level.</text:span></text:p></office:annotation></text:span><text:span text:style-name="T1"> </text:span><office:annotation-end office:name="__Annotation__186_1819297290"/><office:annotation-end office:name="__Annotation__188_1819297290"/><office:annotation-end office:name="__Annotation__190_1819297290"/><office:annotation-end office:name="__Annotation__192_1819297290"/><text:span text:style-name="T1">allows us to send data from machine to machine, as objects in memory must be translated to encodings. <text:s/>Generally, we should not use language specific encoders as they are slow and lock you into a given language. <text:s/>JSON and XML, the most common encodings, are useful in the sense that they are so ubiquitous. <text:s/>But in some cases, as in dealing with very large amounts of proprietary data, it can make sense to use a custom binary encoding to reduce the amount of space used by an encoding and greatly speed up the transfer of data. <text:s/>Some of these binary encoders are greatly able to reduce the amount of space used by requiring a schema predefined for the data - but in defining a schema, it is important that our applications are able to stay both forwards and backwards compatible. <text:s/>To maintain backwards compatibility, if you add a new field to a schema, it cannot be made required (or it must have a default value). <text:s/>Schemas can be useful because having a database of them can help to keep track of forward and backward compatibility, and also allow for compile time type checking in statically typed languages.</text:span></text:p>
      <text:p text:style-name="P4"/>
      <text:p text:style-name="P3"><text:soft-page-break/><text:span text:style-name="T4">Replication</text:span></text:p>
      <text:p text:style-name="P5"/>
      <text:p text:style-name="P3"><text:span text:style-name="T1">Replication is the process of storing multiple copies of the same data on multiple different computers. <text:s/>It serves three main purposes. <text:s/>Firstly, the redundancy of the data means that a service can still serve reads and writes if one of the database nodes crashes. <text:s/>Secondly, replication can actually speed up the process of reading or writing if the operation is performed by a database node that is geographically closer to the client. <text:s/>Finally, replicating data to many databases allows the reduction of load on each database. <text:s/>However, there are many different ways of implementing replication, each with their own benefits and drawbacks, and we will read about them below.</text:span></text:p>
      <text:p text:style-name="P4"/>
      <text:p text:style-name="P3"><text:span text:style-name="T1">Single leader replication:</text:span></text:p>
      <text:list xml:id="list403569446" text:style-name="WWNum39">
        <text:list-item>
          <text:p text:style-name="P17"><text:span text:style-name="T1">One of the nodes is designated to be the leader</text:span></text:p>
          <text:list>
            <text:list-item>
              <text:p text:style-name="P79"><text:span text:style-name="T1">All writes are sent to this leader, and they are written to the leader’s local storage</text:span></text:p>
            </text:list-item>
          </text:list>
        </text:list-item>
        <text:list-item>
          <text:p text:style-name="P17"><text:span text:style-name="T1">All of the other replicas are known as followers</text:span></text:p>
          <text:list>
            <text:list-item>
              <text:p text:style-name="P79"><text:span text:style-name="T1">Data is sent to the followers from the leader via a replication log</text:span></text:p>
            </text:list-item>
            <text:list-item>
              <text:p text:style-name="P79"><text:span text:style-name="T1">Each follower takes the log and updates the local data in the same order that the log specifies</text:span></text:p>
            </text:list-item>
          </text:list>
        </text:list-item>
        <text:list-item>
          <text:p text:style-name="P17"><text:span text:style-name="T1">Clients can perform reads from either the leader or the follower</text:span></text:p>
        </text:list-item>
        <text:list-item>
          <text:p text:style-name="P17"><text:span text:style-name="T1">Can be performed either synchronously or asynchronously</text:span></text:p>
          <text:list>
            <text:list-item>
              <text:p text:style-name="P79"><text:span text:style-name="T1">Synchronous replication is when the client only receives a message that a given write was successful once the changes have been propagated to all of the replicas (strong consistency)</text:span></text:p>
            </text:list-item>
            <text:list-item>
              <text:p text:style-name="P79"><text:span text:style-name="T1">Asynchronous replication is when the client receives a message saying that their write was successful the moment it reaches the leader database, all changes to the replicas are propagated in the background (eventual consistency)</text:span></text:p>
            </text:list-item>
            <text:list-item>
              <text:p text:style-name="P79"><text:span text:style-name="T1">While synchronous replication ensures that all followers have up to date data, it is impractical because a crash on one of the followers or just a follower operating slowly slows breaks the whole system</text:span></text:p>
            </text:list-item>
            <text:list-item>
              <text:p text:style-name="P79"><text:span text:style-name="T1">Typically synchronous replication means that only one follower is synchronous while the rest are asynchronous, if the synchronous follower fails another one of the followers is made synchronous</text:span></text:p>
            </text:list-item>
            <text:list-item>
              <text:p text:style-name="P79"><text:span text:style-name="T1">In a fully asynchronous system, writes to the leader that have yet to be propagated are lost on a crash</text:span></text:p>
            </text:list-item>
          </text:list>
        </text:list-item>
        <text:list-item>
          <text:p text:style-name="P17"><text:span text:style-name="T1">Setting up new followers is a relatively easy process, and does not affect write throughput of the system</text:span></text:p>
          <text:list>
            <text:list-item>
              <text:p text:style-name="P79"><text:span text:style-name="T1">Take a consistent snapshot of the leader database, and copy this to the follower node</text:span></text:p>
            </text:list-item>
            <text:list-item>
              <text:p text:style-name="P79"><text:span text:style-name="T1">Then connect to the leader, and use the replication log to catch up from the position of the snapshot in the log</text:span></text:p>
            </text:list-item>
            <text:list-item>
              <text:p text:style-name="P79"><text:span text:style-name="T1">Once caught up, start acting as a normal follower</text:span></text:p>
            </text:list-item>
          </text:list>
        </text:list-item>
        <text:list-item>
          <text:p text:style-name="P17"><text:soft-page-break/><text:span text:style-name="T1">It is very easy to recover from a follower crashing</text:span></text:p>
          <text:list>
            <text:list-item>
              <text:p text:style-name="P79"><text:span text:style-name="T1">Just check the log of changes that it needs to make to see what point the follower was up to when it crashed, and from then on connect to the leader and connect all of the changes since then</text:span></text:p>
            </text:list-item>
            <text:list-item>
              <text:p text:style-name="P79"><text:span text:style-name="T1">After catching up, continue to act as a normal follower</text:span></text:p>
            </text:list-item>
          </text:list>
        </text:list-item>
        <text:list-item>
          <text:p text:style-name="P17"><text:span text:style-name="T1">If the leader fails in this configuration, the system must perform a failover</text:span></text:p>
          <text:list>
            <text:list-item>
              <text:p text:style-name="P79"><text:span text:style-name="T1">First the system must determine that the leader has actually failed, this is impossible to do with complete certainty as there are a variety of things that can go wrong (crashes, power outage, network issues), so most systems have databases frequently communicate with one another and use a timeout to determine if a node is dead</text:span></text:p>
            </text:list-item>
            <text:list-item>
              <text:p text:style-name="P79"><text:span text:style-name="T1">Use some sort of consensus mechanism (will talk about this in more detail later) to determine a follower node that will become the new leader, typically good choice is the most up to date follower</text:span></text:p>
            </text:list-item>
            <text:list-item>
              <text:p text:style-name="P79"><text:span text:style-name="T1">Configure clients to send their write requests to the new leader, make sure if the old leader comes back it now realizes it is a follower</text:span></text:p>
            </text:list-item>
            <text:list-item>
              <text:p text:style-name="P79"><text:span text:style-name="T1">Failover can be a dangerous situation because you may need to discard some writes from the old leader, can lead to inconsistencies if other systems (not database) had already propagated those changes internally (such as a cache)</text:span></text:p>
            </text:list-item>
            <text:list-item>
              <text:p text:style-name="P79"><text:span text:style-name="T1">In some scenarios two nodes may end up thinking they are the leader, could lead to corrupted data (split brain, can be dealt with)</text:span></text:p>
            </text:list-item>
            <text:list-item>
              <text:p text:style-name="P79"><text:span text:style-name="T1">If timeout for determining failover is too small, may perform unnecessary failovers and introduce extra load on a system</text:span></text:p>
            </text:list-item>
          </text:list>
        </text:list-item>
      </text:list>
      <text:p text:style-name="P4"/>
      <text:p text:style-name="P3"><text:span text:style-name="T1">Replication log implementation:</text:span></text:p>
      <text:list xml:id="list3787057023" text:style-name="WWNum55">
        <text:list-item>
          <text:p text:style-name="P18"><text:span text:style-name="T1">The most simple way is to just copy over the SQL statements used by the leader</text:span></text:p>
          <text:list>
            <text:list-item>
              <text:p text:style-name="P80"><text:span text:style-name="T1">However, this is a problem because some SQL commands are nondeterministic</text:span></text:p>
            </text:list-item>
            <text:list-item>
              <text:p text:style-name="P80"><text:span text:style-name="T1">While these values could be replaced with deterministic values by the original database, other solutions that are better have been made</text:span></text:p>
            </text:list-item>
          </text:list>
        </text:list-item>
        <text:list-item>
          <text:p text:style-name="P18"><text:span text:style-name="T1">Another option is to use a write ahead log in the same way that databases do for indexing</text:span></text:p>
          <text:list>
            <text:list-item>
              <text:p text:style-name="P80"><text:span text:style-name="T1">Append only sequence of bytes containing all writes to the database</text:span></text:p>
            </text:list-item>
            <text:list-item>
              <text:p text:style-name="P80"><text:span text:style-name="T1">This log already exists on disk, so just send it over network to followers</text:span></text:p>
            </text:list-item>
            <text:list-item>
              <text:p text:style-name="P80"><text:span text:style-name="T1">Disadvantage is write ahead log has which bytes were changed, so a change in the storage engine over a replica may render everything moot if things are stored in different locations, makes rolling upgrades impossible and requires downtime</text:span></text:p>
            </text:list-item>
          </text:list>
        </text:list-item>
        <text:list-item>
          <text:p text:style-name="P18"><text:span text:style-name="T1">A logical log describes all the changes made to a given row (usually by primary key)</text:span></text:p>
          <text:list>
            <text:list-item>
              <text:p text:style-name="P80"><text:span text:style-name="T1">Decoupling the storage index and the log allows for rolling upgrades and backwards compatibility</text:span></text:p>
            </text:list-item>
          </text:list>
        </text:list-item>
      </text:list>
      <text:p text:style-name="P4"><text:soft-page-break/></text:p>
      <text:p text:style-name="P3"><text:span text:style-name="T1">Problems with replication lag and </text:span><text:span text:style-name="T1"><office:annotation office:name="__Annotation__237_1819297290"><dc:creator>Sean Tay</dc:creator><dc:date>2022-05-07T10:09:53</dc:date><text:p><text:span text:style-name="T8">Hey I found what I think is a good resource for explaining what the various Data Consistency Models guarantee and when to use them if anyone is interested: https://www.microsoft.com/en-us/research/wp-content/uploads/2011/10/ConsistencyAndBaseballReport.pdf</text:span></text:p></office:annotation></text:span><text:span text:style-name="T1">eventual consistency</text:span><office:annotation-end office:name="__Annotation__237_1819297290"/><text:span text:style-name="T1">:</text:span></text:p>
      <text:list xml:id="list4013844467" text:style-name="WWNum26">
        <text:list-item>
          <text:p text:style-name="P19"><text:span text:style-name="T1">Reading your own writes</text:span></text:p>
          <text:list>
            <text:list-item>
              <text:p text:style-name="P81"><text:span text:style-name="T1">After writing data and refreshing, you may still see the old data since the changes you have made have not yet been propagated on the replica you are reading from</text:span></text:p>
            </text:list-item>
            <text:list-item>
              <text:p text:style-name="P81"><text:span text:style-name="T1">Requires read-after-write consistency, which says that after uploading a page you will see the writes that you have just made</text:span></text:p>
            </text:list-item>
            <text:list-item>
              <text:p text:style-name="P81"><text:span text:style-name="T1">Can either always query the leader for areas of the application that are editable by the user, or keep track of the last write on the client, and for some amount of period of time afterwards only read from the leader (or a replica that is up to date as of that timestamp)</text:span></text:p>
            </text:list-item>
          </text:list>
        </text:list-item>
        <text:list-item>
          <text:p text:style-name="P19"><text:span text:style-name="T1">Monotonic reads</text:span></text:p>
          <text:list>
            <text:list-item>
              <text:p text:style-name="P81"><text:span text:style-name="T1">Reads occurring on several different replicas actually can make it seem as if you are moving back in time</text:span></text:p>
            </text:list-item>
            <text:list-item>
              <text:p text:style-name="P81"><text:span text:style-name="T1">Guarantee monotonic reads, one way of doing so is to make sure that each user always reads from the same replica, can be done based off of a hash of the user ID (this can break down if said replica fails)</text:span></text:p>
            </text:list-item>
          </text:list>
        </text:list-item>
        <text:list-item>
          <text:p text:style-name="P19"><text:span text:style-name="T1">Consistent prefix reads</text:span></text:p>
          <text:list>
            <text:list-item>
              <text:p text:style-name="P81"><text:span text:style-name="T1">When two things in the database have a causal relationship, but the one that precedes the other has a greater replication lag so to another user it seems like the latter write comes before the preceding one (happens when they are on different partitions, otherwise log would maintain order)</text:span></text:p>
            </text:list-item>
            <text:list-item>
              <text:p text:style-name="P81"><text:span text:style-name="T1">Could perhaps make sure causally related writes are on the same partition, but not always possible, so may have to explicitly keep track of causal dependencies</text:span></text:p>
            </text:list-item>
          </text:list>
        </text:list-item>
      </text:list>
      <text:p text:style-name="P4"/>
      <text:p text:style-name="P3"><text:span text:style-name="T1">Multi leader replication:</text:span></text:p>
      <text:list xml:id="list2853857694" text:style-name="WWNum21">
        <text:list-item>
          <text:p text:style-name="P20"><text:span text:style-name="T1">Adds significant complexity to single leader replication, each of the leaders is also a follower for all of the other leaders</text:span></text:p>
          <text:list>
            <text:list-item>
              <text:p text:style-name="P82"><text:span text:style-name="T1">This introduces the need to resolve conflicting writes between different leaders</text:span></text:p>
            </text:list-item>
          </text:list>
        </text:list-item>
        <text:list-item>
          <text:p text:style-name="P20"><text:span text:style-name="T1">Works well in cases where there are multiple data centers in geographically different regions</text:span></text:p>
          <text:list>
            <text:list-item>
              <text:p text:style-name="P82"><text:span text:style-name="T1">Reduces latency of original write, and each datacenter can continue operating independently of the others, temporary network outages between datacenters do not stop writes from being processed</text:span></text:p>
            </text:list-item>
          </text:list>
        </text:list-item>
        <text:list-item>
          <text:p text:style-name="P20"><text:span text:style-name="T1">Need to be able to handle write conflicts between multiple leaders, for example when an entry is modified by two different clients to be two different values at the same time</text:span></text:p>
          <text:list>
            <text:list-item>
              <text:p text:style-name="P82"><text:span text:style-name="T1">One way to avoid conflicts is just by forcing all writes to a given field to go to the same leader</text:span></text:p>
            </text:list-item>
            <text:list-item>
              <text:p text:style-name="P82"><text:span text:style-name="T1">All the replicas must converge to a consistent state (have the same data)</text:span></text:p>
            </text:list-item>
            <text:list-item>
              <text:p text:style-name="P82"><text:soft-page-break/><text:span text:style-name="T1">Can determine which write wins based on a timestamp or giving replicas a priority, but this implies a loss of some data</text:span></text:p>
            </text:list-item>
            <text:list-item>
              <text:p text:style-name="P82"><text:span text:style-name="T1">Can also perhaps keep all of the conflicting data in some data structure and have a user resolve it down the line (on read), or use some code to help the database resolve it (on write)</text:span></text:p>
            </text:list-item>
          </text:list>
        </text:list-item>
        <text:list-item>
          <text:p text:style-name="P20"><text:span text:style-name="T1">A multileader replication setup can use a variety of different topologies, or configurations with which writes are propagated from one leader to another</text:span></text:p>
          <text:list>
            <text:list-item>
              <text:p text:style-name="P82"><text:span text:style-name="T1">This includes a circular topology (passed in a cyclic order), star topology (one central node), and all to all topology (all nodes communicate with one another)</text:span></text:p>
            </text:list-item>
            <text:list-item>
              <text:p text:style-name="P82"><text:span text:style-name="T1">In circle and star topologies, writes in the replication log are marked with which nodes they are passed through to avoid duplicate operations</text:span></text:p>
            </text:list-item>
            <text:list-item>
              <text:p text:style-name="P82"><text:span text:style-name="T1">In circle and star topologies, the failure of one node means the failure of the entire replication path, all to all avoids a single point of failure</text:span></text:p>
            </text:list-item>
            <text:list-item>
              <text:p text:style-name="P82"><text:span text:style-name="T1">However, in all to all replication, some messages may arrive faster than ones written before them leading to inconsistencies, which is a problem of causality (can be ordered with version vectors)</text:span></text:p>
            </text:list-item>
          </text:list>
        </text:list-item>
      </text:list>
      <text:p text:style-name="P4"/>
      <text:p text:style-name="P3"><text:span text:style-name="T1">Leaderless replication:</text:span></text:p>
      <text:list xml:id="list1671520222" text:style-name="WWNum9">
        <text:list-item>
          <text:p text:style-name="P21"><text:span text:style-name="T1">Any replica can accept writes from any of the clients</text:span></text:p>
        </text:list-item>
        <text:list-item>
          <text:p text:style-name="P21"><text:span text:style-name="T1">No such thing as failover, simply set a threshold of the number of nodes that need to accept the write for the write to be successful, same with reads</text:span></text:p>
          <text:list>
            <text:list-item>
              <text:p text:style-name="P83"><text:span text:style-name="T1">If an unavailable node comes back online, a client may read from many nodes simultaneously, realize the previously offline node has an outdated value and update it accordingly (use version numbers to check which values are out of date), this process is known as read repair</text:span></text:p>
            </text:list-item>
            <text:list-item>
              <text:p text:style-name="P83"><text:span text:style-name="T1">Another way of ensuring up to date data is anti entropy, which is a background process that looks for data differences in replicas and copies the correct data over, however the writes are not copied in any particular order</text:span></text:p>
            </text:list-item>
          </text:list>
        </text:list-item>
        <text:list-item>
          <text:p text:style-name="P21"><text:span text:style-name="T1">If we can only write to a fraction of nodes at a time and read from a fraction, we can use a quorum in order to ensure that we always read from at least node with a most up to date copy of the data</text:span></text:p>
          <text:list>
            <text:list-item>
              <text:p text:style-name="P83"><text:span text:style-name="T1">This occurs when the number of nodes successfully written to plus the number of nodes read from are greater than the number of total replicas</text:span></text:p>
            </text:list-item>
            <text:list-item>
              <text:p text:style-name="P83"><text:span text:style-name="T1">Typically reads and writes are sent to all replicas in parallel</text:span></text:p>
            </text:list-item>
          </text:list>
        </text:list-item>
        <text:list-item>
          <text:p text:style-name="P21"><text:span text:style-name="T1">There are still cases where quorum reads and writes are not perfect</text:span></text:p>
          <text:list>
            <text:list-item>
              <text:p text:style-name="P83"><text:span text:style-name="T1">Even if writes do not succeed on the specified number of nodes they will not be rolled back on the nodes where they have been written</text:span></text:p>
            </text:list-item>
            <text:list-item>
              <text:p text:style-name="P83"><text:span text:style-name="T1">In the event that sloppy quorums are used, the writes may end up on different nodes than reads, such that there is no overlap between them</text:span></text:p>
            </text:list-item>
            <text:list-item>
              <text:p text:style-name="P83"><text:span text:style-name="T1">If a node with a new value fails and its data is restored using a node with an old value, the new value will be lost</text:span></text:p>
            </text:list-item>
          </text:list>
        </text:list-item>
        <text:list-item>
          <text:p text:style-name="P21"><text:span text:style-name="T1">Works well with multi-datacenter operation</text:span></text:p>
          <text:list>
            <text:list-item>
              <text:p text:style-name="P83"><text:soft-page-break/><text:span text:style-name="T1">Send writes to all nodes, but have the acknowledgements from the client’s local datacenter be sufficient to fulfill a quorum write in order to reduce the high cross datacenter latency of writes</text:span></text:p>
            </text:list-item>
          </text:list>
        </text:list-item>
      </text:list>
      <text:p text:style-name="P4"/>
      <text:p text:style-name="P3"><text:span text:style-name="T1">Sloppy Quorums:</text:span></text:p>
      <text:list xml:id="list3588200108" text:style-name="WWNum58">
        <text:list-item>
          <text:p text:style-name="P22"><text:span text:style-name="T1">Sometimes a client can reach certain nodes in a cluster, but not the nodes that the data for a given write would typically go to</text:span></text:p>
        </text:list-item>
        <text:list-item>
          <text:p text:style-name="P22"><text:span text:style-name="T1">A sloppy quorum is instead writing and reading from these nodes outside of the cluster (still using the predefined thresholds for the number of reads and write nodes as a normal quorum)</text:span></text:p>
          <text:list>
            <text:list-item>
              <text:p text:style-name="P84"><text:span text:style-name="T1">Once the network outage is fixed the data is sent to the proper nodes, known as hinted handoff</text:span></text:p>
            </text:list-item>
            <text:list-item>
              <text:p text:style-name="P84"><text:span text:style-name="T1">There are no guarantees that reading from the proper number of nodes will return the new value, as the reads are probably going to the original nodes, not the ones where the data is written</text:span></text:p>
            </text:list-item>
            <text:list-item>
              <text:p text:style-name="P84"><text:span text:style-name="T1">Sloppy quorums are just useful for assuring durability of data</text:span></text:p>
            </text:list-item>
          </text:list>
        </text:list-item>
      </text:list>
      <text:p text:style-name="P123"/>
      <text:p text:style-name="P125"><text:span text:style-name="T4">Detecting Concurrent Writes</text:span></text:p>
      <text:p text:style-name="P124"/>
      <text:p text:style-name="P125"><text:span text:style-name="T1">A problem that occurs in both multileader and leaderless implementations of replications is being able to detect many concurrent writes. <text:s text:c="2"/>Concurrent writes occur when two writes to the database from different clients do not know about each other. <text:s/>While it is most important that the database replicas all converge to a consistent state, there are certain ways of dealing with concurrency that improve durability by not arbitrarily picking one write to keep and throwing out the others.</text:span></text:p>
      <text:p text:style-name="P123"/>
      <text:p text:style-name="P125"><text:span text:style-name="T1">Detecting Concurrent Writes:</text:span></text:p>
      <text:list xml:id="list1112656973" text:style-name="WWNum61">
        <text:list-item>
          <text:p text:style-name="P23"><text:span text:style-name="T1">Both multileader and leaderless replication have to be able to detect and rectify possible concurrent writes</text:span></text:p>
          <text:list>
            <text:list-item>
              <text:p text:style-name="P85"><text:span text:style-name="T1">Events may arrive in a different order at different nodes, ultimately every node has to be in a consistent state</text:span></text:p>
            </text:list-item>
          </text:list>
        </text:list-item>
        <text:list-item>
          <text:p text:style-name="P23"><text:span text:style-name="T1">Concurrent writes happen when neither client knows about the write of the other before making their write</text:span></text:p>
        </text:list-item>
        <text:list-item>
          <text:p text:style-name="P23"><text:span text:style-name="T1">In last write wins, some arbitrary ordering is given to the writes in order to choose which one should be kept and which should not</text:span></text:p>
          <text:list>
            <text:list-item>
              <text:p text:style-name="P85"><text:span text:style-name="T1">This is easy to implement, but is bad for durability as writes are thrown away</text:span></text:p>
            </text:list-item>
            <text:list-item>
              <text:p text:style-name="P85"><text:span text:style-name="T1">Additionally, if using timestamps, these are hard to do due to clock skew</text:span></text:p>
            </text:list-item>
            <text:list-item>
              <text:p text:style-name="P85"><text:span text:style-name="T1">The only safe way to do this is only allowing each key to be written once and from then on being immutable</text:span></text:p>
            </text:list-item>
          </text:list>
        </text:list-item>
        <text:list-item>
          <text:p text:style-name="P23"><text:soft-page-break/><text:span text:style-name="T1">Instead, we can use version numbers in order to track what information a given client has about a key, useful because no writes are lost</text:span></text:p>
          <text:list>
            <text:list-item>
              <text:p text:style-name="P85"><text:span text:style-name="T1">On each write of a value to a key, the client passes the server the last version number of the key that it has seen, and the server assigns the write a new version number and returns it back to the client</text:span></text:p>
            </text:list-item>
            <text:list-item>
              <text:p text:style-name="P85"><text:span text:style-name="T1">If a client writes to the database with a given version number, the database can tell which data the client had access to at the time of writing</text:span></text:p>
            </text:list-item>
            <text:list-item>
              <text:p text:style-name="P85"><text:span text:style-name="T1">If the client is making a write independent of some existing value in the database, the database will give that write a new version number and return both versions of the data on subsequent reads</text:span></text:p>
            </text:list-item>
            <text:list-item>
              <text:p text:style-name="P85"><text:span text:style-name="T1">The application can then handle these two values and either merge them automatically or prompt the user to do so</text:span></text:p>
            </text:list-item>
          </text:list>
        </text:list-item>
        <text:list-item>
          <text:p text:style-name="P23"><text:span text:style-name="T1">This approach generalizes to many replicas using version vectors, use a version number per replica as well as per key</text:span></text:p>
          <text:list>
            <text:list-item>
              <text:p text:style-name="P85"><text:span text:style-name="T1">Each replica keeps track of its own version number plus the numbers of other replicas in order to indicate which values to overwrite and which to keep as siblings</text:span></text:p>
            </text:list-item>
          </text:list>
        </text:list-item>
      </text:list>
      <text:p text:style-name="P4"/>
      <text:p text:style-name="P3"><text:span text:style-name="T4">Partitioning</text:span></text:p>
      <text:p text:style-name="P5"/>
      <text:p text:style-name="P125"><text:span text:style-name="T1">When dealing with large systems, a common issue that may occur is that a single database table actually becomes too big to store on a single machine. <text:s/>As a result, the table must be partitioned, or split, onto multiple different nodes. <text:s/>How exactly this splitting is done is an implementation detail, but being able to partition a database greatly increases the scalability of a system by allowing a given database table to get arbitrarily big, and perhaps even store more relevant data in nodes closer to the users accessing it. <text:s/>This being said, partitioning, also known as sharding, comes with many complications.</text:span></text:p>
      <text:p text:style-name="P4"/>
      <text:p text:style-name="P125"><text:span text:style-name="T1">Approaches for partitioning the data:</text:span></text:p>
      <text:list xml:id="list2937440718" text:style-name="WWNum10">
        <text:list-item>
          <text:p text:style-name="P24"><text:span text:style-name="T1">Want to split up keys so that each partition has relatively even load on it (both in data and queries), otherwise result is hot spot partitions</text:span></text:p>
        </text:list-item>
        <text:list-item>
          <text:p text:style-name="P24"><text:span text:style-name="T1">Can partition keys by range chunks, not necessarily even ranges because some ranges will have more data and activity than others</text:span></text:p>
          <text:list>
            <text:list-item>
              <text:p text:style-name="P86"><text:span text:style-name="T1">These ranges can be chosen manually or automatically by the database</text:span></text:p>
            </text:list-item>
            <text:list-item>
              <text:p text:style-name="P86"><text:span text:style-name="T1">Keep keys in sorted order within the partition</text:span></text:p>
            </text:list-item>
            <text:list-item>
              <text:p text:style-name="P86"><text:span text:style-name="T1">In certain scenarios, such as partitioning by timestamp ranges, this can easily lead to hotspots if most of the queries want recent data</text:span></text:p>
            </text:list-item>
          </text:list>
        </text:list-item>
        <text:list-item>
          <text:p text:style-name="P24"><text:span text:style-name="T1">Can partition by hash of key and split by a range of hashes, good hash functions will uniformly distribute the keys</text:span></text:p>
          <text:list>
            <text:list-item>
              <text:p text:style-name="P86"><text:span text:style-name="T1">Loses the ability to do fast range queries, have to check all partitions</text:span></text:p>
            </text:list-item>
            <text:list-item>
              <text:p text:style-name="P86"><text:span text:style-name="T1">Helps reduce hotspots, but if all of the activity is on one key, then hot spots will still occur, can perhaps be mitigated for certain keys by adding a random number to the key every time and thus partitioning all of the operations to it, but makes reads slow because need to check all of the partitions for the key data</text:span></text:p>
            </text:list-item>
          </text:list>
        </text:list-item>
        <text:list-item>
          <text:p text:style-name="P24"><text:soft-page-break/><text:span text:style-name="T1">Certain databases allow partitioning by a hash of one key (for example a user id), but then allow you to do efficient range queries on other columns of the data (such as a timestamp)</text:span></text:p>
        </text:list-item>
      </text:list>
      <text:p text:style-name="P4"/>
      <text:p text:style-name="P3"><text:span text:style-name="T4">Partitioning and Secondary Indexes</text:span></text:p>
      <text:p text:style-name="P4"/>
      <text:p text:style-name="P3"><text:span text:style-name="T1">As discussed previously, secondary indexes are an additional way of storing data in a database that can speed up certain queries. <text:s/>However, in a partitioned database, not all of the data is available in each partition and making queries based on a secondary index can take a long time. <text:s/>As we will see below, there are multiple ways to approach building secondary indexes in this situation.</text:span></text:p>
      <text:p text:style-name="P4"/>
      <text:p text:style-name="P3"><text:span text:style-name="T1">Local Indexes:</text:span></text:p>
      <text:list xml:id="list2644722897" text:style-name="WWNum6">
        <text:list-item>
          <text:p text:style-name="P25"><text:span text:style-name="T1">Each partition keeps track of every possible secondary index for only its local data</text:span></text:p>
          <text:list>
            <text:list-item>
              <text:p text:style-name="P87"><text:span text:style-name="T1">Lower overhead on writes since no need to coordinate across multiple partitions</text:span></text:p>
            </text:list-item>
            <text:list-item>
              <text:p text:style-name="P87"><text:span text:style-name="T1">Potentially very high overhead on reads since need to query all partitions in order to combine the data from all of the local indexes</text:span></text:p>
            </text:list-item>
          </text:list>
        </text:list-item>
      </text:list>
      <text:p text:style-name="P4"/>
      <text:p text:style-name="P3"><text:span text:style-name="T1">Global Indexes:</text:span></text:p>
      <text:list xml:id="list2063332646" text:style-name="WWNum7">
        <text:list-item>
          <text:p text:style-name="P26"><text:span text:style-name="T1">Instead of having each node keep track of all of the indexes for only its local data, instead having each partition hold all of the ids corresponding to a given term, and partition the terms among the nodes</text:span></text:p>
          <text:list>
            <text:list-item>
              <text:p text:style-name="P88"><text:span text:style-name="T1">For example, a car sales website would hold all the ids of red cars on partition 1, even if an id of one of the red cars was not held in that particular partition</text:span></text:p>
            </text:list-item>
            <text:list-item>
              <text:p text:style-name="P88"><text:span text:style-name="T1">The terms can be partitioned either by the term itself (better for range scans if querying multiple terms), or a hash of the term (better for distributing load)</text:span></text:p>
            </text:list-item>
            <text:list-item>
              <text:p text:style-name="P88"><text:span text:style-name="T1">The downside of the global index is that writes may have to go to multiple partitions (which introduces network latency), where on the other hand reads become much faster because they only go to one partition</text:span></text:p>
            </text:list-item>
            <text:list-item>
              <text:p text:style-name="P88"><text:span text:style-name="T1">Requires a distributed transaction for the index to be completely up to date, which is quite slow</text:span></text:p>
            </text:list-item>
          </text:list>
        </text:list-item>
      </text:list>
      <text:p text:style-name="P4"/>
      <text:p text:style-name="P3"><text:span text:style-name="T4">Rebalancing Partitions</text:span></text:p>
      <text:p text:style-name="P3"><text:span text:style-name="T1">Inevitably, as your system scales, you will have to rebalance the data on each partition, as you will likely have to add or remove nodes in the cluster at some point. <text:s/>You may also need a new machine to take over a failed machine. <text:s/>Either way, it is important to know how to gradually add and remove data from a given shard.</text:span></text:p>
      <text:p text:style-name="P4"/>
      <text:p text:style-name="P3"><text:soft-page-break/><text:span text:style-name="T1">Rebalancing Process:</text:span></text:p>
      <text:list xml:id="list213204600180423" text:continue-list="list3652727469" text:style-name="WWNum37">
        <text:list-item>
          <text:p text:style-name="P27"><text:span text:style-name="T1">Use hash ranges instead of hashes mod the number of nodes in the cluster</text:span></text:p>
          <text:list>
            <text:list-item>
              <text:p text:style-name="P2"><text:span text:style-name="T1">This is bad because adding and removing nodes will make almost every key have to be remapped to another node, uses a tremendous amount of network bandwidth to do</text:span></text:p>
            </text:list-item>
            <text:list-item>
              <text:p text:style-name="P2"><text:span text:style-name="T1">Better to use a system that keeps the majority of keys in place and only moves a few</text:span></text:p>
            </text:list-item>
          </text:list>
        </text:list-item>
        <text:list-item>
          <text:p text:style-name="P27"><text:span text:style-name="T1">Instead it is better to use a fixed number of partitions</text:span></text:p>
          <text:list>
            <text:list-item>
              <text:p text:style-name="P2"><text:span text:style-name="T1">Create many more partitions than there are nodes to start, assign several small partitions to each node</text:span></text:p>
            </text:list-item>
            <text:list-item>
              <text:p text:style-name="P2"><text:span text:style-name="T1">When adding a new node it can steal a few partitions from each of the existing nodes, do the opposite if a node is removed</text:span></text:p>
            </text:list-item>
            <text:list-item>
              <text:p text:style-name="P2"><text:span text:style-name="T1">While the partition transfer is happening continue to use the old node to accept reads and writes for it</text:span></text:p>
            </text:list-item>
            <text:list-item>
              <text:p text:style-name="P2"><text:span text:style-name="T1">Want to choose a high enough number that allows for future</text:span><text:change-start text:change-id="ct30146720"/></text:p>
            </text:list-item>
            <text:list-item>
              <text:p text:style-name="P2"><text:change-end text:change-id="ct30146720"/><text:change text:change-id="ct31625792"/><text:change-start text:change-id="ct30555200"/><text:span text:style-name="T5"/></text:p>
            </text:list-item>
            <text:list-item>
              <text:p text:style-name="P2"><text:change-end text:change-id="ct30555200"/><text:span text:style-name="T1">scaling, but also not one that is too high as each partition has management overhead (also large partitions take longer to rebalance)</text:span></text:p>
            </text:list-item>
          </text:list>
        </text:list-item>
        <text:list-item>
          <text:p text:style-name="P27"><text:span text:style-name="T1">In certain key range partitions, databases will dynamically partition to help balance load</text:span></text:p>
          <text:list>
            <text:list-item>
              <text:p text:style-name="P2"><text:span text:style-name="T1"><office:annotation office:name="__Annotation__342_1819297290"><dc:creator>Alex Fortune</dc:creator><dc:date>2022-08-23T05:40:36</dc:date><text:p><text:span text:style-name="T8">If you balance by size of a partition, you're prone to potential hot-spotting if load over the ranges is not uniform.</text:span></text:p></office:annotation></text:span><text:span text:style-name="T1">When a partition gets too big, it is split, and if a partition is too small, it is merged</text:span><office:annotation-end office:name="__Annotation__342_1819297290"/></text:p>
            </text:list-item>
            <text:list-item>
              <text:p text:style-name="P2"><text:span text:style-name="T1">Good because dynamic splitting keeps a small overhead when little data, and stops each partition from becoming too large in size</text:span></text:p>
            </text:list-item>
            <text:list-item>
              <text:p text:style-name="P2"><text:span text:style-name="T1">While some databases let you choose a starting partition configuration (which is prone to human error), others do not, and so you need to start with one partition which could be a bottleneck</text:span></text:p>
            </text:list-item>
          </text:list>
        </text:list-item>
        <text:list-item>
          <text:p text:style-name="P27"><text:span text:style-name="T1">Can also keep the number of partitions per node constant, and go from there</text:span></text:p>
        </text:list-item>
        <text:list-item>
          <text:p text:style-name="P27"><text:span text:style-name="T1">Sometimes it is not good to let the database rebalance automatically because it may incorrectly detect a failed node and try to rebalance, putting more load on network and breaking more things</text:span></text:p>
        </text:list-item>
        <text:list-item>
          <text:p text:style-name="P27"><text:span text:style-name="T1">Use a third party service like zookeeper to keep track of which partition is in which database and use this to coordinate with either a routing layer or a client on which database to access</text:span></text:p>
        </text:list-item>
      </text:list>
      <text:p text:style-name="P4"/>
      <text:p text:style-name="P3"><text:span text:style-name="T4">Transactions</text:span></text:p>
      <text:p text:style-name="P4"/>
      <text:p text:style-name="P3"><text:soft-page-break/><text:span text:style-name="T1">Transactions are an abstraction used by databases to reduce all writes to either a successful one that can be committed, or an erroneous one that can be aborted. <text:s/>While transactions are somewhat hard to implement in distributed systems (we will discuss later), in a single database they can be rather useful. <text:s/>They hope to provide the safety guarantees outlined by ACID.</text:span></text:p>
      <text:p text:style-name="P4"/>
      <text:p text:style-name="P3"><text:span text:style-name="T1">The meaning of ACID:</text:span></text:p>
      <text:list xml:id="list4123308011" text:style-name="WWNum54">
        <text:list-item>
          <text:p text:style-name="P28"><text:span text:style-name="T1">Atomicity</text:span></text:p>
          <text:list>
            <text:list-item>
              <text:p text:style-name="P90"><text:span text:style-name="T1">If a client makes several writes, but a fault occurs after only some of the writes are completed, the existing completed writes will be rolled back</text:span></text:p>
            </text:list-item>
          </text:list>
        </text:list-item>
        <text:list-item>
          <text:p text:style-name="P28"><text:span text:style-name="T1">Consistency</text:span></text:p>
          <text:list>
            <text:list-item>
              <text:p text:style-name="P90"><text:span text:style-name="T1">The application can rely on the properties of the database to ensure that invariants about the data will hold (in the face of faults)</text:span></text:p>
            </text:list-item>
          </text:list>
        </text:list-item>
        <text:list-item>
          <text:p text:style-name="P28"><text:span text:style-name="T1">Isolation</text:span></text:p>
          <text:list>
            <text:list-item>
              <text:p text:style-name="P90"><text:span text:style-name="T1">Concurrently executing transactions are isolated from one another (serializability), each transaction can pretend it is the only one running on the database</text:span></text:p>
            </text:list-item>
            <text:list-item>
              <text:p text:style-name="P90"><text:span text:style-name="T1">Most databases do not implement this due to performance penalties, instead use weak isolation levels</text:span></text:p>
            </text:list-item>
          </text:list>
        </text:list-item>
        <text:list-item>
          <text:p text:style-name="P28"><text:span text:style-name="T1">Durability</text:span></text:p>
          <text:list>
            <text:list-item>
              <text:p text:style-name="P90"><text:span text:style-name="T1">Once a transaction is completed, the data will never be forgotten, even in the face of faults</text:span></text:p>
            </text:list-item>
          </text:list>
        </text:list-item>
      </text:list>
      <text:p text:style-name="P4"/>
      <text:p text:style-name="P3"><text:span text:style-name="T1">In single object writes, almost all database engines provide guarantees about atomicity and isolation so that the data for an individual key does not become moot or somehow mixed with the previous value - atomicity can be implemented using a log for crash recovery and isolation can be done using a lock on each object.</text:span></text:p>
      <text:p text:style-name="P4"/>
      <text:p text:style-name="P3"><text:span text:style-name="T4">Weak Isolation Levels</text:span></text:p>
      <text:p text:style-name="P4"/>
      <text:p text:style-name="P3"><text:span text:style-name="T1">As mentioned previously, having concurrent writes completely act as if they are sequential can take up lots of resources and make the database slow. <text:s/>Instead, some databases protect against only some concurrency issues.</text:span></text:p>
      <text:p text:style-name="P4"/>
      <text:p text:style-name="P3"><text:span text:style-name="T1">Read Committed Isolation:</text:span></text:p>
      <text:list xml:id="list1526839180" text:style-name="WWNum38">
        <text:list-item>
          <text:p text:style-name="P29"><text:span text:style-name="T1">When reading from the database, you will only see committed data</text:span></text:p>
          <text:list>
            <text:list-item>
              <text:p text:style-name="P91"><text:soft-page-break/><text:span text:style-name="T1">Do not want to see database in a partially updated state before write is committed, furthermore that data could soon be rolled back</text:span></text:p>
            </text:list-item>
            <text:list-item>
              <text:p text:style-name="P91"><text:span text:style-name="T1">Do not use row level locks to implement because this will not allow any reads while a write is occurring, but instead just store the old committed value before the new value is committed, and return that instead</text:span></text:p>
            </text:list-item>
          </text:list>
        </text:list-item>
        <text:list-item>
          <text:p text:style-name="P29"><text:span text:style-name="T1">When writing to the database, you will only overwrite committed data</text:span></text:p>
          <text:list>
            <text:list-item>
              <text:p text:style-name="P91"><text:span text:style-name="T1">Delay the later write until the earlier write is either committed or aborted</text:span></text:p>
            </text:list-item>
            <text:list-item>
              <text:p text:style-name="P91"><text:span text:style-name="T1">Still does not prevent two processes reading an old value and then both updating it, having the first update completely thrown out (for example incrementing a counter)</text:span></text:p>
            </text:list-item>
            <text:list-item>
              <text:p text:style-name="P91"><text:span text:style-name="T1">Implement via row level locks, transactions hold a lock for each row they touch until it is committed or aborted</text:span></text:p>
            </text:list-item>
          </text:list>
        </text:list-item>
      </text:list>
      <text:p text:style-name="P4"/>
      <text:p text:style-name="P3"><text:span text:style-name="T1">Snapshot Isolation and Repeatable Read:</text:span></text:p>
      <text:list xml:id="list743983640" text:style-name="WWNum5">
        <text:list-item>
          <text:p text:style-name="P30"><text:span text:style-name="T1">While read committed isolation prevents many problems, there are plenty of concurrency bugs that can still occur</text:span></text:p>
        </text:list-item>
        <text:list-item>
          <text:p text:style-name="P30"><text:span text:style-name="T1">Read skew is when a client makes multiple consecutive reads, but in the middle of them the database changes so the client views the database in an inconsistent state</text:span></text:p>
          <text:list>
            <text:list-item>
              <text:p text:style-name="P92"><text:span text:style-name="T1">This is unacceptable when making a database backup or running analytics queries, database needs to be in consistent state or data will not make sense</text:span></text:p>
            </text:list-item>
          </text:list>
        </text:list-item>
        <text:list-item>
          <text:p text:style-name="P30"><text:span text:style-name="T1">Read skew can be solved by snapshot isolation, each transaction reads from a consistent snapshot of the database</text:span></text:p>
          <text:list>
            <text:list-item>
              <text:p text:style-name="P92"><text:span text:style-name="T1">Readers never block writers, writers never block readers</text:span></text:p>
            </text:list-item>
            <text:list-item>
              <text:p text:style-name="P92"><text:span text:style-name="T1">Database keeps several different committed versions of an object because in progress reads need different versions of them at points in time</text:span></text:p>
            </text:list-item>
            <text:list-item>
              <text:p text:style-name="P92"><text:span text:style-name="T1">Each transaction is given a monotonically increasing transaction ID, anytime it makes a write the written data is tagged with the ID (as well as a deleted by field in the event that the data is overwritten or deleted, can eventually be garbage collected)</text:span></text:p>
            </text:list-item>
            <text:list-item>
              <text:p text:style-name="P92"><text:span text:style-name="T1">When reading using a given transaction ID, get the value for each row that has the highest transaction ID less than or equal to the reader’s transaction ID</text:span></text:p>
            </text:list-item>
          </text:list>
        </text:list-item>
      </text:list>
      <text:p text:style-name="P4"/>
      <text:p text:style-name="P3"><text:span text:style-name="T1">Dealing With Lost Updates:</text:span></text:p>
      <text:list xml:id="list3726777165" text:style-name="WWNum27">
        <text:list-item>
          <text:p text:style-name="P31"><text:span text:style-name="T1">Lost updates can occur when an application reads one piece of data, modifies it, and then writes it back - if two of these cycles happen concurrently it is possible that the update from one of them will be lost</text:span></text:p>
        </text:list-item>
        <text:list-item>
          <text:p text:style-name="P31"><text:span text:style-name="T1">Certain atomic write operations allow incrementing or using compare and set to ensure that these do not occur, usually the best choice when they can be used</text:span></text:p>
          <text:list>
            <text:list-item>
              <text:p text:style-name="P93"><text:span text:style-name="T1">Implemented via locks on an object</text:span></text:p>
            </text:list-item>
          </text:list>
        </text:list-item>
        <text:list-item>
          <text:p text:style-name="P31"><text:soft-page-break/><text:span text:style-name="T1">Can also lock certain rows explicitly within application code</text:span></text:p>
        </text:list-item>
        <text:list-item>
          <text:p text:style-name="P31"><text:span text:style-name="T1">Some databases can automatically detect lost updates (using snapshot isolation), thus eliminating the needs for locks and just aborting transactions that cause the lost update</text:span></text:p>
          <text:list>
            <text:list-item>
              <text:p text:style-name="P93"><text:span text:style-name="T1">This is better because it reduce the risk of making bugs when dealing with locks</text:span></text:p>
            </text:list-item>
          </text:list>
        </text:list-item>
        <text:list-item>
          <text:p text:style-name="P31"><text:span text:style-name="T1">Compare and set is an atomic operation that only occurs if the current value of the field to be updated is specified by the application (read it and then pass to compare and set)</text:span></text:p>
        </text:list-item>
        <text:list-item>
          <text:p text:style-name="P31"><text:span text:style-name="T1">These methods do not really work in replicated databases with many leaders, the best way to deal with lost writes is to create conflicting versions of writes (siblings) and deal with them in the application code</text:span></text:p>
        </text:list-item>
      </text:list>
      <text:p text:style-name="P4"/>
      <text:p text:style-name="P3"><text:span text:style-name="T1">Write Skew and Phantoms:</text:span></text:p>
      <text:list xml:id="list4137011675" text:style-name="WWNum45">
        <text:list-item>
          <text:p text:style-name="P32"><text:span text:style-name="T1">Write skew occurs when concurrent writes to different parts of the database allow some invariant about the data to be broken (such as both doctors on call leaving their shift without realizing the other is at the same time) </text:span></text:p>
        </text:list-item>
        <text:list-item>
          <text:p text:style-name="P32"><text:span text:style-name="T1">Can be avoided with complete serializability</text:span></text:p>
          <text:list>
            <text:list-item>
              <text:p text:style-name="P94"><text:span text:style-name="T1">This is impractical for the performance of the database</text:span></text:p>
            </text:list-item>
          </text:list>
        </text:list-item>
        <text:list-item>
          <text:p text:style-name="P32"><text:span text:style-name="T1">Instead should be using locks, lock all of the other rows that could break the invariant when updating one of them (no other doctors in the shift can leave the shift while one of them is in progress of doing so)</text:span></text:p>
          <text:list>
            <text:list-item>
              <text:p text:style-name="P94"><text:span text:style-name="T1">However, sometimes it is the case that write skew occurs when two transactions are actually creating a row in the database, not modifying it, and if both of these rows are created it will violate an invariant (phantom)</text:span></text:p>
            </text:list-item>
            <text:list-item>
              <text:p text:style-name="P94"><text:span text:style-name="T1">In this situation, there is no row to actually put a lock on</text:span></text:p>
            </text:list-item>
            <text:list-item>
              <text:p text:style-name="P94"><text:span text:style-name="T1">Therefore, we need to materialize conflicts by using a pre-populated blank row in the database (for example something like an unbooked meeting room with a given time slot) so that there is something to lock in order to avoid write skew</text:span></text:p>
            </text:list-item>
          </text:list>
        </text:list-item>
      </text:list>
      <text:p text:style-name="P4"/>
      <text:p text:style-name="P3"><text:span text:style-name="T4">Serializable Isolation</text:span></text:p>
      <text:p text:style-name="P5"/>
      <text:p text:style-name="P3"><text:span text:style-name="T1">While the above methods allow for a much faster method of providing some guarantees about concurrency bugs in the data, the best and most bug-free way to deal with concurrency is just to provide serializable isolation. <text:s/>If you can deal with the performance penalty, you should do so.</text:span></text:p>
      <text:p text:style-name="P4"/>
      <text:p text:style-name="P3"><text:span text:style-name="T1">Actual Serial Execution:</text:span></text:p>
      <text:list xml:id="list629288667" text:style-name="WWNum65">
        <text:list-item>
          <text:p text:style-name="P33"><text:span text:style-name="T1">Literally implementing transactions serially on a single thread</text:span></text:p>
          <text:list>
            <text:list-item>
              <text:p text:style-name="P95"><text:soft-page-break/><text:span text:style-name="T1">RAM is now cheap enough to keep all data in memory</text:span></text:p>
            </text:list-item>
            <text:list-item>
              <text:p text:style-name="P95"><text:span text:style-name="T1">Non analytics transactions are typically pretty short</text:span></text:p>
            </text:list-item>
            <text:list-item>
              <text:p text:style-name="P95"><text:span text:style-name="T1">Throughput limited to a single CPU core, but no locking overhead</text:span></text:p>
            </text:list-item>
          </text:list>
        </text:list-item>
        <text:list-item>
          <text:p text:style-name="P33"><text:span text:style-name="T1">Do not allow multiple statements per transaction (HTTP request), too much network overhead and would create massive delays</text:span></text:p>
          <text:list>
            <text:list-item>
              <text:p text:style-name="P95"><text:span text:style-name="T1">Instead send the entire transaction to the database ahead of time as a stored procedure</text:span></text:p>
            </text:list-item>
            <text:list-item>
              <text:p text:style-name="P95"><text:span text:style-name="T1">Annoying to write these as they are hard to version control and deploy, less popular languages</text:span></text:p>
            </text:list-item>
          </text:list>
        </text:list-item>
        <text:list-item>
          <text:p text:style-name="P33"><text:span text:style-name="T1">If you can partition data so that each transaction only reads and writes from a single partition you can greatly speed up your throughput</text:span></text:p>
        </text:list-item>
      </text:list>
      <text:p text:style-name="P4"/>
      <text:p text:style-name="P3"><text:span text:style-name="T1">Two Phase Locking:</text:span></text:p>
      <text:list xml:id="list1411742361" text:style-name="WWNum18">
        <text:list-item>
          <text:p text:style-name="P34"><text:span text:style-name="T1">Multiple transactions can concurrently read the same object as long as nobody is writing to it, but writes require exclusive access to the lock</text:span></text:p>
          <text:list>
            <text:list-item>
              <text:p text:style-name="P96"><text:span text:style-name="T1">Have a lock on each database object which is either in shared mode or exclusive mode</text:span></text:p>
            </text:list-item>
          </text:list>
        </text:list-item>
        <text:list-item>
          <text:p text:style-name="P34"><text:span text:style-name="T1">This results in relatively frequent deadlocks, in which case the database must abort one of the transactions and let the other complete before retrying it</text:span></text:p>
        </text:list-item>
        <text:list-item>
          <text:p text:style-name="P34"><text:span text:style-name="T1">Takes a great performance hit to have so much overhead on locking and any two transactions which even remotely overlap have to wait on one another, one slow transaction can slow everything down</text:span></text:p>
        </text:list-item>
        <text:list-item>
          <text:p text:style-name="P34"><text:span text:style-name="T1">For phantoms, we need predicate locks, which works like the exclusive shared lock above, but can apply to all objects matching a given search condition</text:span></text:p>
          <text:list>
            <text:list-item>
              <text:p text:style-name="P96"><text:span text:style-name="T1">Can apply to objects that do not even yet exist</text:span></text:p>
            </text:list-item>
            <text:list-item>
              <text:p text:style-name="P96"><text:span text:style-name="T1">Perform very poorly, too much checking for matching locks</text:span></text:p>
            </text:list-item>
          </text:list>
        </text:list-item>
        <text:list-item>
          <text:p text:style-name="P34"><text:span text:style-name="T1">To improve performance on this, use index-range locking, an approximation of predicate locking</text:span></text:p>
          <text:list>
            <text:list-item>
              <text:p text:style-name="P96"><text:span text:style-name="T1">Simplify a predicate by making it match a greater set of objects, works better with indexes on the superset</text:span></text:p>
            </text:list-item>
            <text:list-item>
              <text:p text:style-name="P96"><text:span text:style-name="T1">Any transaction on an item in the superset will match one of the locks</text:span></text:p>
            </text:list-item>
          </text:list>
        </text:list-item>
      </text:list>
      <text:p text:style-name="P4"/>
      <text:p text:style-name="P3"><text:span text:style-name="T1">Serializable Snapshot Isolation:</text:span></text:p>
      <text:list xml:id="list767971611" text:style-name="WWNum56">
        <text:list-item>
          <text:p text:style-name="P35"><text:soft-page-break/><text:span text:style-name="T1">Full serializability with a small concurrency penalty, but relatively new so not too widely implemented</text:span></text:p>
        </text:list-item>
        <text:list-item>
          <text:p text:style-name="P35"><text:span text:style-name="T1">Uses optimistic concurrency control, meaning there are no changes until something bad happens at which point transactions must be aborted and retried</text:span></text:p>
          <text:list>
            <text:list-item>
              <text:p text:style-name="P97"><text:span text:style-name="T1">Bad if things need to be retried too often, but in the event that they do not optimistic control is often better than pessimistic control (locking all the time)</text:span></text:p>
            </text:list-item>
          </text:list>
        </text:list-item>
        <text:list-item>
          <text:p text:style-name="P35"><text:span text:style-name="T1">All reads occur from snapshots, database needs to tell when a premise that a transaction has acted on has since changed</text:span></text:p>
          <text:list>
            <text:list-item>
              <text:p text:style-name="P97"><text:span text:style-name="T1">Detecting reads of a stale object (uncommitted write occurred before the read), at read time check if we have ignored any uncommitted writes and before making the corresponding write from our first read, check if any of the ignored writes have since committed and abort the current transaction if so</text:span></text:p>
            </text:list-item>
            <text:list-item>
              <text:p text:style-name="P97"><text:span text:style-name="T1">Detecting writes that affect prior reads (the write occurs after the read), keep track of which transactions have read a given object so that if the object changes, the other transaction will be aborted when it tries to write (similar to acquiring a write lock on the range of effected keys but is not blocking)</text:span></text:p>
            </text:list-item>
          </text:list>
        </text:list-item>
      </text:list>
      <text:p text:style-name="P4"/>
      <text:p text:style-name="P3"><text:span text:style-name="T4">Unreliable Clocks</text:span></text:p>
      <text:p text:style-name="P5"/>
      <text:p text:style-name="P3"><text:span text:style-name="T1">Oftentimes in distributed computing people attempt to use clocks or timestamps as a way of synchronizing events and receiving an order out of them. <text:s/>However, for a variety of reasons, this is not a feasible tactic. <text:s/>There is always a question of whether to use the timestamp from when a message was sent, or received, the difference of which is unbounded due to an asynchronous network. <text:s/>Additionally, the clocks on the majority of computers are ever so slightly out of sync with one another, and get more out of sync as time passes.</text:span></text:p>
      <text:p text:style-name="P4"/>
      <text:p text:style-name="P3"><text:span text:style-name="T1">For measuring elapsed time, do not use time of day clocks (seconds since epoch):</text:span></text:p>
      <text:list xml:id="list445451388" text:style-name="WWNum40">
        <text:list-item>
          <text:p text:style-name="P36"><text:span text:style-name="T1">They ignore leap seconds</text:span></text:p>
        </text:list-item>
        <text:list-item>
          <text:p text:style-name="P36"><text:span text:style-name="T1">They may jump back to a previous point in time if they become too out of sync with a clock server</text:span></text:p>
        </text:list-item>
        <text:list-item>
          <text:p text:style-name="P36"><text:span text:style-name="T1">Instead, better to use monotonic clock, which just measures relative time on a given computer (it is always increasing)</text:span></text:p>
        </text:list-item>
        <text:list-item>
          <text:p text:style-name="P36"><text:span text:style-name="T1">Synchronization with a time server is only as good as a network delay</text:span></text:p>
        </text:list-item>
      </text:list>
      <text:p text:style-name="P4"/>
      <text:p text:style-name="P3"><text:span text:style-name="T1">For ordering events, do not use time of day clocks:</text:span></text:p>
      <text:list xml:id="list3471056406" text:style-name="WWNum31">
        <text:list-item>
          <text:p text:style-name="P37"><text:span text:style-name="T1">Writes may be silently discarded without an error message because the time on a given machine was earlier than on another</text:span></text:p>
        </text:list-item>
        <text:list-item>
          <text:p text:style-name="P37"><text:span text:style-name="T1">Logical clocks are better for this functionality</text:span></text:p>
        </text:list-item>
      </text:list>
      <text:p text:style-name="P4"/>
      <text:p text:style-name="P3"><text:soft-page-break/><text:span text:style-name="T1">If you had synchronized clocks, you could potentially use timestamps as transaction IDs for snapshot isolation in a distributed database (cannot have one monotonically increasing timestamp across many systems).</text:span></text:p>
      <text:p text:style-name="P4"/>
      <text:p text:style-name="P3"><text:span text:style-name="T1">Cannot rely on certain parts of code running within some amount of time due to process pauses (things like garbage collection that stop all running threads, or other context switches that take an arbitrary length of time).</text:span></text:p>
      <text:p text:style-name="P4"/>
      <text:p text:style-name="P3"><text:span text:style-name="T4">Majority Truth in Distributed Systems</text:span></text:p>
      <text:p text:style-name="P4"/>
      <text:p text:style-name="P3"><text:span text:style-name="T1">It is not possible to rely on one single node as a sole source of truth as it is prone to failures and process pauses. <text:s/>Instead the state of the system as a whole should be voted on by a majority of nodes.</text:span></text:p>
      <text:p text:style-name="P4"/>
      <text:p text:style-name="P3"><text:span text:style-name="T1">Using fencing tokens:</text:span></text:p>
      <text:list xml:id="list2725538777" text:style-name="WWNum44">
        <text:list-item>
          <text:p text:style-name="P38"><text:span text:style-name="T1">Sometimes, a node will incorrectly be declared dead and then come back to the system, assuming it still has the permissions that at previously had</text:span></text:p>
          <text:list>
            <text:list-item>
              <text:p text:style-name="P98"><text:span text:style-name="T1">Perhaps a lock on a certain object that has since expired</text:span></text:p>
            </text:list-item>
            <text:list-item>
              <text:p text:style-name="P98"><text:span text:style-name="T1">Perhaps being the leader in single leader replication</text:span></text:p>
            </text:list-item>
          </text:list>
        </text:list-item>
        <text:list-item>
          <text:p text:style-name="P38"><text:span text:style-name="T1">Every time privileges are granted (such as grabbing a lock), it comes with a monotonically increasing fencing token</text:span></text:p>
          <text:list>
            <text:list-item>
              <text:p text:style-name="P98"><text:span text:style-name="T1">If a write with a higher fencing token has already been processed all writes with a lower fencing token are moot</text:span></text:p>
            </text:list-item>
          </text:list>
        </text:list-item>
      </text:list>
      <text:p text:style-name="P4"/>
      <text:p text:style-name="P3"><text:span text:style-name="T1">Byzantine Faults:</text:span></text:p>
      <text:list xml:id="list2274240235" text:style-name="WWNum51">
        <text:list-item>
          <text:p text:style-name="P39"><text:span text:style-name="T1">Sometimes nodes may act maliciously on purpose, perhaps by sending a fake fencing token</text:span></text:p>
        </text:list-item>
        <text:list-item>
          <text:p text:style-name="P39"><text:span text:style-name="T1">A situation where nodes are lying is known as a Byzantine fault</text:span></text:p>
          <text:list>
            <text:list-item>
              <text:p text:style-name="P99"><text:span text:style-name="T1">Systems are Byzantine fault tolerant if they can operate correctly if some nodes are not obeying protocol</text:span></text:p>
            </text:list-item>
            <text:list-item>
              <text:p text:style-name="P99"><text:span text:style-name="T1">Generally only have to worry about these when dealing with multiple parties that do not trust one another, we are only worried about the servers of one organization</text:span></text:p>
            </text:list-item>
          </text:list>
        </text:list-item>
      </text:list>
      <text:p text:style-name="P4"/>
      <text:p text:style-name="P3"><text:soft-page-break/><text:span text:style-name="T4">Linearizability</text:span></text:p>
      <text:p text:style-name="P5"/>
      <text:p text:style-name="P3"><text:span text:style-name="T1">The goal of linearizability is to make it appear as if there were only one copy of the data. <text:s/>Once a new value has been written or read, all subsequent reads (regardless of replica) see the value that was written, until it is overwritten again. <text:s/>Consensus algorithms are certainly linearizable, while the forms of replication discussed previously may not be.</text:span></text:p>
      <text:p text:style-name="P4"/>
      <text:p text:style-name="P3"><text:span text:style-name="T1">Linearizability has a cost which is mostly seen in the lack of availability (when it comes to network problems) and speed induced by needing to make up to date reads.</text:span></text:p>
      <text:p text:style-name="P4"/>
      <text:p text:style-name="P3"><text:span text:style-name="T4">Ordering</text:span></text:p>
      <text:p text:style-name="P4"/>
      <text:p text:style-name="P3"><text:span text:style-name="T1">In order to achieve linearizability and make it seem as if there is just one copy of the data, we need to determine some sort of order which every operation on the data occurred in. <text:s/>Having an ordering allows us to keep track of causality, and see which events depended on others. <text:s/>However, just keeping track of causality alone does not provide a total order, which provides an ordering of every single operation on the database - this is what is needed for linearizability.</text:span></text:p>
      <text:p text:style-name="P4"/>
      <text:p text:style-name="P3"><text:span text:style-name="T1">Note that having a total order may be overkill, oftentimes it is sufficient to just preserve causal consistency (can be done with the version vectors described earlier) without incurring the large performance penalties required by linearizability.</text:span></text:p>
      <text:p text:style-name="P4"/>
      <text:p text:style-name="P3"><text:span text:style-name="T1">We can use Lamport timestamps in order to generate sequence numbers across multiple machines consistent with causality:</text:span></text:p>
      <text:list xml:id="list681816087" text:style-name="WWNum11">
        <text:list-item>
          <text:p text:style-name="P40"><text:span text:style-name="T1">Each node has a unique identifier, and keeps a counter of the number of operations it has processed</text:span></text:p>
          <text:list>
            <text:list-item>
              <text:p text:style-name="P100"><text:span text:style-name="T1">The timestamp is a tuple of the counter and the node ID, use an arbitrary ordering between the nodes and the counter to create a total order</text:span></text:p>
            </text:list-item>
          </text:list>
        </text:list-item>
        <text:list-item>
          <text:p text:style-name="P40"><text:span text:style-name="T1">Every node and client keeps track of the maximum counter value it has seen so far, and includes the maximum on every request</text:span></text:p>
          <text:list>
            <text:list-item>
              <text:p text:style-name="P100"><text:span text:style-name="T1">When a node receives a request or response with a maximum counter greater than its own counter value, it increases its own counter to that maximum</text:span></text:p>
            </text:list-item>
          </text:list>
        </text:list-item>
        <text:list-item>
          <text:p text:style-name="P40"><text:span text:style-name="T1">Unlike version vectors, Lamport timestamps cannot show which operations were concurrent with one another, though they do provide a total ordering</text:span></text:p>
        </text:list-item>
      </text:list>
      <text:p text:style-name="P4"/>
      <text:p text:style-name="P3"><text:span text:style-name="T1">Lamport timestamps are still not totally sufficient as they can only provide answers to concurrency bugs after the fact - in the moment problems like dealing with uniqueness constraints across different replicas cannot be solved.</text:span></text:p>
      <text:p text:style-name="P4"/>
      <text:p text:style-name="P3"><text:soft-page-break/><text:span text:style-name="T1">To deal with these problems, we can discuss total order broadcast, which is a protocol for exchanging messages between nodes. <text:s/>This protocol ensures that no messages are lost, and that messages are delivered to every node in the same order each time. <text:s/>The reason this is stronger than timestamp ordering is that a node cannot retroactively insert a message into an earlier position in the order if later messages have been delivered. <text:s/>Total order broadcast is in this way like a log.</text:span></text:p>
      <text:p text:style-name="P4"/>
      <text:p text:style-name="P3"><text:span text:style-name="T1">Both linearizable storage and total order broadcast are equivalent to consensus: you need to get all of the nodes to agree on a value for every operation.</text:span></text:p>
      <text:p text:style-name="P4"/>
      <text:p text:style-name="P3"><text:span text:style-name="T4">Distributed Transactions and Consensus</text:span></text:p>
      <text:p text:style-name="P4"/>
      <text:p text:style-name="P3"><text:span text:style-name="T1">Although we have now spoken about some problems that can be reduced to consensus, it now seems best to actually discuss some ways that consensus can be achieved. <text:s/>Firstly, we can talk about two phase commit, which is somewhat inefficient, but solves the problem of atomic commit (getting all replicas to agree on whether a transaction should be committed or aborted).</text:span></text:p>
      <text:p text:style-name="P4"/>
      <text:p text:style-name="P3"><text:span text:style-name="T1">Two phase commit:</text:span></text:p>
      <text:list xml:id="list3136934364" text:style-name="WWNum53">
        <text:list-item>
          <text:p text:style-name="P41"><text:span text:style-name="T1">Algorithm used to solve the atomic commit problem</text:span></text:p>
        </text:list-item>
        <text:list-item>
          <text:p text:style-name="P41"><text:span text:style-name="T1">Coordinator node (the application) sends writes to each node</text:span></text:p>
        </text:list-item>
        <text:list-item>
          <text:p text:style-name="P41"><text:span text:style-name="T1">Coordinator then sends each node a prepare requests, in which each node responds saying whether it will be able to commit</text:span></text:p>
        </text:list-item>
        <text:list-item>
          <text:p text:style-name="P41"><text:span text:style-name="T1">If all the nodes can commit, the coordinator tells them to do so, otherwise it tells them all to abort</text:span></text:p>
        </text:list-item>
        <text:list-item>
          <text:p text:style-name="P41"><text:span text:style-name="T1">Coordinator has internal log with its decisions for each transaction in the event that it crashes</text:span></text:p>
        </text:list-item>
        <text:list-item>
          <text:p text:style-name="P41"><text:span text:style-name="T1">If the request to commit or abort does not reach all the participants, the coordinator must keep retrying on all nodes until they get the message, cannot accept a timeout</text:span></text:p>
        </text:list-item>
        <text:list-item>
          <text:p text:style-name="P41"><text:span text:style-name="T1">Two points of no return</text:span></text:p>
          <text:list>
            <text:list-item>
              <text:p text:style-name="P101"><text:span text:style-name="T1">Participants (database replicas) that say yes in the prepare stage must eventually commit the write and are not allowed to eventually abort it</text:span></text:p>
            </text:list-item>
            <text:list-item>
              <text:p text:style-name="P101"><text:span text:style-name="T1">Once the coordinator decides to commit or abort it must get this through to all of the participant nodes</text:span></text:p>
            </text:list-item>
          </text:list>
        </text:list-item>
        <text:list-item>
          <text:p text:style-name="P41"><text:span text:style-name="T1">The coordinator is a single point of failure and if it crashes none of the nodes can abort or commit after the have done their preparations (should be replicated)</text:span></text:p>
          <text:list>
            <text:list-item>
              <text:p text:style-name="P101"><text:span text:style-name="T1">To avoid this happening we would need a perfect failure detector to perform some sort of failover which is impossible due to unbounded network delay</text:span></text:p>
            </text:list-item>
            <text:list-item>
              <text:p text:style-name="P101"><text:span text:style-name="T1">When this happens the replicas often have a lock grabbed on many rows, which may prevent a significant amount of transactions until the coordinator node is back</text:span></text:p>
            </text:list-item>
          </text:list>
        </text:list-item>
      </text:list>
      <text:p text:style-name="P123"><text:soft-page-break/></text:p>
      <text:p text:style-name="P125"><text:span text:style-name="T1">Database internal distributed transactions (transactions using only the same database technology) can actually be pretty quick and optimized, however when using multiple different types of data systems (like databases, message brokers, email services), you need a transaction API (such as XA) which is often quite slow.</text:span></text:p>
      <text:p text:style-name="P4"/>
      <text:p text:style-name="P3"><text:span text:style-name="T1">Unlike two phase commit, good consensus algorithms reach agreement by using a majority (quorum) of nodes, in order to improve availability. <text:s/>After new leaders are elected in a subsequent epoch (monotonically increasing in order to prevent split brain), consensus algorithms define a recovery process which nodes can use to get into a consistent state.</text:span></text:p>
      <text:p text:style-name="P4"/>
      <text:p text:style-name="P3"><text:span text:style-name="T1">Coordination services such as ZooKeeper are used internally in many other popular libraries, and are a replicated in memory key value store that allows total order broadcast to your database replicas.</text:span></text:p>
      <text:p text:style-name="P4"/>
      <text:p text:style-name="P3"><text:span text:style-name="T4">Batch Processing</text:span></text:p>
      <text:p text:style-name="P5"/>
      <text:p text:style-name="P3"><text:span text:style-name="T1">Batch processing is useful for when you want to perform some operations on a potentially very large, fixed size, input set of files and return an output. <text:s/>Typically these files are in some sort of distributed file store like Hadoop, and can be transformed using certain batch processing tools like MapReduce to a different output. <text:s/>However, MapReduce is itself not perfect and there are many optimizations that can be made to speed up batch processing in different scenarios of computation.</text:span></text:p>
      <text:p text:style-name="P4"/>
      <text:p text:style-name="P3"><text:span text:style-name="T1">MapReduce:</text:span></text:p>
      <text:list xml:id="list3022786111" text:style-name="WWNum35">
        <text:list-item>
          <text:p text:style-name="P42"><text:span text:style-name="T1">Allows passing in files and returns files to be piped into subsequent MapReduce calls</text:span></text:p>
          <text:list>
            <text:list-item>
              <text:p text:style-name="P102"><text:span text:style-name="T1">Break each file into records, call the mapper function to extract a key and value from each input record</text:span></text:p>
            </text:list-item>
            <text:list-item>
              <text:p text:style-name="P102"><text:span text:style-name="T1">Sort all of the key-value pairs by key</text:span></text:p>
            </text:list-item>
            <text:list-item>
              <text:p text:style-name="P102"><text:span text:style-name="T1">Call the reducer function to iterate over the sorted key-value pairs</text:span></text:p>
            </text:list-item>
            <text:list-item>
              <text:p text:style-name="P102"><text:span text:style-name="T1">Only write custom code for the mapper and reducers</text:span></text:p>
            </text:list-item>
          </text:list>
        </text:list-item>
        <text:list-item>
          <text:p text:style-name="P42"><text:span text:style-name="T1">Computation parallelized across many machines automatically</text:span></text:p>
        </text:list-item>
        <text:list-item>
          <text:p text:style-name="P42"><text:span text:style-name="T1">Designed for frequent faults, if a single map or reduce task fails only it gets restarted</text:span></text:p>
          <text:list>
            <text:list-item>
              <text:p text:style-name="P102"><text:span text:style-name="T1">This is because they are often run on shared servers which sometimes need to take back resources and will kill a MapReduce job to do so</text:span></text:p>
            </text:list-item>
          </text:list>
        </text:list-item>
      </text:list>
      <text:p text:style-name="P4"/>
      <text:p text:style-name="P3"><text:soft-page-break/><text:span text:style-name="T1">Joins in MapReduce:</text:span></text:p>
      <text:list xml:id="list1309595843" text:style-name="WWNum19">
        <text:list-item>
          <text:p text:style-name="P43"><text:span text:style-name="T1">Resolving all occurrences of some association within a dataset</text:span></text:p>
          <text:list>
            <text:list-item>
              <text:p text:style-name="P103"><text:span text:style-name="T1">Actually calling the database to resolve every join is too expensive as it requires a multitude of slow network calls</text:span></text:p>
            </text:list-item>
            <text:list-item>
              <text:p text:style-name="P103"><text:span text:style-name="T1">Put a local copy of the database in the distributed file in order to improve locality</text:span></text:p>
            </text:list-item>
          </text:list>
        </text:list-item>
        <text:list-item>
          <text:p text:style-name="P43"><text:span text:style-name="T1">Sort-merge joins (reduce side join, join logic done in reducer)</text:span></text:p>
          <text:list>
            <text:list-item>
              <text:p text:style-name="P103"><text:span text:style-name="T1">Have a mapper for both relevant database tables, and then send the result of both mappers to the same reducer nodes, making sure to sort them in between so that all of the relevant information is next to one another</text:span></text:p>
            </text:list-item>
            <text:list-item>
              <text:p text:style-name="P103"><text:span text:style-name="T1">If there are certain keys which are very popular (hot keys), such that they need to be on more than one partition, randomly assign the partition for each instance of a given hotkey and replicate the necessary database information to each partition</text:span></text:p>
            </text:list-item>
            <text:list-item>
              <text:p text:style-name="P103"><text:span text:style-name="T1">While these are often slower, do not need to make any assumptions about data</text:span></text:p>
            </text:list-item>
          </text:list>
        </text:list-item>
        <text:list-item>
          <text:p text:style-name="P43"><text:span text:style-name="T1">Broadcast hash joins (map side join, join logic done in mapper)</text:span></text:p>
          <text:list>
            <text:list-item>
              <text:p text:style-name="P103"><text:span text:style-name="T1">If one of the datasets being joined on is so small that it can fit on memory in each of the mappers</text:span></text:p>
            </text:list-item>
            <text:list-item>
              <text:p text:style-name="P103"><text:span text:style-name="T1">Use an in memory hash table on each mapper to do the joining</text:span></text:p>
            </text:list-item>
          </text:list>
        </text:list-item>
        <text:list-item>
          <text:p text:style-name="P43"><text:span text:style-name="T1">Partitioned hash joins (map side join)</text:span></text:p>
          <text:list>
            <text:list-item>
              <text:p text:style-name="P103"><text:span text:style-name="T1">Same as broadcast hash join but for when each side of the join is partitioned the same way, do a broadcast hash join for each partition</text:span></text:p>
            </text:list-item>
            <text:list-item>
              <text:p text:style-name="P103"><text:span text:style-name="T1">If they are partitioned and sorted in the same way, one dataset does not even need to be loaded into memory, because a mapper can do the same merging operation that would normally be done by a reducer</text:span></text:p>
            </text:list-item>
          </text:list>
        </text:list-item>
      </text:list>
      <text:p text:style-name="P4"/>
      <text:p text:style-name="P3"><text:span text:style-name="T1">When to use batch processing:</text:span></text:p>
      <text:list xml:id="list2235574593" text:style-name="WWNum20">
        <text:list-item>
          <text:p text:style-name="P44"><text:span text:style-name="T1">Building search indexes</text:span></text:p>
        </text:list-item>
        <text:list-item>
          <text:p text:style-name="P44"><text:span text:style-name="T1">Performing large computations that need to be precomputed (possibly using machine learning)</text:span></text:p>
          <text:list>
            <text:list-item>
              <text:p text:style-name="P104"><text:span text:style-name="T1">Build databases into batch jobs as opposed to slowing things down with network calls</text:span></text:p>
            </text:list-item>
            <text:list-item>
              <text:p text:style-name="P104"><text:span text:style-name="T1">Can then later export these files from the distributed file system</text:span></text:p>
            </text:list-item>
          </text:list>
        </text:list-item>
        <text:list-item>
          <text:p text:style-name="P44"><text:span text:style-name="T1">Performing ETL processes (taking data from transactional database and converting it for analytics)</text:span></text:p>
        </text:list-item>
      </text:list>
      <text:p text:style-name="P4"><text:soft-page-break/></text:p>
      <text:p text:style-name="P3"><text:span text:style-name="T1">Alternatives to MapReduce:</text:span></text:p>
      <text:list xml:id="list2027185388" text:style-name="WWNum13">
        <text:list-item>
          <text:p text:style-name="P45"><text:span text:style-name="T1">MapReduce is not actually very efficient because when chaining together many MapReduce jobs, you need to wait for one to completely finish before starting the next, and there is a lot of time wasted in writing out the intermediate state to disk</text:span></text:p>
          <text:list>
            <text:list-item>
              <text:p text:style-name="P105"><text:span text:style-name="T1">Bad as certain hotkeys or stragglers can take much longer and delay the whole thing</text:span></text:p>
            </text:list-item>
          </text:list>
        </text:list-item>
        <text:list-item>
          <text:p text:style-name="P45"><text:span text:style-name="T1">Should be using dataflow engines (like Spark)</text:span></text:p>
          <text:list>
            <text:list-item>
              <text:p text:style-name="P105"><text:span text:style-name="T1">Parallelize computation to run as quickly as possible over multiple user defined functions called operators</text:span></text:p>
            </text:list-item>
            <text:list-item>
              <text:p text:style-name="P105"><text:span text:style-name="T1">Reduces the amount of unnecessary mappers</text:span></text:p>
            </text:list-item>
            <text:list-item>
              <text:p text:style-name="P105"><text:span text:style-name="T1">Data dependencies explicitly declared so that the engine can optimize for these</text:span></text:p>
            </text:list-item>
            <text:list-item>
              <text:p text:style-name="P105"><text:span text:style-name="T1">Slightly less fault tolerant because data not materialized to intermediate state, so if it is lost, it is recomputed from the previous data needed to make the calculations</text:span></text:p>
            </text:list-item>
            <text:list-item>
              <text:p text:style-name="P105"><text:span text:style-name="T1">This means that the functions must be deterministic</text:span></text:p>
            </text:list-item>
          </text:list>
        </text:list-item>
      </text:list>
      <text:p text:style-name="P4"/>
      <text:p text:style-name="P3"><text:span text:style-name="T1">Batch processing is also frequently used on graph data in order to make things like recommendation algorithms. <text:s/>MapReduce is not efficient for this because the graph data infrequently changes, however MapReduce would create an entirely new output dataset. <text:s/>Instead, it is better to use the Pregel processing model, where one vertex can send a message to another vertex along an edge of a path. <text:s/>In each iteration of the batch processing, the vertex receives all the messages sent to it from the prior step, and then sends out new messages. <text:s/>This goes on until an end condition is met. The nodes remember their state in memory so the entire graph does not need to be rewritten. <text:s/>By occasionally writing vertex state to disk, a deterministic algorithm becomes fault tolerant in the event of a crash.</text:span></text:p>
      <text:p text:style-name="P4"/>
      <text:p text:style-name="P3"><text:span text:style-name="T4">Stream Processing</text:span></text:p>
      <text:p text:style-name="P5"/>
      <text:p text:style-name="P3"><text:span text:style-name="T1">Unlike batch processing, stream processing is quite similar but instead processes an unbounded set of data. <text:s/>This is useful for when you want data to be processed as quickly as possible in an asynchronous manner, as we will see with something like message brokers. <text:s/>While messages can in theory be sent directly from the producer to a consumer, a message broker allows for more fault tolerance and handles message loss for you.</text:span></text:p>
      <text:p text:style-name="P4"/>
      <text:p text:style-name="P3"><text:span text:style-name="T1">Message brokers:</text:span></text:p>
      <text:list xml:id="list1276478254" text:style-name="WWNum33">
        <text:list-item>
          <text:p text:style-name="P46"><text:span text:style-name="T1">Kind of database optimized for handling message streams, clients can come and go, handles durability</text:span></text:p>
        </text:list-item>
        <text:list-item>
          <text:p text:style-name="P46"><text:span text:style-name="T1">Generally queue up messages if there are too many as opposed to just dropping them</text:span></text:p>
        </text:list-item>
        <text:list-item>
          <text:p text:style-name="P46"><text:span text:style-name="T1">Many message brokers will delete a message once it has been successfully delivered to consumers, as a result assume a small queue</text:span></text:p>
        </text:list-item>
        <text:list-item>
          <text:p text:style-name="P46"><text:soft-page-break/><text:span text:style-name="T1">When there are multiple consumers, two main patterns of messaging are used</text:span></text:p>
          <text:list>
            <text:list-item>
              <text:p text:style-name="P106"><text:span text:style-name="T1">Load balancing delivers each message to one consumer to share the work between them</text:span></text:p>
            </text:list-item>
            <text:list-item>
              <text:p text:style-name="P106"><text:span text:style-name="T1">Fan out delivers the message to all of the consumers</text:span></text:p>
            </text:list-item>
          </text:list>
        </text:list-item>
        <text:list-item>
          <text:p text:style-name="P46"><text:span text:style-name="T1">When a consumer finishes processing a message it sends an acknowledgement back to the queue</text:span></text:p>
        </text:list-item>
        <text:list-item>
          <text:p text:style-name="P46"><text:span text:style-name="T1">Unless you are using a separate consumer per queue, the fact that a consumer can crash while handling a message means that messages may be delivered out of order</text:span></text:p>
        </text:list-item>
      </text:list>
      <text:p text:style-name="P4"/>
      <text:p text:style-name="P3"><text:span text:style-name="T1">Log based message brokers:</text:span></text:p>
      <text:list xml:id="list3396309908" text:style-name="WWNum3">
        <text:list-item>
          <text:p text:style-name="P47"><text:span text:style-name="T1">In the traditional style of message queues mentioned above, messages that have been acknowledged are deleted and can never be handled again</text:span></text:p>
          <text:list>
            <text:list-item>
              <text:p text:style-name="P107"><text:span text:style-name="T1">Adding new consumers means that they can only access new messages</text:span></text:p>
            </text:list-item>
          </text:list>
        </text:list-item>
        <text:list-item>
          <text:p text:style-name="P47"><text:span text:style-name="T1">In log based message brokers, every message is appended to the end of a log, and consumers read the end of the log sequentially, waiting for new messages to pop up</text:span></text:p>
          <text:list>
            <text:list-item>
              <text:p text:style-name="P107"><text:span text:style-name="T1">Log can be partitioned into many different queues</text:span></text:p>
            </text:list-item>
            <text:list-item>
              <text:p text:style-name="P107"><text:span text:style-name="T1">A topic is a group of partitions carrying messages of the same type</text:span></text:p>
            </text:list-item>
            <text:list-item>
              <text:p text:style-name="P107"><text:span text:style-name="T1">Each partition can be replicated for fault tolerance, and assigned to a group of nodes for load balancing</text:span></text:p>
            </text:list-item>
          </text:list>
        </text:list-item>
        <text:list-item>
          <text:p text:style-name="P47"><text:span text:style-name="T1">In each partition the broker assigns a monotonically increasing sequence number to every message, to assist with ordering them</text:span></text:p>
          <text:list>
            <text:list-item>
              <text:p text:style-name="P107"><text:span text:style-name="T1">Keeps track of which offset a consumer is on for each partition in the event that one of them crashes, improves fault tolerance</text:span></text:p>
            </text:list-item>
          </text:list>
        </text:list-item>
        <text:list-item>
          <text:p text:style-name="P47"><text:span text:style-name="T1">These can be made fast by using many partitions, however since each partition just has one consumer a single slow message can slow down the processing of the partition</text:span></text:p>
          <text:list>
            <text:list-item>
              <text:p text:style-name="P107"><text:span text:style-name="T1">If messages are expensive to process and order doesn’t matter and you care more about parallelizing them then an in memory queue may be better</text:span></text:p>
            </text:list-item>
          </text:list>
        </text:list-item>
        <text:list-item>
          <text:p text:style-name="P47"><text:span text:style-name="T1">Once the log gets large enough, it can be split into segments which can be discarded or archived</text:span></text:p>
        </text:list-item>
        <text:list-item>
          <text:p text:style-name="P47"><text:span text:style-name="T1">Can easily replay messages in order to try processing them again because they are not deleted from a log</text:span></text:p>
        </text:list-item>
      </text:list>
      <text:p text:style-name="P4"/>
      <text:p text:style-name="P3"><text:span text:style-name="T1">Change Data Capture:</text:span></text:p>
      <text:list xml:id="list3095416957" text:style-name="WWNum2">
        <text:list-item>
          <text:p text:style-name="P48"><text:soft-page-break/><text:span text:style-name="T1">Treats a database leader as the leader of all other data systems that need to stay in sync (such as caches, search indexes, analytics databases)</text:span></text:p>
        </text:list-item>
        <text:list-item>
          <text:p text:style-name="P48"><text:span text:style-name="T1">Does so by taking the changes to a database and putting them into a log based message broker which can be used to update all of the other derived data sources</text:span></text:p>
        </text:list-item>
        <text:list-item>
          <text:p text:style-name="P48"><text:span text:style-name="T1">In order to keep the log small so that other derived data systems can be added in the future, we can use log compaction as is done with indexes</text:span></text:p>
        </text:list-item>
      </text:list>
      <text:p text:style-name="P4"/>
      <text:p text:style-name="P3"><text:span text:style-name="T1">Event Sourcing:</text:span></text:p>
      <text:list xml:id="list1119386845" text:style-name="WWNum41">
        <text:list-item>
          <text:p text:style-name="P49"><text:span text:style-name="T1">Similar to change data capture, but with some subtle differences</text:span></text:p>
          <text:list>
            <text:list-item>
              <text:p text:style-name="P108"><text:span text:style-name="T1">The database is not the source of truth, with changes being derived from it</text:span></text:p>
            </text:list-item>
            <text:list-item>
              <text:p text:style-name="P108"><text:span text:style-name="T1">Instead have a central append only log of events, which do not log what the changes are in the database, but instead what the user is actually doing on the site</text:span></text:p>
            </text:list-item>
            <text:list-item>
              <text:p text:style-name="P108"><text:span text:style-name="T1">Derive your other data systems from the logs of events</text:span></text:p>
            </text:list-item>
          </text:list>
        </text:list-item>
        <text:list-item>
          <text:p text:style-name="P49"><text:span text:style-name="T1">More maintainable because other schemas can be derived from the same logs of events in the future, and makes things easier to debug (what actually happened on the client side, not just the state changes that client actions caused)</text:span></text:p>
        </text:list-item>
        <text:list-item>
          <text:p text:style-name="P49"><text:span text:style-name="T1">Does require asynchronous writes unless you want a large write penalty</text:span></text:p>
        </text:list-item>
      </text:list>
      <text:p text:style-name="P4"/>
      <text:p text:style-name="P3"><text:span text:style-name="T1">Streams and time:</text:span></text:p>
      <text:list xml:id="list107458949" text:style-name="WWNum32">
        <text:list-item>
          <text:p text:style-name="P50"><text:span text:style-name="T1">Hard to deal with all events in a given window because one could arrive to a stream late due to a network delay</text:span></text:p>
          <text:list>
            <text:list-item>
              <text:p text:style-name="P109"><text:span text:style-name="T1">Need to decide whether to disregard it or add it to the window after the fact</text:span></text:p>
            </text:list-item>
          </text:list>
        </text:list-item>
        <text:list-item>
          <text:p text:style-name="P50"><text:span text:style-name="T1">If a user clock is unreliable can potentially compare it to the server clock at the time of message sending to get an offset between the two, and then add it to the actual event time</text:span></text:p>
          <text:list>
            <text:list-item>
              <text:p text:style-name="P109"><text:span text:style-name="T1">Assumes network delay is minimal which it is not necessarily</text:span></text:p>
            </text:list-item>
          </text:list>
        </text:list-item>
        <text:list-item>
          <text:p text:style-name="P50"><text:span text:style-name="T1">When dealing with windows, if dealing with overlapping windows on fixed intervals (hopping windows), use tumbling windows (non overlapping windows of fixed length) and aggregate them together for the hopping window</text:span></text:p>
        </text:list-item>
        <text:list-item>
          <text:p text:style-name="P50"><text:span text:style-name="T1">Sliding windows with no fixed interval start and end points, but a fixed duration, can be implemented by keeping a buffer of events sorted by time and removing old events when they expire from the window</text:span></text:p>
        </text:list-item>
      </text:list>
      <text:p text:style-name="P4"/>
      <text:p text:style-name="P3"><text:span text:style-name="T1">Stream Joins:</text:span></text:p>
      <text:list xml:id="list3894992683" text:style-name="WWNum62">
        <text:list-item>
          <text:p text:style-name="P51"><text:soft-page-break/><text:span text:style-name="T1">Just like batch processing, streams need to be able to perform joins on other datasets</text:span></text:p>
        </text:list-item>
        <text:list-item>
          <text:p text:style-name="P51"><text:span text:style-name="T1">However it is a bit more challenging because new events can appear anytime on a stream</text:span></text:p>
        </text:list-item>
        <text:list-item>
          <text:p text:style-name="P51"><text:span text:style-name="T1">Stream-stream join (good for joining two related streams of data)</text:span></text:p>
          <text:list>
            <text:list-item>
              <text:p text:style-name="P110"><text:span text:style-name="T1">If two streams are sending related events that you may want to join with one another, both streams must maintain state (probably for all events within a certain time window)</text:span></text:p>
            </text:list-item>
            <text:list-item>
              <text:p text:style-name="P110"><text:span text:style-name="T1">Can use an index to do so on the join key, and each stream can check the index when events come in</text:span></text:p>
            </text:list-item>
            <text:list-item>
              <text:p text:style-name="P110"><text:span text:style-name="T1">On expiration of an event from said time window you can record that there was no corresponding other event to join it with (useful in certain analytics cases)</text:span></text:p>
            </text:list-item>
          </text:list>
        </text:list-item>
        <text:list-item>
          <text:p text:style-name="P51"><text:span text:style-name="T1">Stream-table join (good for enriching data before sending to another stream)</text:span></text:p>
          <text:list>
            <text:list-item>
              <text:p text:style-name="P110"><text:span text:style-name="T1">Joining stream events with information from the database table, querying the database every time is too slow, should keep a local copy</text:span></text:p>
            </text:list-item>
            <text:list-item>
              <text:p text:style-name="P110"><text:span text:style-name="T1">However this table needs to be updated over time which can be done by the stream processor subscribing to the database changes of the actual database and updating its local copy</text:span></text:p>
            </text:list-item>
          </text:list>
        </text:list-item>
        <text:list-item>
          <text:p text:style-name="P51"><text:span text:style-name="T1">Table-table join (two streams maintaining local copies of tables that have to do joins)</text:span></text:p>
          <text:list>
            <text:list-item>
              <text:p text:style-name="P110"><text:span text:style-name="T1">Use change data captures to keep two tables up to date for each stream, and accordingly take the result of the join and send it where it needs to go</text:span></text:p>
            </text:list-item>
          </text:list>
        </text:list-item>
        <text:list-item>
          <text:p text:style-name="P51"><text:span text:style-name="T1">One issue is that these joins become nondeterministic</text:span></text:p>
          <text:list>
            <text:list-item>
              <text:p text:style-name="P110"><text:span text:style-name="T1">Can maybe be addressed by using a unique ID for the thing being joined with, but this requires much more storage</text:span></text:p>
            </text:list-item>
          </text:list>
        </text:list-item>
      </text:list>
      <text:p text:style-name="P4"/>
      <text:p text:style-name="P3"><text:span text:style-name="T1">Fault tolerance:</text:span></text:p>
      <text:list xml:id="list4000612766" text:style-name="WWNum36">
        <text:list-item>
          <text:p text:style-name="P52"><text:span text:style-name="T1">Want to be able to ensure that each message is processed exactly once, no less and no more</text:span></text:p>
        </text:list-item>
        <text:list-item>
          <text:p text:style-name="P52"><text:span text:style-name="T1">Can use micro batching or checkpointing to retain state of stream</text:span></text:p>
          <text:list>
            <text:list-item>
              <text:p text:style-name="P111"><text:span text:style-name="T1">Break stream into small blocks, each of which is treated as a batch process which can be retried</text:span></text:p>
            </text:list-item>
            <text:list-item>
              <text:p text:style-name="P111"><text:span text:style-name="T1">Can also keep state to generate checkpoints of the stream, so that on crash it can restart from the most recent checkpoint</text:span></text:p>
            </text:list-item>
            <text:list-item>
              <text:p text:style-name="P111"><text:span text:style-name="T1">Not useful for stopping things external to the stream (such as sending an email) from occurring twice</text:span></text:p>
            </text:list-item>
          </text:list>
        </text:list-item>
        <text:list-item>
          <text:p text:style-name="P52"><text:span text:style-name="T1">Can use atomic transactions</text:span></text:p>
        </text:list-item>
        <text:list-item>
          <text:p text:style-name="P52"><text:soft-page-break/><text:span text:style-name="T1">Can use idempotence</text:span></text:p>
          <text:list>
            <text:list-item>
              <text:p text:style-name="P111"><text:span text:style-name="T1">An operation that can be done multiple times and has the effect of only being performed once, use these in processors to avoid processing messages many times</text:span></text:p>
            </text:list-item>
          </text:list>
        </text:list-item>
      </text:list>
      <text:p text:style-name="P123"/>
      <text:p text:style-name="P125"><text:span text:style-name="T4">Load Balancing</text:span></text:p>
      <text:p text:style-name="P123"/>
      <text:p text:style-name="P125"><text:span text:style-name="T1">The load balancer is a necessary component in any distributed system which helps to spread traffic around a cluster of servers or nodes. <text:s/>It keeps track of the status of said servers so that it stops sending them requests if they crash. <text:s/>Load balancers can and probably should be added between any layers where there are multiple nodes running so that traffic can be split up.</text:span></text:p>
      <text:p text:style-name="P123"/>
      <text:p text:style-name="P125"><text:span text:style-name="T1">Benefits of load balancing:</text:span></text:p>
      <text:list xml:id="list3624052306" text:style-name="WWNum30">
        <text:list-item>
          <text:p text:style-name="P53"><text:span text:style-name="T1">Parallelization of server tasks</text:span></text:p>
        </text:list-item>
        <text:list-item>
          <text:p text:style-name="P53"><text:span text:style-name="T1">Less downtime of servers</text:span></text:p>
        </text:list-item>
      </text:list>
      <text:p text:style-name="P3"><text:span text:style-name="T1">How they work:</text:span></text:p>
      <text:list xml:id="list4102180592" text:style-name="WWNum47">
        <text:list-item>
          <text:p text:style-name="P54"><text:span text:style-name="T1">Periodically send health checks or heart beats to servers in order to determine whether or not they are running, adjust their pool of healthy servers accordingly</text:span></text:p>
        </text:list-item>
        <text:list-item>
          <text:p text:style-name="P54"><text:span text:style-name="T1">Use one of many algorithms to route traffic</text:span></text:p>
          <text:list>
            <text:list-item>
              <text:p text:style-name="P112"><text:span text:style-name="T1">Least connection method directs traffic to the server with the fewest active connections, good when many persistent connections (such as webhooks)</text:span></text:p>
            </text:list-item>
            <text:list-item>
              <text:p text:style-name="P112"><text:span text:style-name="T1">Least response time method directs traffic to server with fewest active connections and lowest average response time</text:span></text:p>
            </text:list-item>
            <text:list-item>
              <text:p text:style-name="P112"><text:span text:style-name="T1">Least bandwidth method directs to server currently serving least amount of traffic in megabits per second</text:span></text:p>
            </text:list-item>
            <text:list-item>
              <text:p text:style-name="P112"><text:span text:style-name="T1">Round robin just creates an order to the server and sends each request to the next server in the order</text:span></text:p>
            </text:list-item>
            <text:list-item>
              <text:p text:style-name="P112"><text:span text:style-name="T1">Weighted round robin is the same as round robin, but taking into account a weight for each server which indicates its computing capacity</text:span></text:p>
            </text:list-item>
            <text:list-item>
              <text:p text:style-name="P112"><text:span text:style-name="T1">IP hash uses a hash of the client IP address in order to determine which server to route to (layer 4 load balancing, which can only look at network details)</text:span></text:p>
            </text:list-item>
            <text:list-item>
              <text:p text:style-name="P112"><text:span text:style-name="T1">Can also use consistent hashing such that the majority of the requests go to the same server even when servers are added and taken away in order to increase in memory cache relevance on the server itself</text:span></text:p>
            </text:list-item>
            <text:list-item>
              <text:p text:style-name="P112"><text:span text:style-name="T1">Layer 7 load balancing hashes based on the contents of the actual request, requires more computing resources but more flexibility</text:span></text:p>
            </text:list-item>
          </text:list>
        </text:list-item>
      </text:list>
      <text:p text:style-name="P4"><text:soft-page-break/></text:p>
      <text:p text:style-name="P3"><text:span text:style-name="T1">Fault tolerance:</text:span></text:p>
      <text:list xml:id="list3951389695" text:style-name="WWNum48">
        <text:list-item>
          <text:p text:style-name="P55"><text:span text:style-name="T1">The load balancer exists to help reduce single points of failure but it itself is a single point of failure</text:span></text:p>
        </text:list-item>
        <text:list-item>
          <text:p text:style-name="P55"><text:span text:style-name="T1">Can use a cluster of load balancers which send heartbeats to one another such that if one load balancer fails the other takes over (active and passive load balancer)</text:span></text:p>
        </text:list-item>
      </text:list>
      <text:p text:style-name="P4"/>
      <text:p text:style-name="P3"><text:span text:style-name="T4">Caching</text:span></text:p>
      <text:p text:style-name="P5"/>
      <text:p text:style-name="P3"><text:span text:style-name="T1">In a distributed system, caching data allows you to store copies of data on either faster hardware, or just hardware located closer to the end user that will request it. <text:s/>While this can greatly speed up certain read requests too, caching can at times become complicated, as storing multiple copies of data will inevitably lead to having to deal with stale (outdated) data. <text:s/>Additionally, as they are made for faster reads, caches often have far less memory than databases, so it is important that we delete old entries from the cache.</text:span></text:p>
      <text:p text:style-name="P4"/>
      <text:p text:style-name="P3"><text:span text:style-name="T1">Types of cache:</text:span></text:p>
      <text:list xml:id="list942969406" text:style-name="WWNum22">
        <text:list-item>
          <text:p text:style-name="P56"><text:span text:style-name="T1">Hardware caches</text:span></text:p>
          <text:list>
            <text:list-item>
              <text:p text:style-name="P113"><text:span text:style-name="T1">On CPU (L1, L2, L3 cache)</text:span></text:p>
            </text:list-item>
            <text:list-item>
              <text:p text:style-name="P113"><text:span text:style-name="T1">Often the computer will use memory to cache disk results</text:span></text:p>
            </text:list-item>
          </text:list>
        </text:list-item>
        <text:list-item>
          <text:p text:style-name="P56"><text:span text:style-name="T1">Application server cache</text:span></text:p>
          <text:list>
            <text:list-item>
              <text:p text:style-name="P113"><text:span text:style-name="T1">Memory on the actual application server that remembers the results of certain queries, and returns them back if they are requested again</text:span></text:p>
            </text:list-item>
            <text:list-item>
              <text:p text:style-name="P113"><text:span text:style-name="T1">Still no guarantee that all requests will hit these, should instead use a global or distributed cache</text:span></text:p>
            </text:list-item>
          </text:list>
        </text:list-item>
        <text:list-item>
          <text:p text:style-name="P56"><text:span text:style-name="T1">Content Distribution Network (CDN)</text:span></text:p>
          <text:list>
            <text:list-item>
              <text:p text:style-name="P113"><text:span text:style-name="T1">Serve large amounts of static media</text:span></text:p>
            </text:list-item>
            <text:list-item>
              <text:p text:style-name="P113"><text:span text:style-name="T1">Request asks CDN for content, and if it is not there it queries the backend, serve it, and cache it locally (pull CDN)</text:span></text:p>
            </text:list-item>
            <text:list-item>
              <text:p text:style-name="P113"><text:span text:style-name="T1">Also possible to directly upload content, good for sites with either low traffic or data that does not change very frequently (like a newspaper)</text:span></text:p>
            </text:list-item>
            <text:list-item>
              <text:p text:style-name="P113"><text:span text:style-name="T1">Require changing URLs for static content, need to be careful to not serve stale content</text:span></text:p>
            </text:list-item>
          </text:list>
        </text:list-item>
      </text:list>
      <text:p text:style-name="P127"><text:soft-page-break/></text:p>
      <text:p text:style-name="P4"/>
      <text:p text:style-name="P3"><text:span text:style-name="T1"><office:annotation office:name="__Annotation__629_1819297290"><dc:creator>Anonymous</dc:creator><dc:date>2022-04-28T19:53:48</dc:date><text:p><text:span text:style-name="T8">Maybe consider cache read as well? And a section on invalidation (which is not the same as eviction)?</text:span></text:p></office:annotation></text:span><text:span text:style-name="T1">Cache write policies</text:span><office:annotation-end office:name="__Annotation__629_1819297290"/><text:span text:style-name="T1">:</text:span></text:p>
      <text:list xml:id="list1534278553" text:style-name="WWNum64">
        <text:list-item>
          <text:p text:style-name="P57"><text:span text:style-name="T1">Write through<text:tab/></text:span></text:p>
          <text:list>
            <text:list-item>
              <text:p text:style-name="P114"><text:span text:style-name="T1">Data written to cache and database at the same time</text:span></text:p>
            </text:list-item>
            <text:list-item>
              <text:p text:style-name="P114"><text:span text:style-name="T1">Allows for complete data consistency (assuming neither fails, in which case may need distributed transactions which are slow)</text:span></text:p>
            </text:list-item>
            <text:list-item>
              <text:p text:style-name="P114"><text:span text:style-name="T1">Slows down write requests</text:span></text:p>
            </text:list-item>
          </text:list>
        </text:list-item>
        <text:list-item>
          <text:p text:style-name="P57"><text:span text:style-name="T1">Write around</text:span></text:p>
          <text:list>
            <text:list-item>
              <text:p text:style-name="P114"><text:span text:style-name="T1">Just write to the database</text:span></text:p>
            </text:list-item>
            <text:list-item>
              <text:p text:style-name="P114"><text:span text:style-name="T1">On a cache miss pull data from the database into the cache</text:span></text:p>
            </text:list-item>
          </text:list>
        </text:list-item>
        <text:list-item>
          <text:p text:style-name="P57"><text:span text:style-name="T1">Write back</text:span></text:p>
          <text:list>
            <text:list-item>
              <text:p text:style-name="P114"><text:span text:style-name="T1">Data first written to the cache only</text:span></text:p>
            </text:list-item>
            <text:list-item>
              <text:p text:style-name="P114"><text:span text:style-name="T1">Write to permanent storage only done after some amount of time</text:span></text:p>
            </text:list-item>
            <text:list-item>
              <text:p text:style-name="P114"><text:span text:style-name="T1">While this is the fastest we risk inconsistencies in the data if the cache crashes and cannot push to the database</text:span></text:p>
            </text:list-item>
          </text:list>
        </text:list-item>
      </text:list>
      <text:p text:style-name="P4"/>
      <text:p text:style-name="P3"><text:span text:style-name="T1">Cache eviction policies:</text:span></text:p>
      <text:list xml:id="list3870917797" text:style-name="WWNum1">
        <text:list-item>
          <text:p text:style-name="P58"><text:span text:style-name="T1">First in first out</text:span></text:p>
        </text:list-item>
        <text:list-item>
          <text:p text:style-name="P58"><text:span text:style-name="T1">Last in first out</text:span></text:p>
        </text:list-item>
        <text:list-item>
          <text:p text:style-name="P58"><text:span text:style-name="T1">Least recently used (probably the best)</text:span></text:p>
        </text:list-item>
        <text:list-item>
          <text:p text:style-name="P58"><text:span text:style-name="T1">Least frequently used</text:span></text:p>
        </text:list-item>
        <text:list-item>
          <text:p text:style-name="P58"><text:span text:style-name="T1">Random replacement</text:span></text:p>
        </text:list-item>
      </text:list>
      <text:p text:style-name="P4"><text:soft-page-break/></text:p>
      <text:p text:style-name="P3"><text:span text:style-name="T4">Proxies</text:span></text:p>
      <text:p text:style-name="P5"/>
      <text:p text:style-name="P3"><text:span text:style-name="T1">Proxies act as an intermediary server between the client and application server that can fulfill a variety of purposes such as adding information to a request, checking its own cache, or encrypting a message</text:span></text:p>
      <text:p text:style-name="P4"/>
      <text:p text:style-name="P3"><text:span text:style-name="T1">Types of proxies:</text:span></text:p>
      <text:list xml:id="list2510297049" text:style-name="WWNum34">
        <text:list-item>
          <text:p text:style-name="P59"><text:span text:style-name="T1">Open proxy<text:tab/></text:span></text:p>
          <text:list>
            <text:list-item>
              <text:p text:style-name="P115"><text:span text:style-name="T1">Accessible by any internet user</text:span></text:p>
            </text:list-item>
            <text:list-item>
              <text:p text:style-name="P115"><text:span text:style-name="T1">Anonymous proxies reveal its identity as a server but does not disclose the IP address of the user</text:span></text:p>
            </text:list-item>
            <text:list-item>
              <text:p text:style-name="P115"><text:span text:style-name="T1">Transparent proxies also identify both themselves and the IP address of the user, good for caching websites</text:span></text:p>
            </text:list-item>
          </text:list>
        </text:list-item>
        <text:list-item>
          <text:p text:style-name="P59"><text:span text:style-name="T1">Reverse proxy</text:span></text:p>
          <text:list>
            <text:list-item>
              <text:p text:style-name="P115"><text:span text:style-name="T1">Retrieves resources from one or more application servers and then returns the result to the client as if they were their own</text:span></text:p>
            </text:list-item>
            <text:list-item>
              <text:p text:style-name="P115"><text:span text:style-name="T1">Can do things such as encryption and decryption to save application servers from doing these potentially expensive operations</text:span></text:p>
            </text:list-item>
          </text:list>
        </text:list-item>
      </text:list>
      <text:p text:style-name="P4"/>
      <text:p text:style-name="P3"><text:span text:style-name="T4">Consistent Hashing</text:span></text:p>
      <text:p text:style-name="P5"/>
      <text:p text:style-name="P3"><text:span text:style-name="T1">Consistent hashing is a way of mapping keys to a given partition in a load balancing/partitioning situation to ensure that when new nodes are added as few keys as possible are rebalanced to maximize existing caching and minimize network load and data invalidation.</text:span></text:p>
      <text:p text:style-name="P4"/>
      <text:p text:style-name="P3"><text:span text:style-name="T1">To do so, create a ring representing the range of a given hash function, and hash each server partition to it. <text:s/>To find which server a key goes to, take the hash of it, and move clockwise around the ring until hitting a server hash. <text:s/>If a partition fails, move the keys that were on it to the next partition in the ring. <text:s/>If a new partition is added, move the existing keys that are just before it to said partition. <text:s/>Instead of just having one location for each partition on the ring, have a few locations for each in order to further randomize distribution.</text:span></text:p>
      <text:p text:style-name="P4"/>
      <text:p text:style-name="P3"><text:span text:style-name="T4">Long Polling, WebSockets, Server Sent Events</text:span></text:p>
      <text:p text:style-name="P5"><text:soft-page-break/></text:p>
      <text:p text:style-name="P3"><text:span text:style-name="T1">All three of the topics above are methods to provide real time updates to a client from an application server. <text:s/>However, each has their benefits and drawbacks which we can discuss below.</text:span></text:p>
      <text:p text:style-name="P4"/>
      <text:p text:style-name="P3"><text:span text:style-name="T1">The worst option is likely polling, in which a client repeatedly makes http requests to a server in order to try and see if any changes have been made. <text:s/>If many clients are doing so at the same time, this can overload the server. <text:s/>This being said, it is easy to implement.</text:span></text:p>
      <text:p text:style-name="P4"/>
      <text:p text:style-name="P3"><text:span text:style-name="T1">Long polling:</text:span></text:p>
      <text:list xml:id="list814941966" text:style-name="WWNum42">
        <text:list-item>
          <text:p text:style-name="P60"><text:span text:style-name="T1">Open an http connection with the server and do not close it until the server has something to respond with</text:span></text:p>
        </text:list-item>
        <text:list-item>
          <text:p text:style-name="P60"><text:span text:style-name="T1">Once the server responds the client then makes another long polling request</text:span></text:p>
        </text:list-item>
      </text:list>
      <text:p text:style-name="P125"><text:span text:style-name="T1">WebSockets:</text:span></text:p>
      <text:list xml:id="list1249214413" text:style-name="WWNum12">
        <text:list-item>
          <text:p text:style-name="P61"><text:span text:style-name="T1">Full duplex communication channel between client and server</text:span></text:p>
        </text:list-item>
        <text:list-item>
          <text:p text:style-name="P61"><text:span text:style-name="T1">Lower message overhead due to not needing to resend headers</text:span></text:p>
        </text:list-item>
        <text:list-item>
          <text:p text:style-name="P61"><text:span text:style-name="T1">A bit harder to implement</text:span></text:p>
        </text:list-item>
        <text:list-item>
          <text:p text:style-name="P61"><text:span text:style-name="T1">Can only have as many open webhook connections as ports, so 65,000</text:span></text:p>
        </text:list-item>
      </text:list>
      <text:p text:style-name="P3"><text:span text:style-name="T1">Server Sent Events:</text:span></text:p>
      <text:list xml:id="list3024728937" text:style-name="WWNum14">
        <text:list-item>
          <text:p text:style-name="P62"><text:span text:style-name="T1">Only one way events from server to client, keeps an open connection</text:span></text:p>
        </text:list-item>
        <text:list-item>
          <text:p text:style-name="P62"><text:span text:style-name="T1">Best for if the server is generating data in a loop and will send multiple requests to clients</text:span></text:p>
        </text:list-item>
      </text:list>
      <text:p text:style-name="P4"/>
      <text:p text:style-name="P3"><text:span text:style-name="T4">Distributed File Stores</text:span></text:p>
      <text:p text:style-name="P5"/>
      <text:p text:style-name="P3"><text:span text:style-name="T1">In this study guide, I have up to this point mentioned distributed file systems such as GFS or Hadoop as black boxes with which you can basically throw in large files and they will be replicated and easily accessible. <text:s/>As we will see below, the design of such a file system is optimized for the design pattern of writing data only once but accessing it many times over.</text:span></text:p>
      <text:p text:style-name="P4"/>
      <text:p text:style-name="P3"><text:soft-page-break/><text:span text:style-name="T1">Generally speaking, HDFS is split into two major components - the NameNode and DataNodes:</text:span></text:p>
      <text:list xml:id="list192314047" text:style-name="WWNum57">
        <text:list-item>
          <text:p text:style-name="P63"><text:span text:style-name="T1">The NameNode is responsible for keeping track of file metadata</text:span></text:p>
          <text:list>
            <text:list-item>
              <text:p text:style-name="P116"><text:span text:style-name="T1">Includes names, chunks (tend to be around 64mb) corresponding to each file, statuses of each replica</text:span></text:p>
            </text:list-item>
            <text:list-item>
              <text:p text:style-name="P116"><text:span text:style-name="T1">For each chunk, keeps track of the master replica, the lease expiration of the master replica, and a version number for each chunk (persisted to disk)</text:span></text:p>
            </text:list-item>
            <text:list-item>
              <text:p text:style-name="P116"><text:span text:style-name="T1">Any changes to file metadata are first written to the NameNode write ahead log in order to improve the speed of writes, state occasionally checkpointed for fast reconstruction in the event of a crash</text:span></text:p>
            </text:list-item>
            <text:list-item>
              <text:p text:style-name="P116"><text:span text:style-name="T1">On boot up (safe mode), the NameNode receives a block report from each of the DataNodes, and if any chunks are not held by a sufficient number of replicas, the NameNode will ensure that they are copied to replicas until the threshold is met</text:span></text:p>
            </text:list-item>
          </text:list>
        </text:list-item>
        <text:list-item>
          <text:p text:style-name="P63"><text:span text:style-name="T1">To read a file, the client must first contact the NameNode</text:span></text:p>
          <text:list>
            <text:list-item>
              <text:p text:style-name="P116"><text:span text:style-name="T1">The NameNode will respond with a list of replicas holding the file, client caches this result so that subsequent reads do not need to go through the NameNode</text:span></text:p>
            </text:list-item>
            <text:list-item>
              <text:p text:style-name="P116"><text:span text:style-name="T1">Client performs the read from the physically closest DataNode which contains the chunk (rack aware data allocation)</text:span></text:p>
            </text:list-item>
          </text:list>
        </text:list-item>
        <text:list-item>
          <text:p text:style-name="P63"><text:span text:style-name="T1">To append to a file, the client again contacts the NameNode</text:span></text:p>
          <text:list>
            <text:list-item>
              <text:p text:style-name="P116"><text:span text:style-name="T1">If the NameNode does not have a non-expired primary replica for that chunk, it needs to select one</text:span></text:p>
            </text:list-item>
            <text:list-item>
              <text:p text:style-name="P116"><text:span text:style-name="T1">To do this check the version numbers of the chunk on all the replicas and pick one of them that has the same version number for the chunk as the NameNode</text:span></text:p>
            </text:list-item>
            <text:list-item>
              <text:p text:style-name="P116"><text:span text:style-name="T1">Once a primary replica has been selected, the rest of them are designated as secondary nodes, and the write is sent to the primary replica, and then to the secondary replicas from the primary</text:span></text:p>
            </text:list-item>
            <text:list-item>
              <text:p text:style-name="P116"><text:span text:style-name="T1">The client only receives a success message if all of the replicas process the write, hence this can lead to some data inconsistencies (for example if only the primary node processes the write)</text:span></text:p>
            </text:list-item>
            <text:list-item>
              <text:p text:style-name="P116"><text:span text:style-name="T1">In this event, the client wrapper is expected to keep retrying the write until it receives a success message</text:span></text:p>
            </text:list-item>
            <text:list-item>
              <text:p text:style-name="P116"><text:span text:style-name="T1">By default, distributed file systems like Hadoop will replicate to nodes across multiple data centers to ensure that a data center failure does not lead to lost data</text:span></text:p>
            </text:list-item>
          </text:list>
        </text:list-item>
      </text:list>
      <text:p text:style-name="P4"/>
      <text:p text:style-name="P3"><text:span text:style-name="T1">One thing to note is that in this design, the NameNode is a single point of failure. <text:s/>In newer versions of Hadoop Distributed File Systems (HDFS), they have looked to mitigate this issue using something known as quorum journal management. <text:s/>This uses a consensus based coordination service in order to replicate the write ahead log of the NameNode such that in the event that the NameNode crashes, a secondary NameNode instance will have access to all entries of the log and can easily take over.</text:span></text:p>
      <text:p text:style-name="P4"/>
      <text:p text:style-name="P3"><text:span text:style-name="T4">Raft</text:span></text:p>
      <text:p text:style-name="P5"/>
      <text:p text:style-name="P3"><text:soft-page-break/><text:span text:style-name="T1">Raft, Multi-Paxos, and Zab are all examples of quorum based, fault tolerant consensus algorithms used in a variety of distributed systems. <text:s/>Even though Raft is the newest, it seems to be relatively easy to understand and there are plenty of resources on the internet dedicated to helping teach it, hence it seems like a good choice to cover. <text:s/>While there are subtle differences between these three algorithms, it seems reasonable to just cover Raft in depth, and perhaps in the future append a section devoted to the nuances between them, but generally they are all similar. <text:s/>Keep in mind that the purpose of an algorithm such as Raft is to build a replicated log which results in linearizable writes. <text:s/>Many systems can build a database layer on top of said replicated log, (which can be used as a write ahead log) which we will see with coordination services. <text:s/>Keep in mind in order to do something like an atomic commit over different partitions (not replicas), we will still need something like a two phase commit.</text:span></text:p>
      <text:p text:style-name="P4"/>
      <text:p text:style-name="P3"><text:span text:style-name="T1">While Raft uses one leader to ensure that writes are all being sent from the same node, it is important to understand how the election process works in Raft, that ensures that there can never be a split brain scenario (each term number has only one leader):</text:span></text:p>
      <text:list xml:id="list4045488374" text:style-name="WWNum59">
        <text:list-item>
          <text:p text:style-name="P64"><text:span text:style-name="T1">Leader periodically sends heartbeats to each follower node, if a follower node does not receive a heartbeat from the leader within a certain period of time, the follower will assume the leader to be dead, and begin a new election, nominating itself as the candidate</text:span></text:p>
          <text:list>
            <text:list-item>
              <text:p text:style-name="P117"><text:span text:style-name="T1">In order to make sure that not all follower nodes start elections at the same time, (because then none of them could receive a majority of votes) Raft randomizes the heartbeat timeout on each follower node over a reasonable amount of time</text:span></text:p>
            </text:list-item>
            <text:list-item>
              <text:p text:style-name="P117"><text:span text:style-name="T1">The candidate node will inform each of the other nodes in the cluster that an election is taking place, with a term number that is one higher than the candidate’s last known term number (term number acts as fencing token)</text:span></text:p>
            </text:list-item>
          </text:list>
        </text:list-item>
        <text:list-item>
          <text:p text:style-name="P64"><text:span text:style-name="T1">Upon receiving notice of an election, each node (including the previous leader) must decide whether or not to vote for the candidate</text:span></text:p>
          <text:list>
            <text:list-item>
              <text:p text:style-name="P117"><text:span text:style-name="T1">If the candidate node has an outdated term number, the voting node will respond that it will not vote for the candidate (if it is a valid term number the voting node will update its local term number to reflect this)</text:span></text:p>
            </text:list-item>
            <text:list-item>
              <text:p text:style-name="P117"><text:span text:style-name="T1">Otherwise, if the candidate’s log is as up to date (or more) than the voting node, and the voting node has not voted for anybody else this term, it responds that it will vote for the candidate</text:span></text:p>
            </text:list-item>
          </text:list>
        </text:list-item>
        <text:list-item>
          <text:p text:style-name="P64"><text:span text:style-name="T1">If a candidate receives a majority of yes votes for a given term number, it becomes the leader for that term</text:span></text:p>
          <text:list>
            <text:list-item>
              <text:p text:style-name="P117"><text:span text:style-name="T1">Since becoming a leader requires a majority of votes, it is impossible to have two different leader nodes for the same term number</text:span></text:p>
            </text:list-item>
          </text:list>
        </text:list-item>
      </text:list>
      <text:p text:style-name="P4"/>
      <text:p text:style-name="P3"><text:span text:style-name="T1">Once a leader node is elected, it becomes responsible for sending out writes to the replicas:</text:span></text:p>
      <text:list xml:id="list1800733203" text:style-name="WWNum16">
        <text:list-item>
          <text:p text:style-name="P65"><text:span text:style-name="T1">Upon receiving a write, leader adds the write to its local log, and then sends it over the network to each follower</text:span></text:p>
          <text:list>
            <text:list-item>
              <text:p text:style-name="P118"><text:span text:style-name="T1">It will also keep track of all of the messages that it assumes each follower has processed in the past, and send any other writes that a follower has yet to process in addition to the newest write</text:span></text:p>
            </text:list-item>
            <text:list-item>
              <text:p text:style-name="P118"><text:span text:style-name="T1">Raft has an invariant that holds that if two replicas have the same term number of a log entry at a given index in the log, the logs must be identical up until this index</text:span></text:p>
            </text:list-item>
            <text:list-item>
              <text:p text:style-name="P118"><text:span text:style-name="T1">Raft uses this property in order to ensure that if the leader and a given replica are not the same term number at a given index in the log, the leader must go back and overwrite some old uncommitted entries on that replica (in this case the leader must first retry more writes for that replica before getting the new one committed)</text:span></text:p>
            </text:list-item>
          </text:list>
        </text:list-item>
        <text:list-item>
          <text:p text:style-name="P65"><text:span text:style-name="T1">Once the leader receives notice from a majority of replicas that the write has been added to their log, it commits the write locally and sends a network call to all the replicas informing them to commit the new write (says the entry of the log at which point all entries up to then should have been committed)</text:span></text:p>
        </text:list-item>
      </text:list>
      <text:p text:style-name="P4"/>
      <text:p text:style-name="P3"><text:span text:style-name="T4">Coordination Services</text:span></text:p>
      <text:p text:style-name="P5"/>
      <text:p text:style-name="P3"><text:soft-page-break/><text:span text:style-name="T1">Coordination services are simple key/value stores typically built upon some sort of consensus algorithm, such as Raft, in order to help perform other functionality within a much larger piece of technology. <text:s/>Examples of popular coordination services include ZooKeeper and etcd. <text:s/>We see them in use all the time within other state management technologies doing things like determining which nodes are up or have failed, their corresponding IP addresses, and which partition is mapped to which node. </text:span></text:p>
      <text:p text:style-name="P4"/>
      <text:p text:style-name="P3"><text:span text:style-name="T1">By default, coordination services are not strongly consistent (you can read from replicas that are not the leader):</text:span></text:p>
      <text:list xml:id="list3076831290" text:style-name="WWNum49">
        <text:list-item>
          <text:p text:style-name="P66"><text:span text:style-name="T1">However they do guarantee that a client will not make a monotonic read (and you can also read your own writes)</text:span></text:p>
          <text:list>
            <text:list-item>
              <text:p text:style-name="P119"><text:span text:style-name="T1">A client can store the most up to date entry of the write ahead log that it has seen, from then on the coordination service will ensure that all subsequent reads will be more up to date, and will wait/reroute the request to another replica otherwise</text:span></text:p>
            </text:list-item>
          </text:list>
        </text:list-item>
        <text:list-item>
          <text:p text:style-name="P66"><text:span text:style-name="T1">Can attach a watch to an object in order to ensure that if it is changed the client that had read it in a “read-write” transaction will be notified</text:span></text:p>
          <text:list>
            <text:list-item>
              <text:p text:style-name="P119"><text:span text:style-name="T1">Can use these watches in order to create a queue of files watching one another, helps to implement a distributed lock</text:span></text:p>
            </text:list-item>
          </text:list>
        </text:list-item>
      </text:list>
      <text:p text:style-name="P4"/>
      <text:p text:style-name="P3"><text:span text:style-name="T1">However, you can do some extra work to perform strongly consistent reads:</text:span></text:p>
      <text:list xml:id="list4079446351" text:style-name="WWNum50">
        <text:list-item>
          <text:p text:style-name="P67"><text:span text:style-name="T1">Can read from the leader (do not want to overload the leader though)</text:span></text:p>
        </text:list-item>
        <text:list-item>
          <text:p text:style-name="P67"><text:span text:style-name="T1">Can use the sync command</text:span></text:p>
          <text:list>
            <text:list-item>
              <text:p text:style-name="P120"><text:span text:style-name="T1">Write the word “sync” into the log, since any subsequent reads must be at least as up to date as your sync write, you will see an up to date read afterwards</text:span></text:p>
            </text:list-item>
          </text:list>
        </text:list-item>
        <text:list-item>
          <text:p text:style-name="P67"><text:span text:style-name="T1">Possibly quorum reads</text:span></text:p>
          <text:list>
            <text:list-item>
              <text:p text:style-name="P120"><text:span text:style-name="T1">We know that writes can only be committed to the log when they are on a quorum of nodes, so in theory reading from a quorum of nodes should ensure that at least one replica has the most up to date value for a given key</text:span></text:p>
            </text:list-item>
            <text:list-item>
              <text:p text:style-name="P120"><text:span text:style-name="T1">In reality, this is not always the case since the most up to date write may be in the log of one of the nodes we read, but not yet committed (recall that leader commits write first and then tells replicas to commit, leads to a possible race condition where a write is committed but we do not read it from a quorum)</text:span></text:p>
            </text:list-item>
            <text:list-item>
              <text:p text:style-name="P120"><text:span text:style-name="T1">However, we can recognize when there is an uncommitted write on a replica that we have read from (known as a dirty read), and retry it</text:span></text:p>
            </text:list-item>
          </text:list>
        </text:list-item>
      </text:list>
      <text:p text:style-name="P4"/>
      <text:p text:style-name="P3"><text:span text:style-name="T4">Gossip Protocol</text:span></text:p>
      <text:p text:style-name="P5"/>
      <text:p text:style-name="P3"><text:span text:style-name="T1">Gossip protocols are a broadcast protocol between many nodes in a cluster that allows them to communicate directly with one another without the need for some sort of centralized coordination service. <text:s/>It can be seen used in certain database systems such as Cassandra, where it serves the purpose of ensuring that all nodes in the cluster agree on which nodes are up and which are down, as well as which nodes correspond to which partitions.</text:span></text:p>
      <text:p text:style-name="P4"/>
      <text:p text:style-name="P3"><text:soft-page-break/><text:span text:style-name="T1">Gossip is a protocol devoted to sending messages amongst nodes in a cluster, albeit not necessarily in order:</text:span></text:p>
      <text:list xml:id="list1682756409" text:style-name="WWNum29">
        <text:list-item>
          <text:p text:style-name="P68"><text:span text:style-name="T1">Pick a small random parameter p (for example 2)</text:span></text:p>
        </text:list-item>
        <text:list-item>
          <text:p text:style-name="P68"><text:span text:style-name="T1">On every iteration of gossip, every node that received the message in the last iteration (infected) randomly selects p nodes to send the message to in the subsequent iteration of gossip</text:span></text:p>
        </text:list-item>
        <text:list-item>
          <text:p text:style-name="P68"><text:span text:style-name="T1">After a few iterations, there is very high probability that each node in the cluster will have seen the message</text:span></text:p>
        </text:list-item>
      </text:list>
      <text:p text:style-name="P4"/>
      <text:p text:style-name="P3"><text:span text:style-name="T4">Cassandra</text:span></text:p>
      <text:p text:style-name="P4"/>
      <text:p text:style-name="P3"><text:span text:style-name="T1">In a systems design interview, it is extremely helpful to know the detailed breakdown of a NoSQL database such as Cassandra. <text:s/>Cassandra is an open source, wide column data store originally developed at Facebook. <text:s/>Since it is typically the choice of most developers when running a NoSQL database at scale, due to its high write throughput, it is important to understand how the developers were able to achieve this.</text:span></text:p>
      <text:p text:style-name="P4"/>
      <text:p text:style-name="P3"><text:span text:style-name="T1">Cassandra is able to achieve extremely high write throughput at a huge scale, provided that all of your data writes and accesses go to a single partition:</text:span></text:p>
      <text:list xml:id="list1512009344" text:style-name="WWNum52">
        <text:list-item>
          <text:p text:style-name="P69"><text:span text:style-name="T1">Cassandra determines partitions by using consistent hashing of the partition key of each row</text:span></text:p>
          <text:list>
            <text:list-item>
              <text:p text:style-name="P121"><text:span text:style-name="T1">Nodes propagate the partitioning schema via gossip, as well as using heartbeats over gossip to determine which nodes have likely failed</text:span></text:p>
            </text:list-item>
            <text:list-item>
              <text:p text:style-name="P121"><text:span text:style-name="T1">Within a partition, additional clustering keys can be added that act as a way of sorting the rows with a given partitioning key</text:span></text:p>
            </text:list-item>
            <text:list-item>
              <text:p text:style-name="P121"><text:span text:style-name="T1">Having multiple clustering keys for a given partition results in multiple copies of the data being stored, slows down writes since data is denormalized</text:span></text:p>
            </text:list-item>
          </text:list>
        </text:list-item>
        <text:list-item>
          <text:p text:style-name="P69"><text:span text:style-name="T1">The Cassandra storage engine is based off of an LSM tree architecture</text:span></text:p>
          <text:list>
            <text:list-item>
              <text:p text:style-name="P121"><text:span text:style-name="T1">This means that all writes first go to an in-memory buffer</text:span></text:p>
            </text:list-item>
          </text:list>
        </text:list-item>
        <text:list-item>
          <text:p text:style-name="P69"><text:span text:style-name="T1">Cassandra ensures high availability of data, as well as increased read throughput by using a leaderless (dynamo-style) replication schema</text:span></text:p>
          <text:list>
            <text:list-item>
              <text:p text:style-name="P121"><text:span text:style-name="T1">You can configure writes and reads to go to a certain number of nodes in order to ensure the level of consistency that you want (such as a quorum, or just a single accepted write)</text:span></text:p>
            </text:list-item>
            <text:list-item>
              <text:p text:style-name="P121"><text:span text:style-name="T1">In the event that you do not use quorums, Cassandra achieves eventual consistency over the dataset via read repair and anti-entropy</text:span></text:p>
            </text:list-item>
            <text:list-item>
              <text:p text:style-name="P121"><text:span text:style-name="T1">As a leaderless replication schema inevitably leads to write conflicts, Cassandra has chosen to use last write wins as their conflict resolution mechanism (can lead to lost data, clocks are unreliable in a distributed system)</text:span></text:p>
            </text:list-item>
            <text:list-item>
              <text:p text:style-name="P121"><text:span text:style-name="T1">In the event that all replicas for a partition are down, writes can first be buffered by a coordinator node which will eventually perform hinted handoff</text:span></text:p>
            </text:list-item>
            <text:list-item>
              <text:p text:style-name="P121"><text:soft-page-break/><text:span text:style-name="T1">Cassandra replication schema allows for linear scaling of throughput by adding more hardware</text:span></text:p>
            </text:list-item>
          </text:list>
        </text:list-item>
      </text:list>
      <text:p text:style-name="P4"/>
      <text:p text:style-name="P3"><text:span text:style-name="T1">Ultimately, Cassandra is most useful for applications operating at a huge scale that have very little relationships besides from other rows on the partition itself. <text:s/>Good examples of this include chat messages, log readings, or user activities over a given session.</text:span></text:p>
      <text:p text:style-name="P4"/>
      <text:p text:style-name="P3"><text:span text:style-name="T4">Future Topics I Will Eventually Cover</text:span></text:p>
      <text:p text:style-name="P5"/>
      <text:p text:style-name="P3"><text:span text:style-name="T1">Hi guys, I’m going to maintain a list of things that I’ll eventually append to the study guide in the next few weeks, feel free to add suggestions:</text:span></text:p>
      <text:list xml:id="list2824932585" text:style-name="WWNum46">
        <text:list-item>
          <text:p text:style-name="P70"><text:span text:style-name="T1">Chain replication (youtube video about this on my channel)</text:span></text:p>
        </text:list-item>
        <text:list-item>
          <text:p text:style-name="P70"><text:span text:style-name="T1">Search indexes (Lucene) (youtube video about this on my channel)</text:span></text:p>
        </text:list-item>
        <text:list-item>
          <text:p text:style-name="P70"><text:span text:style-name="T1">Redis (youtube video about this on my channel)</text:span></text:p>
        </text:list-item>
        <text:list-item>
          <text:p text:style-name="P70"><text:span text:style-name="T1">Memcached (youtube video about this on my channel)</text:span></text:p>
        </text:list-item>
        <text:list-item>
          <text:p text:style-name="P70"><text:span text:style-name="T1">Riak (youtube video about this on my channel)</text:span></text:p>
        </text:list-item>
        <text:list-item>
          <text:p text:style-name="P70"><text:span text:style-name="T1">H-Base (bigtable) (youtube video about this on my channel)</text:span></text:p>
        </text:list-item>
        <text:list-item>
          <text:p text:style-name="P70"><text:span text:style-name="T1">MongoDB (youtube video about this on my channel)</text:span></text:p>
        </text:list-item>
        <text:list-item>
          <text:p text:style-name="P70"><text:span text:style-name="T1">CouchBase</text:span></text:p>
        </text:list-item>
        <text:list-item>
          <text:p text:style-name="P70"><text:span text:style-name="T1">CouchDB</text:span></text:p>
        </text:list-item>
        <text:list-item>
          <text:p text:style-name="P70"><text:span text:style-name="T1">VoltDB (youtube video about this on my channel)</text:span></text:p>
        </text:list-item>
        <text:list-item>
          <text:p text:style-name="P70"><text:span text:style-name="T1">Spanner/CockroachDB (youtube video about this on my channel)</text:span></text:p>
        </text:list-item>
        <text:list-item>
          <text:p text:style-name="P70"><text:span text:style-name="T1">File storage (youtube video about this on my channel)</text:span></text:p>
        </text:list-item>
        <text:list-item>
          <text:p text:style-name="P70"><text:span text:style-name="T1">Object stores (i.e. Amazon S3) (youtube video about this on my channel)</text:span></text:p>
        </text:list-item>
        <text:list-item>
          <text:p text:style-name="P70"><text:span text:style-name="T1">TCP/UDP/Networking (youtube video about this on my channel)</text:span></text:p>
        </text:list-item>
        <text:list-item>
          <text:p text:style-name="P70"><text:soft-page-break/><text:span text:style-name="T1">CRDTs (youtube video about this on my channel)</text:span></text:p>
        </text:list-item>
        <text:list-item>
          <text:p text:style-name="P70"><text:span text:style-name="T1">Operational Transform</text:span></text:p>
        </text:list-item>
        <text:list-item>
          <text:p text:style-name="P70"><text:span text:style-name="T1">GeoSpatial indexing (youtube video about this on my channel)</text:span></text:p>
        </text:list-item>
        <text:list-item>
          <text:p text:style-name="P70"><text:span text:style-name="T1">RAID/more operating systems concepts</text:span></text:p>
        </text:list-item>
        <text:list-item>
          <text:p text:style-name="P70"><text:span text:style-name="T1">Microservice architecture (youtube video about this on my channel)</text:span></text:p>
        </text:list-item>
        <text:list-item>
          <text:p text:style-name="P70"><text:span text:style-name="T1">Merkle Trees (youtube video about this on my channel)</text:span></text:p>
        </text:list-item>
        <text:list-item>
          <text:p text:style-name="P70"><text:span text:style-name="T1">DNS</text:span></text:p>
        </text:list-item>
        <text:list-item>
          <text:p text:style-name="P70"><text:span text:style-name="T1">Security</text:span></text:p>
        </text:list-item>
        <text:list-item>
          <text:p text:style-name="P70"><text:span text:style-name="T1">Containers</text:span></text:p>
        </text:list-item>
        <text:list-item>
          <text:p text:style-name="P70"><text:span text:style-name="T1">More about back of the hand calculations for syste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font-name="Times New Roman" fo:font-family="'Times New Roman'"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font-name="Times New Roman" fo:font-family="'Times New Roman'" style:font-family-generic="roman" style:font-pitch="variable"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font-name="Times New Roman" fo:font-family="'Times New Roman'"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font-name="Times New Roman" fo:font-family="'Times New Roman'"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font-name="Times New Roman" fo:font-family="'Times New Roman'" style:font-family-generic="roman" style:font-pitch="variable" fo:font-size="12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font-name="Times New Roman" fo:font-family="'Times New Roman'" style:font-family-generic="roman" style:font-pitch="variable" fo:font-size="12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font-name="Times New Roman" fo:font-family="'Times New Roman'" style:font-family-generic="roman" style:font-pitch="variable"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font-name="Times New Roman" fo:font-family="'Times New Roman'" style:font-family-generic="roman" style:font-pitch="variable"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font-name="Times New Roman" fo:font-family="'Times New Roman'" style:font-family-generic="roman" style:font-pitch="variable"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font-name="Times New Roman" fo:font-family="'Times New Roman'" style:font-family-generic="roman" style:font-pitch="variable" fo:font-size="12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font-name="Times New Roman" fo:font-family="'Times New Roman'" style:font-family-generic="roman" style:font-pitch="variable" fo:font-size="12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font-name="Times New Roman" fo:font-family="'Times New Roman'" style:font-family-generic="roman" style:font-pitch="variable"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font-name="Times New Roman" fo:font-family="'Times New Roman'" style:font-family-generic="roman" style:font-pitch="variable" fo:font-size="12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font-name="Times New Roman" fo:font-family="'Times New Roman'" style:font-family-generic="roman" style:font-pitch="variable" fo:font-size="12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font-name="Times New Roman" fo:font-family="'Times New Roman'" style:font-family-generic="roman" style:font-pitch="variable" fo:font-size="12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font-name="Times New Roman" fo:font-family="'Times New Roman'" style:font-family-generic="roman" style:font-pitch="variable" fo:font-size="12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font-name="Times New Roman" fo:font-family="'Times New Roman'" style:font-family-generic="roman" style:font-pitch="variable" fo:font-size="12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font-name="Times New Roman" fo:font-family="'Times New Roman'" style:font-family-generic="roman" style:font-pitch="variable" fo:font-size="12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font-name="Times New Roman" fo:font-family="'Times New Roman'" style:font-family-generic="roman" style:font-pitch="variable" fo:font-size="12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font-name="Times New Roman" fo:font-family="'Times New Roman'" style:font-family-generic="roman" style:font-pitch="variable" fo:font-size="12pt"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2pt" style:text-underline-style="none"/>
    </style:style>
    <style:style style:name="ListLabel_20_281" style:display-name="ListLabel 281" style:family="text">
      <style:text-properties style:font-name="Times New Roman" fo:font-family="'Times New Roman'" style:font-family-generic="roman" style:font-pitch="variable" fo:font-size="12pt"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2pt" style:text-underline-style="none"/>
    </style:style>
    <style:style style:name="ListLabel_20_290" style:display-name="ListLabel 290" style:family="text">
      <style:text-properties style:font-name="Times New Roman" fo:font-family="'Times New Roman'" style:font-family-generic="roman" style:font-pitch="variable" fo:font-size="12pt"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2pt" style:text-underline-style="none"/>
    </style:style>
    <style:style style:name="ListLabel_20_299" style:display-name="ListLabel 299" style:family="text">
      <style:text-properties style:font-name="Times New Roman" fo:font-family="'Times New Roman'" style:font-family-generic="roman" style:font-pitch="variable" fo:font-size="12pt"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2pt" style:text-underline-style="none"/>
    </style:style>
    <style:style style:name="ListLabel_20_308" style:display-name="ListLabel 308" style:family="text">
      <style:text-properties style:font-name="Times New Roman" fo:font-family="'Times New Roman'" style:font-family-generic="roman" style:font-pitch="variable" fo:font-size="12pt"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2pt" style:text-underline-style="none"/>
    </style:style>
    <style:style style:name="ListLabel_20_317" style:display-name="ListLabel 317" style:family="text">
      <style:text-properties style:font-name="Times New Roman" fo:font-family="'Times New Roman'" style:font-family-generic="roman" style:font-pitch="variable" fo:font-size="12pt"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2pt" style:text-underline-style="none"/>
    </style:style>
    <style:style style:name="ListLabel_20_326" style:display-name="ListLabel 326" style:family="text">
      <style:text-properties style:font-name="Times New Roman" fo:font-family="'Times New Roman'" style:font-family-generic="roman" style:font-pitch="variable" fo:font-size="12pt"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2pt" style:text-underline-style="none"/>
    </style:style>
    <style:style style:name="ListLabel_20_335" style:display-name="ListLabel 335" style:family="text">
      <style:text-properties style:font-name="Times New Roman" fo:font-family="'Times New Roman'" style:font-family-generic="roman" style:font-pitch="variable" fo:font-size="12pt"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2pt" style:text-underline-style="none"/>
    </style:style>
    <style:style style:name="ListLabel_20_344" style:display-name="ListLabel 344" style:family="text">
      <style:text-properties style:font-name="Times New Roman" fo:font-family="'Times New Roman'" style:font-family-generic="roman" style:font-pitch="variable" fo:font-size="12pt"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2pt" style:text-underline-style="none"/>
    </style:style>
    <style:style style:name="ListLabel_20_362" style:display-name="ListLabel 362" style:family="text">
      <style:text-properties style:font-name="Times New Roman" fo:font-family="'Times New Roman'" style:font-family-generic="roman" style:font-pitch="variable" fo:font-size="12pt"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2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2pt" style:text-underline-style="none"/>
    </style:style>
    <style:style style:name="ListLabel_20_380" style:display-name="ListLabel 380" style:family="text">
      <style:text-properties style:font-name="Times New Roman" fo:font-family="'Times New Roman'" style:font-family-generic="roman" style:font-pitch="variable" fo:font-size="12pt"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2pt" style:text-underline-style="none"/>
    </style:style>
    <style:style style:name="ListLabel_20_389" style:display-name="ListLabel 389" style:family="text">
      <style:text-properties style:font-name="Times New Roman" fo:font-family="'Times New Roman'" style:font-family-generic="roman" style:font-pitch="variable" fo:font-size="12pt"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2pt" style:text-underline-style="none"/>
    </style:style>
    <style:style style:name="ListLabel_20_398" style:display-name="ListLabel 398" style:family="text">
      <style:text-properties style:font-name="Times New Roman" fo:font-family="'Times New Roman'" style:font-family-generic="roman" style:font-pitch="variable" fo:font-size="12pt"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2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2pt" style:text-underline-style="none"/>
    </style:style>
    <style:style style:name="ListLabel_20_416" style:display-name="ListLabel 416" style:family="text">
      <style:text-properties style:font-name="Times New Roman" fo:font-family="'Times New Roman'" style:font-family-generic="roman" style:font-pitch="variable" fo:font-size="12pt"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2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2pt" style:text-underline-style="none"/>
    </style:style>
    <style:style style:name="ListLabel_20_434" style:display-name="ListLabel 434" style:family="text">
      <style:text-properties style:font-name="Times New Roman" fo:font-family="'Times New Roman'" style:font-family-generic="roman" style:font-pitch="variable" fo:font-size="12pt"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2pt" style:text-underline-style="none"/>
    </style:style>
    <style:style style:name="ListLabel_20_443" style:display-name="ListLabel 443" style:family="text">
      <style:text-properties style:font-name="Times New Roman" fo:font-family="'Times New Roman'" style:font-family-generic="roman" style:font-pitch="variable" fo:font-size="12pt"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2pt" style:text-underline-style="none"/>
    </style:style>
    <style:style style:name="ListLabel_20_452" style:display-name="ListLabel 452" style:family="text">
      <style:text-properties style:font-name="Times New Roman" fo:font-family="'Times New Roman'" style:font-family-generic="roman" style:font-pitch="variable" fo:font-size="12pt"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2pt" style:text-underline-style="none"/>
    </style:style>
    <style:style style:name="ListLabel_20_461" style:display-name="ListLabel 461" style:family="text">
      <style:text-properties style:font-name="Times New Roman" fo:font-family="'Times New Roman'" style:font-family-generic="roman" style:font-pitch="variable" fo:font-size="12pt"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2pt" style:text-underline-style="none"/>
    </style:style>
    <style:style style:name="ListLabel_20_470" style:display-name="ListLabel 470" style:family="text">
      <style:text-properties style:font-name="Times New Roman" fo:font-family="'Times New Roman'" style:font-family-generic="roman" style:font-pitch="variable" fo:font-size="12pt"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2pt" style:text-underline-style="none"/>
    </style:style>
    <style:style style:name="ListLabel_20_479" style:display-name="ListLabel 479" style:family="text">
      <style:text-properties style:font-name="Times New Roman" fo:font-family="'Times New Roman'" style:font-family-generic="roman" style:font-pitch="variable" fo:font-size="12pt"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2pt" style:text-underline-style="none"/>
    </style:style>
    <style:style style:name="ListLabel_20_488" style:display-name="ListLabel 488" style:family="text">
      <style:text-properties style:font-name="Times New Roman" fo:font-family="'Times New Roman'" style:font-family-generic="roman" style:font-pitch="variable" fo:font-size="12pt"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2pt" style:text-underline-style="none"/>
    </style:style>
    <style:style style:name="ListLabel_20_497" style:display-name="ListLabel 497" style:family="text">
      <style:text-properties style:font-name="Times New Roman" fo:font-family="'Times New Roman'" style:font-family-generic="roman" style:font-pitch="variable" fo:font-size="12pt"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Times New Roman" fo:font-family="'Times New Roman'" style:font-family-generic="roman" style:font-pitch="variable" fo:font-size="12pt" style:text-underline-style="none"/>
    </style:style>
    <style:style style:name="ListLabel_20_506" style:display-name="ListLabel 506" style:family="text">
      <style:text-properties style:font-name="Times New Roman" fo:font-family="'Times New Roman'" style:font-family-generic="roman" style:font-pitch="variable" fo:font-size="12pt"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2pt" style:text-underline-style="none"/>
    </style:style>
    <style:style style:name="ListLabel_20_515" style:display-name="ListLabel 515" style:family="text">
      <style:text-properties style:font-name="Times New Roman" fo:font-family="'Times New Roman'" style:font-family-generic="roman" style:font-pitch="variable" fo:font-size="12pt"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2pt" style:text-underline-style="none"/>
    </style:style>
    <style:style style:name="ListLabel_20_524" style:display-name="ListLabel 524" style:family="text">
      <style:text-properties style:font-name="Times New Roman" fo:font-family="'Times New Roman'" style:font-family-generic="roman" style:font-pitch="variable" fo:font-size="12pt"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2pt" style:text-underline-style="none"/>
    </style:style>
    <style:style style:name="ListLabel_20_533" style:display-name="ListLabel 533" style:family="text">
      <style:text-properties style:font-name="Times New Roman" fo:font-family="'Times New Roman'" style:font-family-generic="roman" style:font-pitch="variable" fo:font-size="12pt"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2pt" style:text-underline-style="none"/>
    </style:style>
    <style:style style:name="ListLabel_20_542" style:display-name="ListLabel 542" style:family="text">
      <style:text-properties style:font-name="Times New Roman" fo:font-family="'Times New Roman'" style:font-family-generic="roman" style:font-pitch="variable" fo:font-size="12pt"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Times New Roman" fo:font-family="'Times New Roman'" style:font-family-generic="roman" style:font-pitch="variable" fo:font-size="12pt" style:text-underline-style="none"/>
    </style:style>
    <style:style style:name="ListLabel_20_551" style:display-name="ListLabel 551" style:family="text">
      <style:text-properties style:font-name="Times New Roman" fo:font-family="'Times New Roman'" style:font-family-generic="roman" style:font-pitch="variable" fo:font-size="12pt"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2pt" style:text-underline-style="none"/>
    </style:style>
    <style:style style:name="ListLabel_20_560" style:display-name="ListLabel 560" style:family="text">
      <style:text-properties style:font-name="Times New Roman" fo:font-family="'Times New Roman'" style:font-family-generic="roman" style:font-pitch="variable" fo:font-size="12pt"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Times New Roman" fo:font-family="'Times New Roman'" style:font-family-generic="roman" style:font-pitch="variable" fo:font-size="12pt" style:text-underline-style="none"/>
    </style:style>
    <style:style style:name="ListLabel_20_569" style:display-name="ListLabel 569" style:family="text">
      <style:text-properties style:font-name="Times New Roman" fo:font-family="'Times New Roman'" style:font-family-generic="roman" style:font-pitch="variable" fo:font-size="12pt"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Times New Roman" fo:font-family="'Times New Roman'" style:font-family-generic="roman" style:font-pitch="variable" fo:font-size="12pt" style:text-underline-style="none"/>
    </style:style>
    <style:style style:name="ListLabel_20_578" style:display-name="ListLabel 578" style:family="text">
      <style:text-properties style:font-name="Times New Roman" fo:font-family="'Times New Roman'" style:font-family-generic="roman" style:font-pitch="variable" fo:font-size="12pt"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87" style:display-name="ListLabel 58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1" meta:paragraph-count="700" meta:word-count="15152" meta:character-count="84520" meta:non-whitespace-character-count="70518"/>
    <meta:generator>LibreOfficeDev/6.0.5.2$Linux_X86_64 LibreOffice_project/</meta:generator>
  </office:meta>
</office:document-meta>
</file>